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478.4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<text:s text:c="21"/>7Best</text:p>
          </table:table-cell>
        </table:table-row>
        <table:table-row table:style-name="ro1">
          <table:table-cell office:value-type="string" calcext:value-type="string">
            <text:p><text:s text:c="21"/>7Best</text:p>
          </table:table-cell>
        </table:table-row>
        <table:table-row table:style-name="ro1">
          <table:table-cell office:value-type="string" calcext:value-type="string">
            <text:p><text:s text:c="21"/>7Best</text:p>
          </table:table-cell>
        </table:table-row>
        <table:table-row table:style-name="ro1">
          <table:table-cell office:value-type="string" calcext:value-type="string">
            <text:p><text:s text:c="21"/>7Best</text:p>
          </table:table-cell>
        </table:table-row>
        <table:table-row table:style-name="ro1">
          <table:table-cell office:value-type="string" calcext:value-type="string">
            <text:p><text:s text:c="16"/>Bic-cherry</text:p>
          </table:table-cell>
        </table:table-row>
        <table:table-row table:style-name="ro1">
          <table:table-cell office:value-type="string" calcext:value-type="string">
            <text:p><text:s text:c="15"/>Billionaire</text:p>
          </table:table-cell>
        </table:table-row>
        <table:table-row table:style-name="ro1">
          <table:table-cell office:value-type="string" calcext:value-type="string">
            <text:p><text:s text:c="15"/>Billionaire</text:p>
          </table:table-cell>
        </table:table-row>
        <table:table-row table:style-name="ro1">
          <table:table-cell office:value-type="string" calcext:value-type="string">
            <text:p><text:s text:c="15"/>Billionaire</text:p>
          </table:table-cell>
        </table:table-row>
        <table:table-row table:style-name="ro1">
          <table:table-cell office:value-type="string" calcext:value-type="string">
            <text:p><text:s text:c="15"/>Billionaire</text:p>
          </table:table-cell>
        </table:table-row>
        <table:table-row table:style-name="ro1">
          <table:table-cell office:value-type="string" calcext:value-type="string">
            <text:p><text:s text:c="18"/>Brian123</text:p>
          </table:table-cell>
        </table:table-row>
        <table:table-row table:style-name="ro1">
          <table:table-cell office:value-type="string" calcext:value-type="string">
            <text:p><text:s text:c="21"/>CHAOS</text:p>
          </table:table-cell>
        </table:table-row>
        <table:table-row table:style-name="ro1">
          <table:table-cell office:value-type="string" calcext:value-type="string">
            <text:p><text:s text:c="21"/>CHAOS</text:p>
          </table:table-cell>
        </table:table-row>
        <table:table-row table:style-name="ro1">
          <table:table-cell office:value-type="string" calcext:value-type="string">
            <text:p><text:s text:c="21"/>CHAOS</text:p>
          </table:table-cell>
        </table:table-row>
        <table:table-row table:style-name="ro1">
          <table:table-cell office:value-type="string" calcext:value-type="string">
            <text:p><text:s text:c="21"/>CHAOS</text:p>
          </table:table-cell>
        </table:table-row>
        <table:table-row table:style-name="ro1">
          <table:table-cell office:value-type="string" calcext:value-type="string">
            <text:p><text:s text:c="21"/>CHAOS</text:p>
          </table:table-cell>
        </table:table-row>
        <table:table-row table:style-name="ro1">
          <table:table-cell office:value-type="string" calcext:value-type="string">
            <text:p><text:s text:c="21"/>CHAOS</text:p>
          </table:table-cell>
        </table:table-row>
        <table:table-row table:style-name="ro1">
          <table:table-cell office:value-type="string" calcext:value-type="string">
            <text:p><text:s text:c="18"/>Casanova</text:p>
          </table:table-cell>
        </table:table-row>
        <table:table-row table:style-name="ro1">
          <table:table-cell office:value-type="string" calcext:value-type="string">
            <text:p><text:s text:c="18"/>Casanova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15"/>David-Rasif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22"/>EXBB</text:p>
          </table:table-cell>
        </table:table-row>
        <table:table-row table:style-name="ro1">
          <table:table-cell office:value-type="string" calcext:value-type="string">
            <text:p><text:s text:c="17"/>Fangjie86</text:p>
          </table:table-cell>
        </table:table-row>
        <table:table-row table:style-name="ro1">
          <table:table-cell office:value-type="string" calcext:value-type="string">
            <text:p><text:s text:c="15"/>FlashMinato</text:p>
          </table:table-cell>
        </table:table-row>
        <table:table-row table:style-name="ro1">
          <table:table-cell office:value-type="string" calcext:value-type="string">
            <text:p><text:s text:c="23"/>God</text:p>
          </table:table-cell>
        </table:table-row>
        <table:table-row table:style-name="ro1">
          <table:table-cell office:value-type="string" calcext:value-type="string">
            <text:p><text:s text:c="22"/>Gold</text:p>
          </table:table-cell>
        </table:table-row>
        <table:table-row table:style-name="ro1">
          <table:table-cell office:value-type="string" calcext:value-type="string">
            <text:p><text:s text:c="22"/>Gold</text:p>
          </table:table-cell>
        </table:table-row>
        <table:table-row table:style-name="ro1">
          <table:table-cell office:value-type="string" calcext:value-type="string">
            <text:p><text:s text:c="22"/>Gold</text:p>
          </table:table-cell>
        </table:table-row>
        <table:table-row table:style-name="ro1">
          <table:table-cell office:value-type="string" calcext:value-type="string">
            <text:p><text:s text:c="22"/>Gold</text:p>
          </table:table-cell>
        </table:table-row>
        <table:table-row table:style-name="ro1">
          <table:table-cell office:value-type="string" calcext:value-type="string">
            <text:p><text:s text:c="22"/>Gold</text:p>
          </table:table-cell>
        </table:table-row>
        <table:table-row table:style-name="ro1">
          <table:table-cell office:value-type="string" calcext:value-type="string">
            <text:p><text:s text:c="22"/>Gold</text:p>
          </table:table-cell>
        </table:table-row>
        <table:table-row table:style-name="ro1">
          <table:table-cell office:value-type="string" calcext:value-type="string">
            <text:p><text:s text:c="22"/>Gold</text:p>
          </table:table-cell>
        </table:table-row>
        <table:table-row table:style-name="ro1">
          <table:table-cell office:value-type="string" calcext:value-type="string">
            <text:p><text:s text:c="18"/>Goodyear</text:p>
          </table:table-cell>
        </table:table-row>
        <table:table-row table:style-name="ro1">
          <table:table-cell office:value-type="string" calcext:value-type="string">
            <text:p><text:s text:c="18"/>Goodyear</text:p>
          </table:table-cell>
        </table:table-row>
        <table:table-row table:style-name="ro1">
          <table:table-cell office:value-type="string" calcext:value-type="string">
            <text:p><text:s text:c="20"/>HUATah</text:p>
          </table:table-cell>
        </table:table-row>
        <table:table-row table:style-name="ro1">
          <table:table-cell office:value-type="string" calcext:value-type="string">
            <text:p><text:s text:c="20"/>HUATah</text:p>
          </table:table-cell>
        </table:table-row>
        <table:table-row table:style-name="ro1">
          <table:table-cell office:value-type="string" calcext:value-type="string">
            <text:p><text:s text:c="20"/>HdbTEH</text:p>
          </table:table-cell>
        </table:table-row>
        <table:table-row table:style-name="ro1">
          <table:table-cell office:value-type="string" calcext:value-type="string">
            <text:p><text:s text:c="20"/>HdbTEH</text:p>
          </table:table-cell>
        </table:table-row>
        <table:table-row table:style-name="ro1">
          <table:table-cell office:value-type="string" calcext:value-type="string">
            <text:p><text:s text:c="20"/>HdbTEH</text:p>
          </table:table-cell>
        </table:table-row>
        <table:table-row table:style-name="ro1">
          <table:table-cell office:value-type="string" calcext:value-type="string">
            <text:p><text:s text:c="15"/>Jac-Lau-Jac</text:p>
          </table:table-cell>
        </table:table-row>
        <table:table-row table:style-name="ro1">
          <table:table-cell office:value-type="string" calcext:value-type="string">
            <text:p><text:s text:c="17"/>JustGreat</text:p>
          </table:table-cell>
        </table:table-row>
        <table:table-row table:style-name="ro1">
          <table:table-cell office:value-type="string" calcext:value-type="string">
            <text:p><text:s text:c="21"/>Leeme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21"/>Levin</text:p>
          </table:table-cell>
        </table:table-row>
        <table:table-row table:style-name="ro1">
          <table:table-cell office:value-type="string" calcext:value-type="string">
            <text:p><text:s text:c="18"/>Mark-Koh</text:p>
          </table:table-cell>
        </table:table-row>
        <table:table-row table:style-name="ro1">
          <table:table-cell office:value-type="string" calcext:value-type="string">
            <text:p><text:s text:c="19"/>Migrant</text:p>
          </table:table-cell>
        </table:table-row>
        <table:table-row table:style-name="ro1">
          <table:table-cell office:value-type="string" calcext:value-type="string">
            <text:p><text:s text:c="19"/>Moonrab</text:p>
          </table:table-cell>
        </table:table-row>
        <table:table-row table:style-name="ro1">
          <table:table-cell office:value-type="string" calcext:value-type="string">
            <text:p><text:s text:c="18"/>MrMarket</text:p>
          </table:table-cell>
        </table:table-row>
        <table:table-row table:style-name="ro1">
          <table:table-cell office:value-type="string" calcext:value-type="string">
            <text:p><text:s text:c="8"/>Napoleon-BohLumPar</text:p>
          </table:table-cell>
        </table:table-row>
        <table:table-row table:style-name="ro1">
          <table:table-cell office:value-type="string" calcext:value-type="string">
            <text:p><text:s text:c="8"/>Napoleon-BohLumPar</text:p>
          </table:table-cell>
        </table:table-row>
        <table:table-row table:style-name="ro1">
          <table:table-cell office:value-type="string" calcext:value-type="string">
            <text:p><text:s text:c="8"/>Napoleon-BohLumPar</text:p>
          </table:table-cell>
        </table:table-row>
        <table:table-row table:style-name="ro1">
          <table:table-cell office:value-type="string" calcext:value-type="string">
            <text:p><text:s text:c="8"/>Napoleon-BohLumPar</text:p>
          </table:table-cell>
        </table:table-row>
        <table:table-row table:style-name="ro1">
          <table:table-cell office:value-type="string" calcext:value-type="string">
            <text:p><text:s text:c="19"/>Notdumb</text:p>
          </table:table-cell>
        </table:table-row>
        <table:table-row table:style-name="ro1">
          <table:table-cell office:value-type="string" calcext:value-type="string">
            <text:p><text:s text:c="20"/>Obamao</text:p>
          </table:table-cell>
        </table:table-row>
        <table:table-row table:style-name="ro1">
          <table:table-cell office:value-type="string" calcext:value-type="string">
            <text:p><text:s text:c="20"/>Obamao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Oneworld</text:p>
          </table:table-cell>
        </table:table-row>
        <table:table-row table:style-name="ro1">
          <table:table-cell office:value-type="string" calcext:value-type="string">
            <text:p><text:s text:c="18"/>PROFILER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23"/>QE3</text:p>
          </table:table-cell>
        </table:table-row>
        <table:table-row table:style-name="ro1">
          <table:table-cell office:value-type="string" calcext:value-type="string">
            <text:p><text:s text:c="18"/>Rock-Jim</text:p>
          </table:table-cell>
        </table:table-row>
        <table:table-row table:style-name="ro1">
          <table:table-cell office:value-type="string" calcext:value-type="string">
            <text:p><text:s text:c="19"/>S100125</text:p>
          </table:table-cell>
        </table:table-row>
        <table:table-row table:style-name="ro1">
          <table:table-cell office:value-type="string" calcext:value-type="string">
            <text:p><text:s text:c="19"/>S100125</text:p>
          </table:table-cell>
        </table:table-row>
        <table:table-row table:style-name="ro1">
          <table:table-cell office:value-type="string" calcext:value-type="string">
            <text:p><text:s text:c="9"/>SIngaporeproperty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and</text:p>
          </table:table-cell>
        </table:table-row>
        <table:table-row table:style-name="ro1">
          <table:table-cell office:value-type="string" calcext:value-type="string">
            <text:p><text:s text:c="22"/>Scar</text:p>
          </table:table-cell>
        </table:table-row>
        <table:table-row table:style-name="ro1">
          <table:table-cell office:value-type="string" calcext:value-type="string">
            <text:p><text:s text:c="22"/>Scar</text:p>
          </table:table-cell>
        </table:table-row>
        <table:table-row table:style-name="ro1">
          <table:table-cell office:value-type="string" calcext:value-type="string">
            <text:p><text:s text:c="22"/>Scar</text:p>
          </table:table-cell>
        </table:table-row>
        <table:table-row table:style-name="ro1">
          <table:table-cell office:value-type="string" calcext:value-type="string">
            <text:p><text:s text:c="18"/>Sentinel</text:p>
          </table:table-cell>
        </table:table-row>
        <table:table-row table:style-name="ro1">
          <table:table-cell office:value-type="string" calcext:value-type="string">
            <text:p><text:s text:c="18"/>Sentinel</text:p>
          </table:table-cell>
        </table:table-row>
        <table:table-row table:style-name="ro1">
          <table:table-cell office:value-type="string" calcext:value-type="string">
            <text:p><text:s text:c="16"/>Sgbusiness</text:p>
          </table:table-cell>
        </table:table-row>
        <table:table-row table:style-name="ro1">
          <table:table-cell office:value-type="string" calcext:value-type="string">
            <text:p><text:s text:c="16"/>Sgbusiness</text:p>
          </table:table-cell>
        </table:table-row>
        <table:table-row table:style-name="ro1">
          <table:table-cell office:value-type="string" calcext:value-type="string">
            <text:p><text:s text:c="16"/>Sgbusiness</text:p>
          </table:table-cell>
        </table:table-row>
        <table:table-row table:style-name="ro1">
          <table:table-cell office:value-type="string" calcext:value-type="string">
            <text:p><text:s text:c="15"/>SorChai7878</text:p>
          </table:table-cell>
        </table:table-row>
        <table:table-row table:style-name="ro1">
          <table:table-cell office:value-type="string" calcext:value-type="string">
            <text:p><text:s text:c="14"/>SotongOngTee</text:p>
          </table:table-cell>
        </table:table-row>
        <table:table-row table:style-name="ro1">
          <table:table-cell office:value-type="string" calcext:value-type="string">
            <text:p><text:s text:c="15"/>SteadyJabez</text:p>
          </table:table-cell>
        </table:table-row>
        <table:table-row table:style-name="ro1">
          <table:table-cell office:value-type="string" calcext:value-type="string">
            <text:p><text:s text:c="15"/>SteadyJabez</text:p>
          </table:table-cell>
        </table:table-row>
        <table:table-row table:style-name="ro1">
          <table:table-cell office:value-type="string" calcext:value-type="string">
            <text:p><text:s text:c="21"/>TKWBB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9"/>Tangsen</text:p>
          </table:table-cell>
        </table:table-row>
        <table:table-row table:style-name="ro1">
          <table:table-cell office:value-type="string" calcext:value-type="string">
            <text:p><text:s text:c="17"/>TuscanSun</text:p>
          </table:table-cell>
        </table:table-row>
        <table:table-row table:style-name="ro1">
          <table:table-cell office:value-type="string" calcext:value-type="string">
            <text:p><text:s text:c="12"/>WhatDoYouThink</text:p>
          </table:table-cell>
        </table:table-row>
        <table:table-row table:style-name="ro1">
          <table:table-cell office:value-type="string" calcext:value-type="string">
            <text:p><text:s text:c="19"/>Zha0yun</text:p>
          </table:table-cell>
        </table:table-row>
        <table:table-row table:style-name="ro1">
          <table:table-cell office:value-type="string" calcext:value-type="string">
            <text:p><text:s text:c="14"/>ZhuMingQiang</text:p>
          </table:table-cell>
        </table:table-row>
        <table:table-row table:style-name="ro1">
          <table:table-cell office:value-type="string" calcext:value-type="string">
            <text:p><text:s text:c="22"/>ag88</text:p>
          </table:table-cell>
        </table:table-row>
        <table:table-row table:style-name="ro1">
          <table:table-cell office:value-type="string" calcext:value-type="string">
            <text:p><text:s text:c="22"/>agau</text:p>
          </table:table-cell>
        </table:table-row>
        <table:table-row table:style-name="ro1">
          <table:table-cell office:value-type="string" calcext:value-type="string">
            <text:p><text:s text:c="20"/>ah-pan</text:p>
          </table:table-cell>
        </table:table-row>
        <table:table-row table:style-name="ro1">
          <table:table-cell office:value-type="string" calcext:value-type="string">
            <text:p><text:s text:c="20"/>ah-pan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20"/>alanis</text:p>
          </table:table-cell>
        </table:table-row>
        <table:table-row table:style-name="ro1">
          <table:table-cell office:value-type="string" calcext:value-type="string">
            <text:p><text:s text:c="8"/>alleggsinonebasket</text:p>
          </table:table-cell>
        </table:table-row>
        <table:table-row table:style-name="ro1">
          <table:table-cell office:value-type="string" calcext:value-type="string">
            <text:p><text:s text:c="21"/>alpha</text:p>
          </table:table-cell>
        </table:table-row>
        <table:table-row table:style-name="ro1">
          <table:table-cell office:value-type="string" calcext:value-type="string">
            <text:p><text:s text:c="19"/>auzzuro</text:p>
          </table:table-cell>
        </table:table-row>
        <table:table-row table:style-name="ro1">
          <table:table-cell office:value-type="string" calcext:value-type="string">
            <text:p><text:s text:c="19"/>auzzuro</text:p>
          </table:table-cell>
        </table:table-row>
        <table:table-row table:style-name="ro1">
          <table:table-cell office:value-type="string" calcext:value-type="string">
            <text:p><text:s text:c="20"/>bw2013</text:p>
          </table:table-cell>
        </table:table-row>
        <table:table-row table:style-name="ro1">
          <table:table-cell office:value-type="string" calcext:value-type="string">
            <text:p><text:s text:c="20"/>bw2013</text:p>
          </table:table-cell>
        </table:table-row>
        <table:table-row table:style-name="ro1">
          <table:table-cell office:value-type="string" calcext:value-type="string">
            <text:p><text:s text:c="20"/>bw2013</text:p>
          </table:table-cell>
        </table:table-row>
        <table:table-row table:style-name="ro1">
          <table:table-cell office:value-type="string" calcext:value-type="string">
            <text:p><text:s text:c="20"/>bw2013</text:p>
          </table:table-cell>
        </table:table-row>
        <table:table-row table:style-name="ro1">
          <table:table-cell office:value-type="string" calcext:value-type="string">
            <text:p><text:s text:c="15"/>cat-on-fire</text:p>
          </table:table-cell>
        </table:table-row>
        <table:table-row table:style-name="ro1">
          <table:table-cell office:value-type="string" calcext:value-type="string">
            <text:p><text:s text:c="14"/>chartist-kao</text:p>
          </table:table-cell>
        </table:table-row>
        <table:table-row table:style-name="ro1">
          <table:table-cell office:value-type="string" calcext:value-type="string">
            <text:p><text:s text:c="14"/>chartist-kao</text:p>
          </table:table-cell>
        </table:table-row>
        <table:table-row table:style-name="ro1">
          <table:table-cell office:value-type="string" calcext:value-type="string">
            <text:p><text:s text:c="14"/>chartist-kao</text:p>
          </table:table-cell>
        </table:table-row>
        <table:table-row table:style-name="ro1">
          <table:table-cell office:value-type="string" calcext:value-type="string">
            <text:p><text:s text:c="18"/>chettiar</text:p>
          </table:table-cell>
        </table:table-row>
        <table:table-row table:style-name="ro1">
          <table:table-cell office:value-type="string" calcext:value-type="string">
            <text:p><text:s text:c="18"/>chettiar</text:p>
          </table:table-cell>
        </table:table-row>
        <table:table-row table:style-name="ro1">
          <table:table-cell office:value-type="string" calcext:value-type="string">
            <text:p><text:s text:c="18"/>chettiar</text:p>
          </table:table-cell>
        </table:table-row>
        <table:table-row table:style-name="ro1">
          <table:table-cell office:value-type="string" calcext:value-type="string">
            <text:p><text:s text:c="18"/>chettiar</text:p>
          </table:table-cell>
        </table:table-row>
        <table:table-row table:style-name="ro1">
          <table:table-cell office:value-type="string" calcext:value-type="string">
            <text:p><text:s text:c="18"/>chettiar</text:p>
          </table:table-cell>
        </table:table-row>
        <table:table-row table:style-name="ro1">
          <table:table-cell office:value-type="string" calcext:value-type="string">
            <text:p><text:s text:c="18"/>chettiar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9"/>clarity</text:p>
          </table:table-cell>
        </table:table-row>
        <table:table-row table:style-name="ro1">
          <table:table-cell office:value-type="string" calcext:value-type="string">
            <text:p><text:s text:c="16"/>curiousman</text:p>
          </table:table-cell>
        </table:table-row>
        <table:table-row table:style-name="ro1">
          <table:table-cell office:value-type="string" calcext:value-type="string">
            <text:p><text:s text:c="16"/>curiousman</text:p>
          </table:table-cell>
        </table:table-row>
        <table:table-row table:style-name="ro1">
          <table:table-cell office:value-type="string" calcext:value-type="string">
            <text:p><text:s text:c="16"/>curiousman</text:p>
          </table:table-cell>
        </table:table-row>
        <table:table-row table:style-name="ro1">
          <table:table-cell office:value-type="string" calcext:value-type="string">
            <text:p><text:s text:c="16"/>curiousman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7"/>davidandy</text:p>
          </table:table-cell>
        </table:table-row>
        <table:table-row table:style-name="ro1">
          <table:table-cell office:value-type="string" calcext:value-type="string">
            <text:p><text:s text:c="16"/>domperrier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20"/>finind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9"/>fisherx</text:p>
          </table:table-cell>
        </table:table-row>
        <table:table-row table:style-name="ro1">
          <table:table-cell office:value-type="string" calcext:value-type="string">
            <text:p><text:s text:c="18"/>forum456</text:p>
          </table:table-cell>
        </table:table-row>
        <table:table-row table:style-name="ro1">
          <table:table-cell office:value-type="string" calcext:value-type="string">
            <text:p><text:s text:c="21"/>genie</text:p>
          </table:table-cell>
        </table:table-row>
        <table:table-row table:style-name="ro1">
          <table:table-cell office:value-type="string" calcext:value-type="string">
            <text:p><text:s text:c="21"/>genie</text:p>
          </table:table-cell>
        </table:table-row>
        <table:table-row table:style-name="ro1">
          <table:table-cell office:value-type="string" calcext:value-type="string">
            <text:p><text:s text:c="16"/>hfourhappy</text:p>
          </table:table-cell>
        </table:table-row>
        <table:table-row table:style-name="ro1">
          <table:table-cell office:value-type="string" calcext:value-type="string">
            <text:p><text:s text:c="16"/>hfourhappy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16"/>just2share</text:p>
          </table:table-cell>
        </table:table-row>
        <table:table-row table:style-name="ro1">
          <table:table-cell office:value-type="string" calcext:value-type="string">
            <text:p><text:s text:c="22"/>klar</text:p>
          </table:table-cell>
        </table:table-row>
        <table:table-row table:style-name="ro1">
          <table:table-cell office:value-type="string" calcext:value-type="string">
            <text:p><text:s text:c="16"/>kopihothot</text:p>
          </table:table-cell>
        </table:table-row>
        <table:table-row table:style-name="ro1">
          <table:table-cell office:value-type="string" calcext:value-type="string">
            <text:p><text:s text:c="20"/>luvPAP</text:p>
          </table:table-cell>
        </table:table-row>
        <table:table-row table:style-name="ro1">
          <table:table-cell office:value-type="string" calcext:value-type="string">
            <text:p><text:s text:c="20"/>luvPAP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lvlrsSTI</text:p>
          </table:table-cell>
        </table:table-row>
        <table:table-row table:style-name="ro1">
          <table:table-cell office:value-type="string" calcext:value-type="string">
            <text:p><text:s text:c="18"/>mandyliu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8"/>menghuii</text:p>
          </table:table-cell>
        </table:table-row>
        <table:table-row table:style-name="ro1">
          <table:table-cell office:value-type="string" calcext:value-type="string">
            <text:p><text:s text:c="19"/>merline</text:p>
          </table:table-cell>
        </table:table-row>
        <table:table-row table:style-name="ro1">
          <table:table-cell office:value-type="string" calcext:value-type="string">
            <text:p><text:s text:c="19"/>merline</text:p>
          </table:table-cell>
        </table:table-row>
        <table:table-row table:style-name="ro1">
          <table:table-cell office:value-type="string" calcext:value-type="string">
            <text:p><text:s text:c="19"/>merline</text:p>
          </table:table-cell>
        </table:table-row>
        <table:table-row table:style-name="ro1">
          <table:table-cell office:value-type="string" calcext:value-type="string">
            <text:p><text:s text:c="19"/>merline</text:p>
          </table:table-cell>
        </table:table-row>
        <table:table-row table:style-name="ro1">
          <table:table-cell office:value-type="string" calcext:value-type="string">
            <text:p><text:s text:c="19"/>milo178</text:p>
          </table:table-cell>
        </table:table-row>
        <table:table-row table:style-name="ro1">
          <table:table-cell office:value-type="string" calcext:value-type="string">
            <text:p><text:s text:c="19"/>oldbird</text:p>
          </table:table-cell>
        </table:table-row>
        <table:table-row table:style-name="ro1">
          <table:table-cell office:value-type="string" calcext:value-type="string">
            <text:p><text:s text:c="19"/>oldbird</text:p>
          </table:table-cell>
        </table:table-row>
        <table:table-row table:style-name="ro1">
          <table:table-cell office:value-type="string" calcext:value-type="string">
            <text:p><text:s text:c="19"/>oldbird</text:p>
          </table:table-cell>
        </table:table-row>
        <table:table-row table:style-name="ro1">
          <table:table-cell office:value-type="string" calcext:value-type="string">
            <text:p><text:s text:c="19"/>p1acebo</text:p>
          </table:table-cell>
        </table:table-row>
        <table:table-row table:style-name="ro1">
          <table:table-cell office:value-type="string" calcext:value-type="string">
            <text:p><text:s text:c="19"/>p1acebo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21"/>patel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4"/>pinkypanther</text:p>
          </table:table-cell>
        </table:table-row>
        <table:table-row table:style-name="ro1">
          <table:table-cell office:value-type="string" calcext:value-type="string">
            <text:p><text:s text:c="16"/>rainforest</text:p>
          </table:table-cell>
        </table:table-row>
        <table:table-row table:style-name="ro1">
          <table:table-cell office:value-type="string" calcext:value-type="string">
            <text:p><text:s text:c="16"/>reddishday</text:p>
          </table:table-cell>
        </table:table-row>
        <table:table-row table:style-name="ro1">
          <table:table-cell office:value-type="string" calcext:value-type="string">
            <text:p><text:s text:c="16"/>reddishday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7"/>sgbuffett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11"/>singaporean1964</text:p>
          </table:table-cell>
        </table:table-row>
        <table:table-row table:style-name="ro1">
          <table:table-cell office:value-type="string" calcext:value-type="string">
            <text:p><text:s text:c="20"/>smarty</text:p>
          </table:table-cell>
        </table:table-row>
        <table:table-row table:style-name="ro1">
          <table:table-cell office:value-type="string" calcext:value-type="string">
            <text:p><text:s text:c="22"/>sogo</text:p>
          </table:table-cell>
        </table:table-row>
        <table:table-row table:style-name="ro1">
          <table:table-cell office:value-type="string" calcext:value-type="string">
            <text:p><text:s text:c="22"/>sogo</text:p>
          </table:table-cell>
        </table:table-row>
        <table:table-row table:style-name="ro1">
          <table:table-cell office:value-type="string" calcext:value-type="string">
            <text:p><text:s text:c="22"/>sogo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hacker</text:p>
          </table:table-cell>
        </table:table-row>
        <table:table-row table:style-name="ro1">
          <table:table-cell office:value-type="string" calcext:value-type="string">
            <text:p><text:s text:c="15"/>stocktrader</text:p>
          </table:table-cell>
        </table:table-row>
        <table:table-row table:style-name="ro1">
          <table:table-cell office:value-type="string" calcext:value-type="string">
            <text:p><text:s text:c="15"/>stocktrader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20"/>sudoku</text:p>
          </table:table-cell>
        </table:table-row>
        <table:table-row table:style-name="ro1">
          <table:table-cell office:value-type="string" calcext:value-type="string">
            <text:p><text:s text:c="18"/>sukhoi35</text:p>
          </table:table-cell>
        </table:table-row>
        <table:table-row table:style-name="ro1">
          <table:table-cell office:value-type="string" calcext:value-type="string">
            <text:p><text:s text:c="18"/>sukhoi35</text:p>
          </table:table-cell>
        </table:table-row>
        <table:table-row table:style-name="ro1">
          <table:table-cell office:value-type="string" calcext:value-type="string">
            <text:p><text:s text:c="18"/>sukhoi35</text:p>
          </table:table-cell>
        </table:table-row>
        <table:table-row table:style-name="ro1">
          <table:table-cell office:value-type="string" calcext:value-type="string">
            <text:p><text:s text:c="18"/>sukhoi35</text:p>
          </table:table-cell>
        </table:table-row>
        <table:table-row table:style-name="ro1">
          <table:table-cell office:value-type="string" calcext:value-type="string">
            <text:p><text:s text:c="18"/>sukhoi35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8"/>sunearth</text:p>
          </table:table-cell>
        </table:table-row>
        <table:table-row table:style-name="ro1">
          <table:table-cell office:value-type="string" calcext:value-type="string">
            <text:p><text:s text:c="19"/>talents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7"/>talkcover</text:p>
          </table:table-cell>
        </table:table-row>
        <table:table-row table:style-name="ro1">
          <table:table-cell office:value-type="string" calcext:value-type="string">
            <text:p><text:s text:c="19"/>teeth53</text:p>
          </table:table-cell>
        </table:table-row>
        <table:table-row table:style-name="ro1">
          <table:table-cell office:value-type="string" calcext:value-type="string">
            <text:p><text:s text:c="23"/>teo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ester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20"/>theold</text:p>
          </table:table-cell>
        </table:table-row>
        <table:table-row table:style-name="ro1">
          <table:table-cell office:value-type="string" calcext:value-type="string">
            <text:p><text:s text:c="13"/>valueinvestor</text:p>
          </table:table-cell>
        </table:table-row>
        <table:table-row table:style-name="ro1">
          <table:table-cell office:value-type="string" calcext:value-type="string">
            <text:p><text:s text:c="10"/>wallstreetraider</text:p>
          </table:table-cell>
        </table:table-row>
        <table:table-row table:style-name="ro1">
          <table:table-cell office:value-type="string" calcext:value-type="string">
            <text:p><text:s text:c="20"/>winnie</text:p>
          </table:table-cell>
        </table:table-row>
        <table:table-row table:style-name="ro1">
          <table:table-cell office:value-type="string" calcext:value-type="string">
            <text:p><text:s text:c="20"/>winnie</text:p>
          </table:table-cell>
        </table:table-row>
      </table:table>
      <table:table table:name="sgtalk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opic</text:p>
          </table:table-cell>
        </table:table-row>
        <table:table-row-group>
          <table:table-row-group>
            <table:table-row table:style-name="ro1"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<text:s text:c="23"/>God</text:p>
              </table:table-cell>
              <table:table-cell office:value-type="string" calcext:value-type="string">
                <text:p><text:s/>Humans-Brace-yourselves-More-and-more-cyclons-are-coming</text:p>
              </table:table-cell>
            </table:table-row>
          </table:table-row-group>
          <table:table-row table:style-name="ro1">
            <table:table-cell/>
            <table:table-cell table:formula="of:=SUBTOTAL(3;[.$B$2:.$B$2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Body-of-82-year-old-woman-found-floating-in-Choa-Chu-Kang-canal</text:p>
              </table:table-cell>
            </table:table-row>
            <table:table-row table:style-name="ro1"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Singapore-factory-output-continues-downward-trend-growth-eases-to-3-3-in-August</text:p>
              </table:table-cell>
            </table:table-row>
            <table:table-row table:style-name="ro1"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Uncle-Dow-has-just-formed-Double-Top-Better-Run-current-Support-at-25K</text:p>
              </table:table-cell>
            </table:table-row>
            <table:table-row table:style-name="ro1"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Builders-slump-as-US-housing-market-shifts-to-the-slow-lane</text:p>
              </table:table-cell>
            </table:table-row>
            <table:table-row table:style-name="ro1"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Siemens-to-cut-2900-german-jobs-as-part-of-500m-euro-cost-saving-plan</text:p>
              </table:table-cell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Empty-bullet-cartridge-from-assault-rifle-found-near-Orchid-Park-Sec-in-Yishun</text:p>
              </table:table-cell>
            </table:table-row>
            <table:table-row table:style-name="ro1"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Trump-says-he-will-have-second-meeting-with-North-Korea-s-Kim-Jong-Un-quite-soon</text:p>
              </table:table-cell>
            </table:table-row>
            <table:table-row table:style-name="ro1"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70-Stock-Market-Crash-to-Strike-October-1</text:p>
              </table:table-cell>
            </table:table-row>
            <table:table-row table:style-name="ro1"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China-developers-funding-source-at-risk-in-sales-crackdown</text:p>
              </table:table-cell>
            </table:table-row>
            <table:table-row table:style-name="ro1"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Should-you-withdraw-the-CPF-cash-when-you-hit-55-years-old</text:p>
              </table:table-cell>
            </table:table-row>
            <table:table-row table:style-name="ro1"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Anybody-knows-how-to-do-this-P6-Maths-Qn</text:p>
              </table:table-cell>
            </table:table-row>
            <table:table-row table:style-name="ro1"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Siao-Liao-Hong-Kong-property-developers-sell-low-on-rate-hike</text:p>
              </table:table-cell>
            </table:table-row>
            <table:table-row table:style-name="ro1"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S-80-000-dinner-bill-at-Shanghai-restaurant-causes-online-uproar</text:p>
              </table:table-cell>
            </table:table-row>
            <table:table-row table:style-name="ro1"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Wells-Fargo-to-cut-up-to-26-500-jobs-within-3-yrs-%0D%0ABank-Uplorry-Liao-Better-Run</text:p>
              </table:table-cell>
            </table:table-row>
            <table:table-row table:style-name="ro1"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Agency-that-sold-maids-on-online-marketplace-Carousell-suspended</text:p>
              </table:table-cell>
            </table:table-row>
            <table:table-row table:style-name="ro1"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Woman-fined-32k-for-failing-to-declare-branded-goods-worth-nearly-500k-from-overse</text:p>
              </table:table-cell>
            </table:table-row>
            <table:table-row table:style-name="ro1"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Buy-a-house-get-a-free-BMW-China-developers-are-getting-desperate</text:p>
              </table:table-cell>
            </table:table-row>
            <table:table-row table:style-name="ro1"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Singapore-parliamentary-group-makes-22-recommendations-to-combat-fake-news</text:p>
              </table:table-cell>
            </table:table-row>
            <table:table-row table:style-name="ro1"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%E6%89%93%E4%BB%97%E6%97%B6%E5%9D%A6%E5%85%8B%E5%85%B5%E5%86%85%E6%80%A5%E6%80%8E%E4%B9%88%E5%8A%9E%EF%BC%9F%E5%91%BD%E9%87%8D%E8%A6%81%E8%BF%98%E6%98%AF%E6%8E%92%E4%BE%BF%E6%9B%B4%E9%87%8D%E8%A6%81%EF%BC%8C%E7%BB%88%E4%BA%8E%E6%9C%89%E4%BA%BA%E7%BB%99%E5%87%BA%E7%AD%94%E6%A1%88</text:p>
              </table:table-cell>
            </table:table-row>
            <table:table-row table:style-name="ro1"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Businessman-34-dies-after-being-shot-twice-at-close-range-in-Johor</text:p>
              </table:table-cell>
            </table:table-row>
            <table:table-row table:style-name="ro1"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SIA-plane-hits-aerobridge-at-Changi-Airport-all-272-passengers-and-12-crew-on-board</text:p>
              </table:table-cell>
            </table:table-row>
            <table:table-row table:style-name="ro1"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<text:s text:c="23"/>QE3</text:p>
              </table:table-cell>
              <table:table-cell office:value-type="string" calcext:value-type="string">
                <text:p><text:s/>China-complains-to-Sweden-as-tourists-brutally-ejected-from-hotel</text:p>
              </table:table-cell>
            </table:table-row>
          </table:table-row-group>
          <table:table-row table:style-name="ro1">
            <table:table-cell/>
            <table:table-cell table:formula="of:=SUBTOTAL(3;[.$B$4:.$B$25])" office:value-type="float" office:value="22" calcext:value-type="float">
              <text:p>22</text:p>
            </table:table-cell>
            <table:table-cell/>
          </table:table-row>
          <table:table-row-group>
            <table:table-row table:style-name="ro1"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<text:s text:c="23"/>teo</text:p>
              </table:table-cell>
              <table:table-cell office:value-type="string" calcext:value-type="string">
                <text:p><text:s/>OG-I-just-ate-a-mooncake</text:p>
              </table:table-cell>
            </table:table-row>
          </table:table-row-group>
          <table:table-row table:style-name="ro1">
            <table:table-cell/>
            <table:table-cell table:formula="of:=SUBTOTAL(3;[.$B$27:.$B$27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<text:s text:c="22"/>ag88</text:p>
              </table:table-cell>
              <table:table-cell office:value-type="string" calcext:value-type="string">
                <text:p><text:s/>Black-monday--624228</text:p>
              </table:table-cell>
            </table:table-row>
          </table:table-row-group>
          <table:table-row table:style-name="ro1">
            <table:table-cell/>
            <table:table-cell table:formula="of:=SUBTOTAL(3;[.$B$29:.$B$29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<text:s text:c="22"/>agau</text:p>
              </table:table-cell>
              <table:table-cell office:value-type="string" calcext:value-type="string">
                <text:p><text:s/>Queen-of-Chiobu-%E6%9E%97%E9%9D%92%E9%9C%9E-divorce-and-chops-hubby-for-SGD350million</text:p>
              </table:table-cell>
            </table:table-row>
          </table:table-row-group>
          <table:table-row table:style-name="ro1">
            <table:table-cell/>
            <table:table-cell table:formula="of:=SUBTOTAL(3;[.$B$31:.$B$31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Singapore-jialat-lah-Malaysia-going-down-the-longkang</text:p>
              </table:table-cell>
            </table:table-row>
            <table:table-row table:style-name="ro1"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San-Francisco-s-new-2-billion-terminal-shuts-down</text:p>
              </table:table-cell>
            </table:table-row>
            <table:table-row table:style-name="ro1"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Cute-Pei-Ling-gives-birth-to-second-son-says-will-be-back-in-action-soon</text:p>
              </table:table-cell>
            </table:table-row>
            <table:table-row table:style-name="ro1"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Finally-Ah-Xi-won-Hong-Kong-people-are-so-happy-now</text:p>
              </table:table-cell>
            </table:table-row>
            <table:table-row table:style-name="ro1"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OMG-Wendy-faces-lawsuit</text:p>
              </table:table-cell>
            </table:table-row>
            <table:table-row table:style-name="ro1"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How-come-hong-Kong-no-land-to-build-houses-but-got-land-to-build-bullet-trains</text:p>
              </table:table-cell>
            </table:table-row>
            <table:table-row table:style-name="ro1"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Taking-up-citizenship-a-two-way-process-PM-Lee</text:p>
              </table:table-cell>
            </table:table-row>
            <table:table-row table:style-name="ro1"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The-CEO-of-one-of-India-s-biggest-banks-is-being-forced-out</text:p>
              </table:table-cell>
            </table:table-row>
            <table:table-row table:style-name="ro1"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50-Reasons-Why-Anwar-Cannot-Become-Prime-Minister</text:p>
              </table:table-cell>
            </table:table-row>
            <table:table-row table:style-name="ro1"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Thum-Ping-Tjin-lied-about-credentials-admitted-to-flawed-research</text:p>
              </table:table-cell>
            </table:table-row>
            <table:table-row table:style-name="ro1"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It-should-be-me-not-you-Anwar-on-how-he-felt-watching-Mahathir-being-sworn-in</text:p>
              </table:table-cell>
            </table:table-row>
            <table:table-row table:style-name="ro1"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New-rules-on-PMDs-passed-in-Parliament</text:p>
              </table:table-cell>
            </table:table-row>
            <table:table-row table:style-name="ro1"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Image-inciting-acts-of-terror-posted-on-Instagram-account-linked-to-Nanyang-JC</text:p>
              </table:table-cell>
            </table:table-row>
            <table:table-row table:style-name="ro1"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OMG-A-7-year-old-girl-kena-raped-with-a-metal-water-pipe</text:p>
              </table:table-cell>
            </table:table-row>
            <table:table-row table:style-name="ro1"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World%E2%80%99s-most-expensive-four-bedroom-home-goes-on-sale-in-HongKong-for-610-million</text:p>
              </table:table-cell>
            </table:table-row>
            <table:table-row table:style-name="ro1"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Nearly-half-of-cellphone-calls-will-be-scams-by-2019</text:p>
              </table:table-cell>
            </table:table-row>
            <table:table-row table:style-name="ro1"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Hundreds-of-fat-strawberries-queuing-20hrs-ahead-for-iphoneaxe</text:p>
              </table:table-cell>
            </table:table-row>
            <table:table-row table:style-name="ro1"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Chinese-Tourists-Leave-Japanese-Airbnb-in-Gross-Mess-Say-%E2%80%98This-isn%E2%80%99t-my-home%E2%80%99</text:p>
              </table:table-cell>
            </table:table-row>
            <table:table-row table:style-name="ro1"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China-s-economy-could-feel-far-more-pain-than-US-in-trade-wars</text:p>
              </table:table-cell>
            </table:table-row>
            <table:table-row table:style-name="ro1"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Surgeon-girlfriend-charged-with-rape-hundreds-of-victims-possible</text:p>
              </table:table-cell>
            </table:table-row>
            <table:table-row table:style-name="ro1"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Chinese-premier-slams-unilateralism-in-trade-disputes</text:p>
              </table:table-cell>
            </table:table-row>
            <table:table-row table:style-name="ro1"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<text:s text:c="22"/>EXBB</text:p>
              </table:table-cell>
              <table:table-cell office:value-type="string" calcext:value-type="string">
                <text:p><text:s/>Jialat-Airline-Cathay-Pacific-spelled-its-own-name-wrong</text:p>
              </table:table-cell>
            </table:table-row>
          </table:table-row-group>
          <table:table-row table:style-name="ro1">
            <table:table-cell/>
            <table:table-cell table:formula="of:=SUBTOTAL(3;[.$B$33:.$B$54])" office:value-type="float" office:value="22" calcext:value-type="float">
              <text:p>22</text:p>
            </table:table-cell>
            <table:table-cell/>
          </table:table-row>
          <table:table-row-group>
            <table:table-row table:style-name="ro1"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<text:s text:c="22"/>Gold</text:p>
              </table:table-cell>
              <table:table-cell office:value-type="string" calcext:value-type="string">
                <text:p><text:s/>Keppel-Corp-oil-price-may-go-higher</text:p>
              </table:table-cell>
            </table:table-row>
            <table:table-row table:style-name="ro1"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<text:s text:c="22"/>Gold</text:p>
              </table:table-cell>
              <table:table-cell office:value-type="string" calcext:value-type="string">
                <text:p><text:s/>SingTel-seems-like-fund-is-buying-again-Close-4-cents-higher-at-3-15</text:p>
              </table:table-cell>
            </table:table-row>
            <table:table-row table:style-name="ro1"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<text:s text:c="22"/>Gold</text:p>
              </table:table-cell>
              <table:table-cell office:value-type="string" calcext:value-type="string">
                <text:p><text:s/>Creative-Super-X-Fi-Chiong-ah</text:p>
              </table:table-cell>
            </table:table-row>
            <table:table-row table:style-name="ro1"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<text:s text:c="22"/>Gold</text:p>
              </table:table-cell>
              <table:table-cell office:value-type="string" calcext:value-type="string">
                <text:p><text:s/>Ascendas-Reit-is-value-surfacing-for-this-index-counter-at-2-56</text:p>
              </table:table-cell>
            </table:table-row>
            <table:table-row table:style-name="ro1"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<text:s text:c="22"/>Gold</text:p>
              </table:table-cell>
              <table:table-cell office:value-type="string" calcext:value-type="string">
                <text:p><text:s/>SATS-total-dividend-increased-1-cents-to-18-cents-looks-quite-a-good-and-decent</text:p>
              </table:table-cell>
            </table:table-row>
            <table:table-row table:style-name="ro1"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<text:s text:c="22"/>Gold</text:p>
              </table:table-cell>
              <table:table-cell office:value-type="string" calcext:value-type="string">
                <text:p><text:s/>SGX-Kepcorp-ETF-all-heading-higher-Hopefully-STI-also-reverse-and-rises-higher</text:p>
              </table:table-cell>
            </table:table-row>
            <table:table-row table:style-name="ro1"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<text:s text:c="22"/>Gold</text:p>
              </table:table-cell>
              <table:table-cell office:value-type="string" calcext:value-type="string">
                <text:p><text:s/>Sembcorp-Marine-Oil-price-seem-regaining-70-level-This-may-benefit-this-counter</text:p>
              </table:table-cell>
            </table:table-row>
          </table:table-row-group>
          <table:table-row table:style-name="ro1">
            <table:table-cell/>
            <table:table-cell table:formula="of:=SUBTOTAL(3;[.$B$56:.$B$62])" office:value-type="float" office:value="7" calcext:value-type="float">
              <text:p>7</text:p>
            </table:table-cell>
            <table:table-cell/>
          </table:table-row>
          <table:table-row-group>
            <table:table-row table:style-name="ro1"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<text:s text:c="22"/>klar</text:p>
              </table:table-cell>
              <table:table-cell office:value-type="string" calcext:value-type="string">
                <text:p><text:s/>Why-Anita-Mui-s-mother-keep-going-bankrupt-despite-trust-fund-from-Anita</text:p>
              </table:table-cell>
            </table:table-row>
          </table:table-row-group>
          <table:table-row table:style-name="ro1">
            <table:table-cell/>
            <table:table-cell table:formula="of:=SUBTOTAL(3;[.$B$64:.$B$64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Can-US-really-make-Iran-to-have-0-export-of-oil-by-4-Nov-2018</text:p>
              </table:table-cell>
            </table:table-row>
            <table:table-row table:style-name="ro1"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South-Korea-s-Moon-Becomes-Kim-Jong-Un-s-Top-Spokesman-at-UN</text:p>
              </table:table-cell>
            </table:table-row>
            <table:table-row table:style-name="ro1"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US-lost-the-sale-of-soybean-to-China-permanently-Less-soybean-is-used-to-feed-pigs</text:p>
              </table:table-cell>
            </table:table-row>
            <table:table-row table:style-name="ro1"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Younger-and-educated-Taiwanese-don-t-support-PPP-%E6%B0%91%E8%BF%9B%E5%85%9A%E3%80%82</text:p>
              </table:table-cell>
            </table:table-row>
            <table:table-row table:style-name="ro1"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Alibaba-to-make-computer-chips-as-China-seeks-to-cut-its-dependence-on-foreign-techno</text:p>
              </table:table-cell>
            </table:table-row>
            <table:table-row table:style-name="ro1"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Trump-s-trade-war-hit-consumers-causing-price-rise-and-inflation</text:p>
              </table:table-cell>
            </table:table-row>
            <table:table-row table:style-name="ro1"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US-oil-giant-Exxon-Mobil-moves-to-China-set-up-multi-billion-project-amid-trade-war</text:p>
              </table:table-cell>
            </table:table-row>
            <table:table-row table:style-name="ro1"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<text:s text:c="22"/>Sand</text:p>
              </table:table-cell>
              <table:table-cell office:value-type="string" calcext:value-type="string">
                <text:p><text:s/>The-International-Criminal-Court-set-to-investigate-U-S-war-crimes</text:p>
              </table:table-cell>
            </table:table-row>
          </table:table-row-group>
          <table:table-row table:style-name="ro1">
            <table:table-cell/>
            <table:table-cell table:formula="of:=SUBTOTAL(3;[.$B$66:.$B$73])" office:value-type="float" office:value="8" calcext:value-type="float">
              <text:p>8</text:p>
            </table:table-cell>
            <table:table-cell/>
          </table:table-row>
          <table:table-row-group>
            <table:table-row table:style-name="ro1"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<text:s text:c="22"/>Scar</text:p>
              </table:table-cell>
              <table:table-cell office:value-type="string" calcext:value-type="string">
                <text:p><text:s/>Genting-so-good-but-why-everyday-red-red-since</text:p>
              </table:table-cell>
            </table:table-row>
            <table:table-row table:style-name="ro1"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<text:s text:c="22"/>Scar</text:p>
              </table:table-cell>
              <table:table-cell office:value-type="string" calcext:value-type="string">
                <text:p><text:s/>DBS-peak-29-70-red-red-till</text:p>
              </table:table-cell>
            </table:table-row>
            <table:table-row table:style-name="ro1"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<text:s text:c="22"/>Scar</text:p>
              </table:table-cell>
              <table:table-cell office:value-type="string" calcext:value-type="string">
                <text:p><text:s/>Paging-for-Chicken-Brother-your-venture-not-doing-well</text:p>
              </table:table-cell>
            </table:table-row>
          </table:table-row-group>
          <table:table-row table:style-name="ro1">
            <table:table-cell/>
            <table:table-cell table:formula="of:=SUBTOTAL(3;[.$B$75:.$B$77])" office:value-type="float" office:value="3" calcext:value-type="float">
              <text:p>3</text:p>
            </table:table-cell>
            <table:table-cell/>
          </table:table-row>
          <table:table-row-group>
            <table:table-row table:style-name="ro1"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<text:s text:c="22"/>sogo</text:p>
              </table:table-cell>
              <table:table-cell office:value-type="string" calcext:value-type="string">
                <text:p><text:s/>OG-Pinoy-peso-also-jia-lak-liao</text:p>
              </table:table-cell>
            </table:table-row>
            <table:table-row table:style-name="ro1"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<text:s text:c="22"/>sogo</text:p>
              </table:table-cell>
              <table:table-cell office:value-type="string" calcext:value-type="string">
                <text:p><text:s/>OG-sinkies-alot-still-dunno-fed-balance-sheet-reduced-by-400-billion-recently</text:p>
              </table:table-cell>
            </table:table-row>
            <table:table-row table:style-name="ro1"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<text:s text:c="22"/>sogo</text:p>
              </table:table-cell>
              <table:table-cell office:value-type="string" calcext:value-type="string">
                <text:p><text:s/>How-come-sinkies-dun-even-care-if-FED-will-hike-rates-or-not</text:p>
              </table:table-cell>
            </table:table-row>
          </table:table-row-group>
          <table:table-row table:style-name="ro1">
            <table:table-cell/>
            <table:table-cell table:formula="of:=SUBTOTAL(3;[.$B$79:.$B$81])" office:value-type="float" office:value="3" calcext:value-type="float">
              <text:p>3</text:p>
            </table:table-cell>
            <table:table-cell/>
          </table:table-row>
          <table:table-row-group>
            <table:table-row table:style-name="ro1"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<text:s text:c="21"/>7Best</text:p>
              </table:table-cell>
              <table:table-cell office:value-type="string" calcext:value-type="string">
                <text:p><text:s/>Only-you-can-change-your-life</text:p>
              </table:table-cell>
            </table:table-row>
            <table:table-row table:style-name="ro1"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<text:s text:c="21"/>7Best</text:p>
              </table:table-cell>
              <table:table-cell office:value-type="string" calcext:value-type="string">
                <text:p><text:s/>I-suddenly-pose-a-question-to-my-teacher</text:p>
              </table:table-cell>
            </table:table-row>
            <table:table-row table:style-name="ro1"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<text:s text:c="21"/>7Best</text:p>
              </table:table-cell>
              <table:table-cell office:value-type="string" calcext:value-type="string">
                <text:p><text:s/>OG-Coffee-Time-Has-Juz-Arrived</text:p>
              </table:table-cell>
            </table:table-row>
            <table:table-row table:style-name="ro1"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<text:s text:c="21"/>7Best</text:p>
              </table:table-cell>
              <table:table-cell office:value-type="string" calcext:value-type="string">
                <text:p><text:s/>Mamak-%E6%A1%A3</text:p>
              </table:table-cell>
            </table:table-row>
          </table:table-row-group>
          <table:table-row table:style-name="ro1">
            <table:table-cell/>
            <table:table-cell table:formula="of:=SUBTOTAL(3;[.$B$83:.$B$86])" office:value-type="float" office:value="4" calcext:value-type="float">
              <text:p>4</text:p>
            </table:table-cell>
            <table:table-cell/>
          </table:table-row>
          <table:table-row-group>
            <table:table-row table:style-name="ro1"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<text:s text:c="21"/>alpha</text:p>
              </table:table-cell>
              <table:table-cell office:value-type="string" calcext:value-type="string">
                <text:p><text:s/>US-trade-war-with-China</text:p>
              </table:table-cell>
            </table:table-row>
          </table:table-row-group>
          <table:table-row table:style-name="ro1">
            <table:table-cell/>
            <table:table-cell table:formula="of:=SUBTOTAL(3;[.$B$88:.$B$88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<text:s text:c="21"/>CHAOS</text:p>
              </table:table-cell>
              <table:table-cell office:value-type="string" calcext:value-type="string">
                <text:p><text:s/>Chao-angmoh-accuse-of-bullying-a-Deliveroo-rider</text:p>
              </table:table-cell>
            </table:table-row>
            <table:table-row table:style-name="ro1"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<text:s text:c="21"/>CHAOS</text:p>
              </table:table-cell>
              <table:table-cell office:value-type="string" calcext:value-type="string">
                <text:p><text:s/>NUS-loses-title-of-%E2%80%98top-university-in-Asia%E2%80%99-to-China%E2%80%99s-Tsinghua-University</text:p>
              </table:table-cell>
            </table:table-row>
            <table:table-row table:style-name="ro1"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<text:s text:c="21"/>CHAOS</text:p>
              </table:table-cell>
              <table:table-cell office:value-type="string" calcext:value-type="string">
                <text:p><text:s/>Indian-passenger-removed-from-plane-after-trying-to-charge-phone</text:p>
              </table:table-cell>
            </table:table-row>
            <table:table-row table:style-name="ro1"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<text:s text:c="21"/>CHAOS</text:p>
              </table:table-cell>
              <table:table-cell office:value-type="string" calcext:value-type="string">
                <text:p><text:s/>Emergency-evacuation-Indian-flyer-mistakes-exit-door-for-loo</text:p>
              </table:table-cell>
            </table:table-row>
            <table:table-row table:style-name="ro1"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<text:s text:c="21"/>CHAOS</text:p>
              </table:table-cell>
              <table:table-cell office:value-type="string" calcext:value-type="string">
                <text:p><text:s/>India-in-talks-to-join-US-global-development-partnership-countering-China</text:p>
              </table:table-cell>
            </table:table-row>
            <table:table-row table:style-name="ro1"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<text:s text:c="21"/>CHAOS</text:p>
              </table:table-cell>
              <table:table-cell office:value-type="string" calcext:value-type="string">
                <text:p><text:s/>APPLE-IS-QUIETLY-GIVING-PEOPLE-TRUST-SCORES-BASED-ON-THEIR-IPHONE-DATA</text:p>
              </table:table-cell>
            </table:table-row>
          </table:table-row-group>
          <table:table-row table:style-name="ro1">
            <table:table-cell/>
            <table:table-cell table:formula="of:=SUBTOTAL(3;[.$B$90:.$B$95])" office:value-type="float" office:value="6" calcext:value-type="float">
              <text:p>6</text:p>
            </table:table-cell>
            <table:table-cell/>
          </table:table-row>
          <table:table-row-group>
            <table:table-row table:style-name="ro1"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<text:s text:c="21"/>genie</text:p>
              </table:table-cell>
              <table:table-cell office:value-type="string" calcext:value-type="string">
                <text:p><text:s/>China-US-trade-friction-New-round-of-tit-for-tat-tariffs-takes-effect-on-Sep-24</text:p>
              </table:table-cell>
            </table:table-row>
            <table:table-row table:style-name="ro1"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<text:s text:c="21"/>genie</text:p>
              </table:table-cell>
              <table:table-cell office:value-type="string" calcext:value-type="string">
                <text:p><text:s/>Trump-administration-sees-trade-as-we-need-to-win-China-needs-to-lose</text:p>
              </table:table-cell>
            </table:table-row>
          </table:table-row-group>
          <table:table-row table:style-name="ro1">
            <table:table-cell/>
            <table:table-cell table:formula="of:=SUBTOTAL(3;[.$B$97:.$B$98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<text:s text:c="21"/>Leeme</text:p>
              </table:table-cell>
              <table:table-cell office:value-type="string" calcext:value-type="string">
                <text:p><text:s/>NEA-officers-to-get-greater-powers-to-enforce-no-smoking-rules</text:p>
              </table:table-cell>
            </table:table-row>
          </table:table-row-group>
          <table:table-row table:style-name="ro1">
            <table:table-cell/>
            <table:table-cell table:formula="of:=SUBTOTAL(3;[.$B$100:.$B$100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India%E2%80%99s-parched-earth-Too-late-to-solve-the-worst-water-crisis-in-its-history</text:p>
              </table:table-cell>
            </table:table-row>
            <table:table-row table:style-name="ro1"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Foreign-airlines-to-face-new-rivals-on-popular-China-routes-as-restrictions-ease</text:p>
              </table:table-cell>
            </table:table-row>
            <table:table-row table:style-name="ro1"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Talks-on-Air-India-bailout-package-at-advanced-stage-official</text:p>
              </table:table-cell>
            </table:table-row>
            <table:table-row table:style-name="ro1"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Indonesian-teenager-survives-49-days-adrift-in-sea</text:p>
              </table:table-cell>
            </table:table-row>
            <table:table-row table:style-name="ro1"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uicide-By-Women-Is-A-Major-Public-Health-Concern-In-India</text:p>
              </table:table-cell>
            </table:table-row>
            <table:table-row table:style-name="ro1"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Virginia-prisons-to-ban-tampons-for-female-visitors</text:p>
              </table:table-cell>
            </table:table-row>
            <table:table-row table:style-name="ro1"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10-days-after-Hurricane-Florence-fresh-chaos-in-S-Carolina</text:p>
              </table:table-cell>
            </table:table-row>
            <table:table-row table:style-name="ro1"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ection-of-Australian-beach-collapses-into-sea</text:p>
              </table:table-cell>
            </table:table-row>
            <table:table-row table:style-name="ro1"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Why-the-%E2%80%98gig%E2%80%99-economy-may-not-be-the-workforce-of-the-future</text:p>
              </table:table-cell>
            </table:table-row>
            <table:table-row table:style-name="ro1"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Alaska-man-charged-with-murder-in-10-year-old-girl%E2%80%99s-slaying</text:p>
              </table:table-cell>
            </table:table-row>
            <table:table-row table:style-name="ro1"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Man-74-found-alive-after-5-days-inside-fire-gutted-complex</text:p>
              </table:table-cell>
            </table:table-row>
            <table:table-row table:style-name="ro1"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ide-effect-of-fighting-online-trafficking-More-street-prostitution</text:p>
              </table:table-cell>
            </table:table-row>
            <table:table-row table:style-name="ro1"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Competition-watchdog-fines-Grab-Uber-S-13-million-in-total-over-merger-deal</text:p>
              </table:table-cell>
            </table:table-row>
            <table:table-row table:style-name="ro1"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India-Modi-launches-health-insurance-for-100-million-families-ahead-of-elections</text:p>
              </table:table-cell>
            </table:table-row>
            <table:table-row table:style-name="ro1"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wiss-canton-St-Gallen-becomes-second-to-ban-burqas-in-public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hariah-nod-doesn%E2%80%99t-mean-cops-can%E2%80%99t-probe-child-marriages</text:p>
              </table:table-cell>
            </table:table-row>
            <table:table-row table:style-name="ro1">
              <table:table-cell office:value-type="float" office:value="101" calcext:value-type="float">
                <text:p>101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Donald-Trump-Will-Never-Actually-Go-After-Jeff-Bezos-And-Amazon</text:p>
              </table:table-cell>
            </table:table-row>
            <table:table-row table:style-name="ro1">
              <table:table-cell office:value-type="float" office:value="102" calcext:value-type="float">
                <text:p>102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urvivor-pulled-from-capsized-Tanzanian-ferry-2-days-later-as-death-toll-reaches-218</text:p>
              </table:table-cell>
            </table:table-row>
            <table:table-row table:style-name="ro1">
              <table:table-cell office:value-type="float" office:value="103" calcext:value-type="float">
                <text:p>103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Xinyao-pioneer-Dawn-Gan-passed-away-at-55-due-to-cancer</text:p>
              </table:table-cell>
            </table:table-row>
            <table:table-row table:style-name="ro1">
              <table:table-cell office:value-type="float" office:value="104" calcext:value-type="float">
                <text:p>104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Iran-summons-Western-diplomats-over-parade-attack-killing-25</text:p>
              </table:table-cell>
            </table:table-row>
            <table:table-row table:style-name="ro1">
              <table:table-cell office:value-type="float" office:value="105" calcext:value-type="float">
                <text:p>105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Alaska-defends-no-jail-sentence-in-Anchorage-assault-choke-and-masturbated-over</text:p>
              </table:table-cell>
            </table:table-row>
            <table:table-row table:style-name="ro1">
              <table:table-cell office:value-type="float" office:value="106" calcext:value-type="float">
                <text:p>106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Major-powers-except-U-S-try-to-keep-Iran-nuclear-deal-alive</text:p>
              </table:table-cell>
            </table:table-row>
            <table:table-row table:style-name="ro1">
              <table:table-cell office:value-type="float" office:value="107" calcext:value-type="float">
                <text:p>107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Man-to-return-to-Louisiana-prison-after-escape-15-years-ago</text:p>
              </table:table-cell>
            </table:table-row>
            <table:table-row table:style-name="ro1">
              <table:table-cell office:value-type="float" office:value="108" calcext:value-type="float">
                <text:p>108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Factory-worker-killed-by-lightning-strike-on-Malaysia-highway</text:p>
              </table:table-cell>
            </table:table-row>
            <table:table-row table:style-name="ro1">
              <table:table-cell office:value-type="float" office:value="109" calcext:value-type="float">
                <text:p>109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In-Taiwan-homeless-situation-worsens-as-income-gap-widens</text:p>
              </table:table-cell>
            </table:table-row>
            <table:table-row table:style-name="ro1">
              <table:table-cell office:value-type="float" office:value="110" calcext:value-type="float">
                <text:p>110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Flying-taxis-Bell-Helicopter-sees-such-a-service-taking-off-in-Singapore--651788</text:p>
              </table:table-cell>
            </table:table-row>
            <table:table-row table:style-name="ro1">
              <table:table-cell office:value-type="float" office:value="111" calcext:value-type="float">
                <text:p>111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Malaysia-s-Lee-Chong-Wei-diagnosed-with-early-stage-nose-cancer</text:p>
              </table:table-cell>
            </table:table-row>
            <table:table-row table:style-name="ro1">
              <table:table-cell office:value-type="float" office:value="112" calcext:value-type="float">
                <text:p>112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%E2%80%99pore-China-to-export-lessons-gleaned-from-Tianjin-and-Suzhou-flagship-projects</text:p>
              </table:table-cell>
            </table:table-row>
            <table:table-row table:style-name="ro1">
              <table:table-cell office:value-type="float" office:value="113" calcext:value-type="float">
                <text:p>113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Trump-vows-to-get-rid-of-lingering-stench-at-Justice-Department-just-like-at-FBI</text:p>
              </table:table-cell>
            </table:table-row>
            <table:table-row table:style-name="ro1">
              <table:table-cell office:value-type="float" office:value="114" calcext:value-type="float">
                <text:p>114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100bln-weed-company-coming</text:p>
              </table:table-cell>
            </table:table-row>
            <table:table-row table:style-name="ro1">
              <table:table-cell office:value-type="float" office:value="115" calcext:value-type="float">
                <text:p>115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Woman-stabs-5-including-3-newborns-in-New-York-nursery</text:p>
              </table:table-cell>
            </table:table-row>
            <table:table-row table:style-name="ro1">
              <table:table-cell office:value-type="float" office:value="116" calcext:value-type="float">
                <text:p>116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4-shot-dead-in-Las-Vegas-burning-home-in-a-murder-suicide</text:p>
              </table:table-cell>
            </table:table-row>
            <table:table-row table:style-name="ro1">
              <table:table-cell office:value-type="float" office:value="117" calcext:value-type="float">
                <text:p>117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ingapore-consumers-can-choose-electricity-provider-from-November--651437</text:p>
              </table:table-cell>
            </table:table-row>
            <table:table-row table:style-name="ro1">
              <table:table-cell office:value-type="float" office:value="118" calcext:value-type="float">
                <text:p>118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Five-shot-including-a-girl-8-in-Syracuse-New-York</text:p>
              </table:table-cell>
            </table:table-row>
            <table:table-row table:style-name="ro1">
              <table:table-cell office:value-type="float" office:value="119" calcext:value-type="float">
                <text:p>119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Dutch-rail-collision-kills-4-children</text:p>
              </table:table-cell>
            </table:table-row>
            <table:table-row table:style-name="ro1">
              <table:table-cell office:value-type="float" office:value="120" calcext:value-type="float">
                <text:p>120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U-S-sanctions-China-for-buying-Russian-fighter-jets-missiles</text:p>
              </table:table-cell>
            </table:table-row>
            <table:table-row table:style-name="ro1">
              <table:table-cell office:value-type="float" office:value="121" calcext:value-type="float">
                <text:p>121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UK-hacked-state-owned-Belgian-telecom-giant-Belgacom-on-behalf-of-USA</text:p>
              </table:table-cell>
            </table:table-row>
            <table:table-row table:style-name="ro1">
              <table:table-cell office:value-type="float" office:value="122" calcext:value-type="float">
                <text:p>122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Ballooning-debt-threatens-U-S-economic-stability-ex-FDIC-Chair-Bair</text:p>
              </table:table-cell>
            </table:table-row>
            <table:table-row table:style-name="ro1">
              <table:table-cell office:value-type="float" office:value="123" calcext:value-type="float">
                <text:p>123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WTO-members-wants-to-know-if-U-S-farm-spending-is-within-WTO-rules</text:p>
              </table:table-cell>
            </table:table-row>
            <table:table-row table:style-name="ro1">
              <table:table-cell office:value-type="float" office:value="124" calcext:value-type="float">
                <text:p>124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cientists-Identify-The-Earth%E2%80%99s-Oldest-Known-Animal-Fossils-558mil-years-old</text:p>
              </table:table-cell>
            </table:table-row>
            <table:table-row table:style-name="ro1">
              <table:table-cell office:value-type="float" office:value="125" calcext:value-type="float">
                <text:p>125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Woman-shot-colleagues-in-warehouse-argument-4-dead</text:p>
              </table:table-cell>
            </table:table-row>
            <table:table-row table:style-name="ro1">
              <table:table-cell office:value-type="float" office:value="126" calcext:value-type="float">
                <text:p>126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Bye-bye-bugs-Scientists-fear-non-pest-insects-are-declining</text:p>
              </table:table-cell>
            </table:table-row>
            <table:table-row table:style-name="ro1">
              <table:table-cell office:value-type="float" office:value="127" calcext:value-type="float">
                <text:p>127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2-wounded-by-gunfire-at-fast-food-joint-across-Los-Angeles-charter-high-school</text:p>
              </table:table-cell>
            </table:table-row>
            <table:table-row table:style-name="ro1">
              <table:table-cell office:value-type="float" office:value="128" calcext:value-type="float">
                <text:p>128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Food-Academic-Researcher-resigned-after-academic-misconduct-findings</text:p>
              </table:table-cell>
            </table:table-row>
            <table:table-row table:style-name="ro1">
              <table:table-cell office:value-type="float" office:value="129" calcext:value-type="float">
                <text:p>129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Man-upset-by-divorce-shot-at-ex-wife-killed-own-parents-found-dead-after-manhunt</text:p>
              </table:table-cell>
            </table:table-row>
            <table:table-row table:style-name="ro1">
              <table:table-cell office:value-type="float" office:value="130" calcext:value-type="float">
                <text:p>130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Half-of-all-patents-for-genes-from-marine-species-owned-by-one-company</text:p>
              </table:table-cell>
            </table:table-row>
            <table:table-row table:style-name="ro1">
              <table:table-cell office:value-type="float" office:value="131" calcext:value-type="float">
                <text:p>131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Jet-Airways-Passengers-hurt-as-pilots-forget-to-regulate-cabin-pressure</text:p>
              </table:table-cell>
            </table:table-row>
            <table:table-row table:style-name="ro1">
              <table:table-cell office:value-type="float" office:value="132" calcext:value-type="float">
                <text:p>132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US-officials-face-growing-pressure-over-dicamba-herbicide-use</text:p>
              </table:table-cell>
            </table:table-row>
            <table:table-row table:style-name="ro1">
              <table:table-cell office:value-type="float" office:value="133" calcext:value-type="float">
                <text:p>133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California%E2%80%99s-Largest-Wildfire-Has-Finally-Been-Contained</text:p>
              </table:table-cell>
            </table:table-row>
            <table:table-row table:style-name="ro1">
              <table:table-cell office:value-type="float" office:value="134" calcext:value-type="float">
                <text:p>134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Star-collegiate-golfer-from-Spain-killed-while-playing-golf-at-Iowa-State-University</text:p>
              </table:table-cell>
            </table:table-row>
            <table:table-row table:style-name="ro1">
              <table:table-cell office:value-type="float" office:value="135" calcext:value-type="float">
                <text:p>135</text:p>
              </table:table-cell>
              <table:table-cell office:value-type="string" calcext:value-type="string">
                <text:p><text:s text:c="21"/>Levin</text:p>
              </table:table-cell>
              <table:table-cell office:value-type="string" calcext:value-type="string">
                <text:p><text:s/>California-district-latest-to-modernize-%E2%80%98sexist%E2%80%99-dress-code</text:p>
              </table:table-cell>
            </table:table-row>
          </table:table-row-group>
          <table:table-row table:style-name="ro1">
            <table:table-cell/>
            <table:table-cell table:formula="of:=SUBTOTAL(3;[.$B$102:.$B$152])" office:value-type="float" office:value="51" calcext:value-type="float">
              <text:p>51</text:p>
            </table:table-cell>
            <table:table-cell/>
          </table:table-row>
          <table:table-row-group>
            <table:table-row table:style-name="ro1">
              <table:table-cell office:value-type="float" office:value="136" calcext:value-type="float">
                <text:p>136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This-24-Year-Old-Built-a-5-Billion-Hotel-Startup-in-Five-Years</text:p>
              </table:table-cell>
            </table:table-row>
            <table:table-row table:style-name="ro1">
              <table:table-cell office:value-type="float" office:value="137" calcext:value-type="float">
                <text:p>137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India-s-new-Pakyong-Airport-opens-in-incredible-Himalayan-surroundings</text:p>
              </table:table-cell>
            </table:table-row>
            <table:table-row table:style-name="ro1">
              <table:table-cell office:value-type="float" office:value="138" calcext:value-type="float">
                <text:p>138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Australia-U-S-India-and-Japan-in-talks-to-establish-Belt-and-Road-alternative</text:p>
              </table:table-cell>
            </table:table-row>
            <table:table-row table:style-name="ro1">
              <table:table-cell office:value-type="float" office:value="139" calcext:value-type="float">
                <text:p>139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World-s-Largest-Solar-Park-in-India-Shakti-Sthala-2000MW-of-Solar-Power</text:p>
              </table:table-cell>
            </table:table-row>
            <table:table-row table:style-name="ro1">
              <table:table-cell office:value-type="float" office:value="140" calcext:value-type="float">
                <text:p>140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How-Much-Power-Does-India-Have</text:p>
              </table:table-cell>
            </table:table-row>
            <table:table-row table:style-name="ro1">
              <table:table-cell office:value-type="float" office:value="141" calcext:value-type="float">
                <text:p>141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Indian-economy-to-reach-5-trillion-mark-by-2022</text:p>
              </table:table-cell>
            </table:table-row>
            <table:table-row table:style-name="ro1">
              <table:table-cell office:value-type="float" office:value="142" calcext:value-type="float">
                <text:p>142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How-India-can-become-the-manufacturing-capital-of-the-world</text:p>
              </table:table-cell>
            </table:table-row>
            <table:table-row table:style-name="ro1">
              <table:table-cell office:value-type="float" office:value="143" calcext:value-type="float">
                <text:p>143</text:p>
              </table:table-cell>
              <table:table-cell office:value-type="string" calcext:value-type="string">
                <text:p><text:s text:c="21"/>patel</text:p>
              </table:table-cell>
              <table:table-cell office:value-type="string" calcext:value-type="string">
                <text:p><text:s/>New-Sectors-Are-Contributing-To-Indian-Economy-JPMorgan%E2%80%99s-Nicolas-Aguzin</text:p>
              </table:table-cell>
            </table:table-row>
          </table:table-row-group>
          <table:table-row table:style-name="ro1">
            <table:table-cell/>
            <table:table-cell table:formula="of:=SUBTOTAL(3;[.$B$154:.$B$161])" office:value-type="float" office:value="8" calcext:value-type="float">
              <text:p>8</text:p>
            </table:table-cell>
            <table:table-cell/>
          </table:table-row>
          <table:table-row-group>
            <table:table-row table:style-name="ro1">
              <table:table-cell office:value-type="float" office:value="144" calcext:value-type="float">
                <text:p>144</text:p>
              </table:table-cell>
              <table:table-cell office:value-type="string" calcext:value-type="string">
                <text:p><text:s text:c="21"/>TKWBB</text:p>
              </table:table-cell>
              <table:table-cell office:value-type="string" calcext:value-type="string">
                <text:p><text:s/>IPPT-and-MR</text:p>
              </table:table-cell>
            </table:table-row>
          </table:table-row-group>
          <table:table-row table:style-name="ro1">
            <table:table-cell/>
            <table:table-cell table:formula="of:=SUBTOTAL(3;[.$B$163:.$B$163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145" calcext:value-type="float">
                <text:p>145</text:p>
              </table:table-cell>
              <table:table-cell office:value-type="string" calcext:value-type="string">
                <text:p><text:s text:c="20"/>ah-pan</text:p>
              </table:table-cell>
              <table:table-cell office:value-type="string" calcext:value-type="string">
                <text:p><text:s/>SPH-Keppel-Said-to-Mull-Buyout-of-1-1-Billion-Carrier-M1</text:p>
              </table:table-cell>
            </table:table-row>
            <table:table-row table:style-name="ro1">
              <table:table-cell office:value-type="float" office:value="146" calcext:value-type="float">
                <text:p>146</text:p>
              </table:table-cell>
              <table:table-cell office:value-type="string" calcext:value-type="string">
                <text:p><text:s text:c="20"/>ah-pan</text:p>
              </table:table-cell>
              <table:table-cell office:value-type="string" calcext:value-type="string">
                <text:p><text:s/>Russia-to-supply-S-300-to-Syria-within-2-weeks-after-Il-20-downing-during-Israeli-rai</text:p>
              </table:table-cell>
            </table:table-row>
          </table:table-row-group>
          <table:table-row table:style-name="ro1">
            <table:table-cell/>
            <table:table-cell table:formula="of:=SUBTOTAL(3;[.$B$165:.$B$166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147" calcext:value-type="float">
                <text:p>147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stands-alone-as-globe-gathers</text:p>
              </table:table-cell>
            </table:table-row>
            <table:table-row table:style-name="ro1">
              <table:table-cell office:value-type="float" office:value="148" calcext:value-type="float">
                <text:p>148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Washington-Post-Trum-s-trade-war-may-be-fated-to-fail</text:p>
              </table:table-cell>
            </table:table-row>
            <table:table-row table:style-name="ro1">
              <table:table-cell office:value-type="float" office:value="149" calcext:value-type="float">
                <text:p>149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s-America-is-a-bully-not-a-beacon</text:p>
              </table:table-cell>
            </table:table-row>
            <table:table-row table:style-name="ro1">
              <table:table-cell office:value-type="float" office:value="150" calcext:value-type="float">
                <text:p>150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China-holds-press-conference-on-white-paper-on-trade-friction-with-U-S</text:p>
              </table:table-cell>
            </table:table-row>
            <table:table-row table:style-name="ro1">
              <table:table-cell office:value-type="float" office:value="151" calcext:value-type="float">
                <text:p>151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U-S-And-China-WAR-On-Trade-Escalating-Tensions-Boiling</text:p>
              </table:table-cell>
            </table:table-row>
            <table:table-row table:style-name="ro1">
              <table:table-cell office:value-type="float" office:value="152" calcext:value-type="float">
                <text:p>152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issued-ultimatum-to-China-Surrender-unconditionally-or-face-unprecedented</text:p>
              </table:table-cell>
            </table:table-row>
            <table:table-row table:style-name="ro1">
              <table:table-cell office:value-type="float" office:value="153" calcext:value-type="float">
                <text:p>153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12th-Summer-Davos-Forum-opens-in-Tianjin</text:p>
              </table:table-cell>
            </table:table-row>
            <table:table-row table:style-name="ro1">
              <table:table-cell office:value-type="float" office:value="154" calcext:value-type="float">
                <text:p>154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Forbes-Trump-is-losing-the-trade-war</text:p>
              </table:table-cell>
            </table:table-row>
            <table:table-row table:style-name="ro1">
              <table:table-cell office:value-type="float" office:value="155" calcext:value-type="float">
                <text:p>155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China-denies-request-for-Hong-Kong-port-call-by-American-warship</text:p>
              </table:table-cell>
            </table:table-row>
            <table:table-row table:style-name="ro1">
              <table:table-cell office:value-type="float" office:value="156" calcext:value-type="float">
                <text:p>156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US-China-trade-war-draws-rebuke-from-world-leaders-at-UN-event</text:p>
              </table:table-cell>
            </table:table-row>
            <table:table-row table:style-name="ro1">
              <table:table-cell office:value-type="float" office:value="157" calcext:value-type="float">
                <text:p>157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%E2%80%99s-Tariffs-May-Hurt-but-Quitting-China-Is-Hard-to-Do</text:p>
              </table:table-cell>
            </table:table-row>
            <table:table-row table:style-name="ro1">
              <table:table-cell office:value-type="float" office:value="158" calcext:value-type="float">
                <text:p>158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Pirates-kidnap-12-crew-members-from-Swiss-vessel-in-Nigerian-waters</text:p>
              </table:table-cell>
            </table:table-row>
            <table:table-row table:style-name="ro1">
              <table:table-cell office:value-type="float" office:value="159" calcext:value-type="float">
                <text:p>159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Ms-Tsai-must-be-crying-now-Pentagon-turns-down-request-to-send-US-Marines-to-Taiwan</text:p>
              </table:table-cell>
            </table:table-row>
            <table:table-row table:style-name="ro1">
              <table:table-cell office:value-type="float" office:value="160" calcext:value-type="float">
                <text:p>160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Vatican-China-sign-landmark-accord-on-appointing-bishops</text:p>
              </table:table-cell>
            </table:table-row>
            <table:table-row table:style-name="ro1">
              <table:table-cell office:value-type="float" office:value="161" calcext:value-type="float">
                <text:p>161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Putin%E2%80%99s-big-bang-in-the-Russian-Far-East-and-beyond</text:p>
              </table:table-cell>
            </table:table-row>
            <table:table-row table:style-name="ro1">
              <table:table-cell office:value-type="float" office:value="162" calcext:value-type="float">
                <text:p>162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7-months-ago-Trump-said-this</text:p>
              </table:table-cell>
            </table:table-row>
            <table:table-row table:style-name="ro1">
              <table:table-cell office:value-type="float" office:value="163" calcext:value-type="float">
                <text:p>163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Blame-CHINA</text:p>
              </table:table-cell>
            </table:table-row>
            <table:table-row table:style-name="ro1">
              <table:table-cell office:value-type="float" office:value="164" calcext:value-type="float">
                <text:p>164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Buy-China-Tencent-Is-A-Strong-Buy-With-90-Upside</text:p>
              </table:table-cell>
            </table:table-row>
            <table:table-row table:style-name="ro1">
              <table:table-cell office:value-type="float" office:value="165" calcext:value-type="float">
                <text:p>165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he-Trump-administration-wrongly-assumed-China-would-capitulate-in-a-trade-war</text:p>
              </table:table-cell>
            </table:table-row>
            <table:table-row table:style-name="ro1">
              <table:table-cell office:value-type="float" office:value="166" calcext:value-type="float">
                <text:p>166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China-Trade-Dispute-Results-in-No-Bids-on-Soybeans</text:p>
              </table:table-cell>
            </table:table-row>
            <table:table-row table:style-name="ro1">
              <table:table-cell office:value-type="float" office:value="167" calcext:value-type="float">
                <text:p>167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USA-Mid-term-Election-coming-soon</text:p>
              </table:table-cell>
            </table:table-row>
            <table:table-row table:style-name="ro1">
              <table:table-cell office:value-type="float" office:value="168" calcext:value-type="float">
                <text:p>168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Dambisa-Moyo-Is-China-the-new-idol-for-emerging-economies</text:p>
              </table:table-cell>
            </table:table-row>
            <table:table-row table:style-name="ro1">
              <table:table-cell office:value-type="float" office:value="169" calcext:value-type="float">
                <text:p>169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Malaysia-religious-school-teacher-charged-with-sodomising-9-students</text:p>
              </table:table-cell>
            </table:table-row>
            <table:table-row table:style-name="ro1">
              <table:table-cell office:value-type="float" office:value="170" calcext:value-type="float">
                <text:p>170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30-yrs-later-global-warming-still-hasn-t-sunk-Maldives</text:p>
              </table:table-cell>
            </table:table-row>
            <table:table-row table:style-name="ro1">
              <table:table-cell office:value-type="float" office:value="171" calcext:value-type="float">
                <text:p>171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aiwan-s-%E6%9D%B1%E5%BB%A0</text:p>
              </table:table-cell>
            </table:table-row>
            <table:table-row table:style-name="ro1">
              <table:table-cell office:value-type="float" office:value="172" calcext:value-type="float">
                <text:p>172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%E5%BC%A0%E7%BB%B4%E4%B8%BA%EF%BC%9A%E2%80%9D%E4%BD%8E%E6%99%BA%E5%95%86%E6%B0%91%E7%B2%B9%E4%B8%BB%E4%B9%89%E2%80%9D%E5%8F%AF%E8%83%BD%E4%BC%9A%E6%AF%81%E6%8E%89%E8%A5%BF%E6%96%B9%E7%9A%84%E6%9C%AA%E6%9D%A5</text:p>
              </table:table-cell>
            </table:table-row>
            <table:table-row table:style-name="ro1">
              <table:table-cell office:value-type="float" office:value="173" calcext:value-type="float">
                <text:p>173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USA-is-a-DEVELOPING-nation</text:p>
              </table:table-cell>
            </table:table-row>
            <table:table-row table:style-name="ro1">
              <table:table-cell office:value-type="float" office:value="174" calcext:value-type="float">
                <text:p>174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2018-World-Artificial-Intelligence-Conference-Kicks-Off-in-Shanghai</text:p>
              </table:table-cell>
            </table:table-row>
            <table:table-row table:style-name="ro1">
              <table:table-cell office:value-type="float" office:value="175" calcext:value-type="float">
                <text:p>175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ariff-exemption-process-raises-serious-cronyism-concerns</text:p>
              </table:table-cell>
            </table:table-row>
            <table:table-row table:style-name="ro1">
              <table:table-cell office:value-type="float" office:value="176" calcext:value-type="float">
                <text:p>176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%E5%88%97%E4%B8%BA%E9%A6%96%E8%A6%81%E5%90%88%E4%BD%9C%E5%AF%B9%E8%B1%A1-%E8%B4%B8%E6%98%93%E6%88%98%E5%8D%87%E7%BA%A7%E6%AC%A7%E7%9B%9F%E5%90%91%E4%B8%AD%E5%9B%BD%E9%80%92%E4%B8%8A%E5%A4%A7%E5%8D%95</text:p>
              </table:table-cell>
            </table:table-row>
            <table:table-row table:style-name="ro1">
              <table:table-cell office:value-type="float" office:value="177" calcext:value-type="float">
                <text:p>177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Hong-Kong-high-speed-rail-to-mainland-China-ready-to-go</text:p>
              </table:table-cell>
            </table:table-row>
            <table:table-row table:style-name="ro1">
              <table:table-cell office:value-type="float" office:value="178" calcext:value-type="float">
                <text:p>178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While-Trump-is-busy-declaring-trade-war-with-the-world-Chinese-leaders-are-busy</text:p>
              </table:table-cell>
            </table:table-row>
            <table:table-row table:style-name="ro1">
              <table:table-cell office:value-type="float" office:value="179" calcext:value-type="float">
                <text:p>179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India-Is-Getting-Cold-Feet-About-Trump%E2%80%99s-America</text:p>
              </table:table-cell>
            </table:table-row>
            <table:table-row table:style-name="ro1">
              <table:table-cell office:value-type="float" office:value="180" calcext:value-type="float">
                <text:p>180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If-my-mouth-is-moving</text:p>
              </table:table-cell>
            </table:table-row>
            <table:table-row table:style-name="ro1">
              <table:table-cell office:value-type="float" office:value="181" calcext:value-type="float">
                <text:p>181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Americans-are-starting-to-live-in-climate-of-fear</text:p>
              </table:table-cell>
            </table:table-row>
            <table:table-row table:style-name="ro1">
              <table:table-cell office:value-type="float" office:value="182" calcext:value-type="float">
                <text:p>182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Donald-Trump-s-global-insignificance-is-about-to-be-exposed</text:p>
              </table:table-cell>
            </table:table-row>
            <table:table-row table:style-name="ro1">
              <table:table-cell office:value-type="float" office:value="183" calcext:value-type="float">
                <text:p>183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Executive-Order-Drafted-For-Probe-Of-Google-%EF%BC%9A-%E9%A1%BA%E6%88%91%E8%80%85%E6%98%8C%EF%BC%8C%E9%80%86%E6%88%91%E8%80%85%E4%BA%A1%EF%BC%81</text:p>
              </table:table-cell>
            </table:table-row>
            <table:table-row table:style-name="ro1">
              <table:table-cell office:value-type="float" office:value="184" calcext:value-type="float">
                <text:p>184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US-addiction-to-sanctions-is-forcing-EU-to-switch-sides</text:p>
              </table:table-cell>
            </table:table-row>
            <table:table-row table:style-name="ro1">
              <table:table-cell office:value-type="float" office:value="185" calcext:value-type="float">
                <text:p>185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he-Party-of-Lincoln-Is-About-to-Drown</text:p>
              </table:table-cell>
            </table:table-row>
            <table:table-row table:style-name="ro1">
              <table:table-cell office:value-type="float" office:value="186" calcext:value-type="float">
                <text:p>186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Peter-Navarro-explains-why-Germany-is-a-danger-to-US-Europe</text:p>
              </table:table-cell>
            </table:table-row>
            <table:table-row table:style-name="ro1">
              <table:table-cell office:value-type="float" office:value="187" calcext:value-type="float">
                <text:p>187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One-Village-Two-Countries-No-Border</text:p>
              </table:table-cell>
            </table:table-row>
            <table:table-row table:style-name="ro1">
              <table:table-cell office:value-type="float" office:value="188" calcext:value-type="float">
                <text:p>188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Australia-s-strawberry-needle-scare-widens</text:p>
              </table:table-cell>
            </table:table-row>
            <table:table-row table:style-name="ro1">
              <table:table-cell office:value-type="float" office:value="189" calcext:value-type="float">
                <text:p>189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Russia-to-become-China%E2%80%99s-top-supplier-of-gas-soon</text:p>
              </table:table-cell>
            </table:table-row>
            <table:table-row table:style-name="ro1">
              <table:table-cell office:value-type="float" office:value="190" calcext:value-type="float">
                <text:p>190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he-unknown-facts-about-US-China-Trade</text:p>
              </table:table-cell>
            </table:table-row>
            <table:table-row table:style-name="ro1">
              <table:table-cell office:value-type="float" office:value="191" calcext:value-type="float">
                <text:p>191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OMG-Sandwich-Chain-Closes-Because-Customers-Can-t-Stomach-That-Owner-Met-Trump</text:p>
              </table:table-cell>
            </table:table-row>
            <table:table-row table:style-name="ro1">
              <table:table-cell office:value-type="float" office:value="192" calcext:value-type="float">
                <text:p>192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U-S-sanctions-China-for-buying-Russian-fighter-jets</text:p>
              </table:table-cell>
            </table:table-row>
            <table:table-row table:style-name="ro1">
              <table:table-cell office:value-type="float" office:value="193" calcext:value-type="float">
                <text:p>193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31-actors-suffer-burns-after-filming-goes-awry-on-Malaysia-set</text:p>
              </table:table-cell>
            </table:table-row>
            <table:table-row table:style-name="ro1">
              <table:table-cell office:value-type="float" office:value="194" calcext:value-type="float">
                <text:p>194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aiwan-%E4%B8%AD%E7%BE%8E%E8%B4%B8%E6%98%93%E6%88%98%EF%BC%8C%E5%8F%B0%E6%AC%A2%E5%91%BC%E9%9B%80%E8%B7%83%EF%BC%8C%E5%B2%82%E6%96%99%E7%BE%8E%E7%88%B9%E5%A4%A7%E6%A3%92%E8%90%BD%E5%84%BF%E8%BA%AB</text:p>
              </table:table-cell>
            </table:table-row>
            <table:table-row table:style-name="ro1">
              <table:table-cell office:value-type="float" office:value="195" calcext:value-type="float">
                <text:p>195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aiwan-s-61-yr-old-diplomat-commits-suicide-over-blame-related-to-typhoon</text:p>
              </table:table-cell>
            </table:table-row>
            <table:table-row table:style-name="ro1">
              <table:table-cell office:value-type="float" office:value="196" calcext:value-type="float">
                <text:p>196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ested-by-strong-typhoon-%E5%BC%BA%E5%8F%B0%E9%A3%8E%E8%BF%87%E5%90%8E-%E6%B8%AF%E7%8F%A0%E6%BE%B3%E5%A4%A7%E6%A1%A5%E5%AE%89%E7%84%B6%E6%97%A0%E6%81%99</text:p>
              </table:table-cell>
            </table:table-row>
            <table:table-row table:style-name="ro1">
              <table:table-cell office:value-type="float" office:value="197" calcext:value-type="float">
                <text:p>197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aiwan-fake-news-controversy</text:p>
              </table:table-cell>
            </table:table-row>
            <table:table-row table:style-name="ro1">
              <table:table-cell office:value-type="float" office:value="198" calcext:value-type="float">
                <text:p>198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Moon-rises-to-meet-Kim</text:p>
              </table:table-cell>
            </table:table-row>
            <table:table-row table:style-name="ro1">
              <table:table-cell office:value-type="float" office:value="199" calcext:value-type="float">
                <text:p>199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Vietnam-7-died-5-unconscious-What-drugs-did-they-consume</text:p>
              </table:table-cell>
            </table:table-row>
            <table:table-row table:style-name="ro1">
              <table:table-cell office:value-type="float" office:value="200" calcext:value-type="float">
                <text:p>200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OPEC-under-Yankee-protection-and-control</text:p>
              </table:table-cell>
            </table:table-row>
            <table:table-row table:style-name="ro1">
              <table:table-cell office:value-type="float" office:value="201" calcext:value-type="float">
                <text:p>201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Has-Put-the-U-S-and-China-on-the-Cusp-of-a-New-Cold-War</text:p>
              </table:table-cell>
            </table:table-row>
            <table:table-row table:style-name="ro1">
              <table:table-cell office:value-type="float" office:value="202" calcext:value-type="float">
                <text:p>202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China-Singapore-trade-agreement-upgrade-to-be-concluded-by-year-end--651459</text:p>
              </table:table-cell>
            </table:table-row>
            <table:table-row table:style-name="ro1">
              <table:table-cell office:value-type="float" office:value="203" calcext:value-type="float">
                <text:p>203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Passengers-bleed-from-ears-after-pilots-forget-to-pressurise-cabin-on-Jet-Airways</text:p>
              </table:table-cell>
            </table:table-row>
            <table:table-row table:style-name="ro1">
              <table:table-cell office:value-type="float" office:value="204" calcext:value-type="float">
                <text:p>204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rump-s-Lawless-America</text:p>
              </table:table-cell>
            </table:table-row>
            <table:table-row table:style-name="ro1">
              <table:table-cell office:value-type="float" office:value="205" calcext:value-type="float">
                <text:p>205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Israel-gives-China-keys-to-its-largest-port-The-U-S-Navy-may-abandon-Israel</text:p>
              </table:table-cell>
            </table:table-row>
            <table:table-row table:style-name="ro1">
              <table:table-cell office:value-type="float" office:value="206" calcext:value-type="float">
                <text:p>206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U-S-Ranks-At-The-Bottom-In-A-Foreign-Aid-Index</text:p>
              </table:table-cell>
            </table:table-row>
            <table:table-row table:style-name="ro1">
              <table:table-cell office:value-type="float" office:value="207" calcext:value-type="float">
                <text:p>207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He-died-so-young</text:p>
              </table:table-cell>
            </table:table-row>
            <table:table-row table:style-name="ro1">
              <table:table-cell office:value-type="float" office:value="208" calcext:value-type="float">
                <text:p>208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Russia-claims-it-has-a-new-reason-to-blame-Ukraine-for-the-downing-of-MH17</text:p>
              </table:table-cell>
            </table:table-row>
            <table:table-row table:style-name="ro1">
              <table:table-cell office:value-type="float" office:value="209" calcext:value-type="float">
                <text:p>209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Bilateral-trade-benefits-ASEAN-more-than-China-Hun-Sen</text:p>
              </table:table-cell>
            </table:table-row>
            <table:table-row table:style-name="ro1">
              <table:table-cell office:value-type="float" office:value="210" calcext:value-type="float">
                <text:p>210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WTO-head-China-and-US-have-plenty-of-%E2%80%98ammunition-to-expand-trade-war%E2%80%99</text:p>
              </table:table-cell>
            </table:table-row>
            <table:table-row table:style-name="ro1">
              <table:table-cell office:value-type="float" office:value="211" calcext:value-type="float">
                <text:p>211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China-s-FDI-remains-stable-quality-improves</text:p>
              </table:table-cell>
            </table:table-row>
            <table:table-row table:style-name="ro1">
              <table:table-cell office:value-type="float" office:value="212" calcext:value-type="float">
                <text:p>212</text:p>
              </table:table-cell>
              <table:table-cell office:value-type="string" calcext:value-type="string">
                <text:p><text:s text:c="20"/>alanis</text:p>
              </table:table-cell>
              <table:table-cell office:value-type="string" calcext:value-type="string">
                <text:p><text:s/>The-casualties-of-Trump-s-trade-war-are-mounting</text:p>
              </table:table-cell>
            </table:table-row>
          </table:table-row-group>
          <table:table-row table:style-name="ro1">
            <table:table-cell/>
            <table:table-cell table:formula="of:=SUBTOTAL(3;[.$B$168:.$B$233])" office:value-type="float" office:value="66" calcext:value-type="float">
              <text:p>66</text:p>
            </table:table-cell>
            <table:table-cell/>
          </table:table-row>
          <table:table-row-group>
            <table:table-row table:style-name="ro1">
              <table:table-cell office:value-type="float" office:value="213" calcext:value-type="float">
                <text:p>213</text:p>
              </table:table-cell>
              <table:table-cell office:value-type="string" calcext:value-type="string">
                <text:p><text:s text:c="20"/>bw2013</text:p>
              </table:table-cell>
              <table:table-cell office:value-type="string" calcext:value-type="string">
                <text:p><text:s/>Najib-the-thief-who-stole-RM2-08billion-but-gave-back-RM2-18billion</text:p>
              </table:table-cell>
            </table:table-row>
            <table:table-row table:style-name="ro1">
              <table:table-cell office:value-type="float" office:value="214" calcext:value-type="float">
                <text:p>214</text:p>
              </table:table-cell>
              <table:table-cell office:value-type="string" calcext:value-type="string">
                <text:p><text:s text:c="20"/>bw2013</text:p>
              </table:table-cell>
              <table:table-cell office:value-type="string" calcext:value-type="string">
                <text:p><text:s/>Rosmah-s-Pink-Diamond-and-Najib-s-Arab-Billions</text:p>
              </table:table-cell>
            </table:table-row>
            <table:table-row table:style-name="ro1">
              <table:table-cell office:value-type="float" office:value="215" calcext:value-type="float">
                <text:p>215</text:p>
              </table:table-cell>
              <table:table-cell office:value-type="string" calcext:value-type="string">
                <text:p><text:s text:c="20"/>bw2013</text:p>
              </table:table-cell>
              <table:table-cell office:value-type="string" calcext:value-type="string">
                <text:p><text:s/>Pakatan-getting-desperate-Najib-s-86-yr-old-mother-also-kena-raid</text:p>
              </table:table-cell>
            </table:table-row>
            <table:table-row table:style-name="ro1">
              <table:table-cell office:value-type="float" office:value="216" calcext:value-type="float">
                <text:p>216</text:p>
              </table:table-cell>
              <table:table-cell office:value-type="string" calcext:value-type="string">
                <text:p><text:s text:c="20"/>bw2013</text:p>
              </table:table-cell>
              <table:table-cell office:value-type="string" calcext:value-type="string">
                <text:p><text:s/>Why-Najib-has-to-be-jailed</text:p>
              </table:table-cell>
            </table:table-row>
          </table:table-row-group>
          <table:table-row table:style-name="ro1">
            <table:table-cell/>
            <table:table-cell table:formula="of:=SUBTOTAL(3;[.$B$235:.$B$238])" office:value-type="float" office:value="4" calcext:value-type="float">
              <text:p>4</text:p>
            </table:table-cell>
            <table:table-cell/>
          </table:table-row>
          <table:table-row-group>
            <table:table-row table:style-name="ro1">
              <table:table-cell office:value-type="float" office:value="217" calcext:value-type="float">
                <text:p>217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Tiong-engineer-attending-cybersecurity-event-fined-for-Fragrance-hotel-hacking</text:p>
              </table:table-cell>
            </table:table-row>
            <table:table-row table:style-name="ro1">
              <table:table-cell office:value-type="float" office:value="218" calcext:value-type="float">
                <text:p>218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Hong-Kong-even-die-also-jialat</text:p>
              </table:table-cell>
            </table:table-row>
            <table:table-row table:style-name="ro1">
              <table:table-cell office:value-type="float" office:value="219" calcext:value-type="float">
                <text:p>219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Cpf-interest-after-55-question</text:p>
              </table:table-cell>
            </table:table-row>
            <table:table-row table:style-name="ro1">
              <table:table-cell office:value-type="float" office:value="220" calcext:value-type="float">
                <text:p>220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%E5%A6%82%E6%87%BF%E4%BC%A0</text:p>
              </table:table-cell>
            </table:table-row>
            <table:table-row table:style-name="ro1">
              <table:table-cell office:value-type="float" office:value="221" calcext:value-type="float">
                <text:p>221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Ever-purchase-big-item-from-lazada-how-is-Ninja-Van-delivery</text:p>
              </table:table-cell>
            </table:table-row>
            <table:table-row table:style-name="ro1">
              <table:table-cell office:value-type="float" office:value="222" calcext:value-type="float">
                <text:p>222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%E6%96%B0%E8%B0%A3-%E9%A2%9C%E9%BB%8E%E6%98%8E-gone</text:p>
              </table:table-cell>
            </table:table-row>
            <table:table-row table:style-name="ro1">
              <table:table-cell office:value-type="float" office:value="223" calcext:value-type="float">
                <text:p>223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Cambodia-oppies-has-hot-wife-and-daughters</text:p>
              </table:table-cell>
            </table:table-row>
            <table:table-row table:style-name="ro1">
              <table:table-cell office:value-type="float" office:value="224" calcext:value-type="float">
                <text:p>224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Crazy-rich-witch</text:p>
              </table:table-cell>
            </table:table-row>
            <table:table-row table:style-name="ro1">
              <table:table-cell office:value-type="float" office:value="225" calcext:value-type="float">
                <text:p>225</text:p>
              </table:table-cell>
              <table:table-cell office:value-type="string" calcext:value-type="string">
                <text:p><text:s text:c="20"/>finind</text:p>
              </table:table-cell>
              <table:table-cell office:value-type="string" calcext:value-type="string">
                <text:p><text:s/>Many-banks-open-up-till-6-7pm-even-on-Sat</text:p>
              </table:table-cell>
            </table:table-row>
          </table:table-row-group>
          <table:table-row table:style-name="ro1">
            <table:table-cell/>
            <table:table-cell table:formula="of:=SUBTOTAL(3;[.$B$240:.$B$248])" office:value-type="float" office:value="9" calcext:value-type="float">
              <text:p>9</text:p>
            </table:table-cell>
            <table:table-cell/>
          </table:table-row>
          <table:table-row-group>
            <table:table-row table:style-name="ro1">
              <table:table-cell office:value-type="float" office:value="226" calcext:value-type="float">
                <text:p>226</text:p>
              </table:table-cell>
              <table:table-cell office:value-type="string" calcext:value-type="string">
                <text:p><text:s text:c="20"/>HdbTEH</text:p>
              </table:table-cell>
              <table:table-cell office:value-type="string" calcext:value-type="string">
                <text:p><text:s/>Shin-Lim-No-Serve-NS</text:p>
              </table:table-cell>
            </table:table-row>
            <table:table-row table:style-name="ro1">
              <table:table-cell office:value-type="float" office:value="227" calcext:value-type="float">
                <text:p>227</text:p>
              </table:table-cell>
              <table:table-cell office:value-type="string" calcext:value-type="string">
                <text:p><text:s text:c="20"/>HdbTEH</text:p>
              </table:table-cell>
              <table:table-cell office:value-type="string" calcext:value-type="string">
                <text:p><text:s/>So-Envious-Of-My-Cousin-Who-Has-Acquire-His-Australia-PR</text:p>
              </table:table-cell>
            </table:table-row>
            <table:table-row table:style-name="ro1">
              <table:table-cell office:value-type="float" office:value="228" calcext:value-type="float">
                <text:p>228</text:p>
              </table:table-cell>
              <table:table-cell office:value-type="string" calcext:value-type="string">
                <text:p><text:s text:c="20"/>HdbTEH</text:p>
              </table:table-cell>
              <table:table-cell office:value-type="string" calcext:value-type="string">
                <text:p><text:s/>When-Will-Everyone-Wears-The-Same-Clothes-Here</text:p>
              </table:table-cell>
            </table:table-row>
          </table:table-row-group>
          <table:table-row table:style-name="ro1">
            <table:table-cell/>
            <table:table-cell table:formula="of:=SUBTOTAL(3;[.$B$250:.$B$252])" office:value-type="float" office:value="3" calcext:value-type="float">
              <text:p>3</text:p>
            </table:table-cell>
            <table:table-cell/>
          </table:table-row>
          <table:table-row-group>
            <table:table-row table:style-name="ro1">
              <table:table-cell office:value-type="float" office:value="229" calcext:value-type="float">
                <text:p>229</text:p>
              </table:table-cell>
              <table:table-cell office:value-type="string" calcext:value-type="string">
                <text:p><text:s text:c="20"/>HUATah</text:p>
              </table:table-cell>
              <table:table-cell office:value-type="string" calcext:value-type="string">
                <text:p><text:s/>OG-Several-Tech-Stocks-sure-to-huat-BIG-TIME-if-this-is-true</text:p>
              </table:table-cell>
            </table:table-row>
            <table:table-row table:style-name="ro1">
              <table:table-cell office:value-type="float" office:value="230" calcext:value-type="float">
                <text:p>230</text:p>
              </table:table-cell>
              <table:table-cell office:value-type="string" calcext:value-type="string">
                <text:p><text:s text:c="20"/>HUATah</text:p>
              </table:table-cell>
              <table:table-cell office:value-type="string" calcext:value-type="string">
                <text:p><text:s/>Huat-banking-stocks-DBS-OCBC-UOB-on-the-roll-again-heading-towards-record-highs</text:p>
              </table:table-cell>
            </table:table-row>
          </table:table-row-group>
          <table:table-row table:style-name="ro1">
            <table:table-cell/>
            <table:table-cell table:formula="of:=SUBTOTAL(3;[.$B$254:.$B$255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231" calcext:value-type="float">
                <text:p>231</text:p>
              </table:table-cell>
              <table:table-cell office:value-type="string" calcext:value-type="string">
                <text:p><text:s text:c="20"/>luvPAP</text:p>
              </table:table-cell>
              <table:table-cell office:value-type="string" calcext:value-type="string">
                <text:p><text:s/>PAP-will-win-80-of-the-votes-in-the-next-GE</text:p>
              </table:table-cell>
            </table:table-row>
            <table:table-row table:style-name="ro1">
              <table:table-cell office:value-type="float" office:value="232" calcext:value-type="float">
                <text:p>232</text:p>
              </table:table-cell>
              <table:table-cell office:value-type="string" calcext:value-type="string">
                <text:p><text:s text:c="20"/>luvPAP</text:p>
              </table:table-cell>
              <table:table-cell office:value-type="string" calcext:value-type="string">
                <text:p><text:s/>PAP-is-really-doing-a-great-job</text:p>
              </table:table-cell>
            </table:table-row>
          </table:table-row-group>
          <table:table-row table:style-name="ro1">
            <table:table-cell/>
            <table:table-cell table:formula="of:=SUBTOTAL(3;[.$B$257:.$B$258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233" calcext:value-type="float">
                <text:p>233</text:p>
              </table:table-cell>
              <table:table-cell office:value-type="string" calcext:value-type="string">
                <text:p><text:s text:c="20"/>Obamao</text:p>
              </table:table-cell>
              <table:table-cell office:value-type="string" calcext:value-type="string">
                <text:p><text:s/>What-is-Globalism</text:p>
              </table:table-cell>
            </table:table-row>
            <table:table-row table:style-name="ro1">
              <table:table-cell office:value-type="float" office:value="234" calcext:value-type="float">
                <text:p>234</text:p>
              </table:table-cell>
              <table:table-cell office:value-type="string" calcext:value-type="string">
                <text:p><text:s text:c="20"/>Obamao</text:p>
              </table:table-cell>
              <table:table-cell office:value-type="string" calcext:value-type="string">
                <text:p><text:s/>Credit-Suisse-Director-becomes-Gender-Fluid-Tommy-s-Global-friend-series</text:p>
              </table:table-cell>
            </table:table-row>
          </table:table-row-group>
          <table:table-row table:style-name="ro1">
            <table:table-cell/>
            <table:table-cell table:formula="of:=SUBTOTAL(3;[.$B$260:.$B$261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235" calcext:value-type="float">
                <text:p>235</text:p>
              </table:table-cell>
              <table:table-cell office:value-type="string" calcext:value-type="string">
                <text:p><text:s text:c="20"/>smarty</text:p>
              </table:table-cell>
              <table:table-cell office:value-type="string" calcext:value-type="string">
                <text:p><text:s/>Crazy-Rich-Asian</text:p>
              </table:table-cell>
            </table:table-row>
          </table:table-row-group>
          <table:table-row table:style-name="ro1">
            <table:table-cell/>
            <table:table-cell table:formula="of:=SUBTOTAL(3;[.$B$263:.$B$263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236" calcext:value-type="float">
                <text:p>236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Fire-at-Ngee-Ann-City</text:p>
              </table:table-cell>
            </table:table-row>
            <table:table-row table:style-name="ro1">
              <table:table-cell office:value-type="float" office:value="237" calcext:value-type="float">
                <text:p>237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Almost-120-critically-endangered-turtles-hatch-at-Raffles-Lighthouse-island</text:p>
              </table:table-cell>
            </table:table-row>
            <table:table-row table:style-name="ro1">
              <table:table-cell office:value-type="float" office:value="238" calcext:value-type="float">
                <text:p>238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NEA-offers-to-replace-8-600-niche-plaques-made-of-quartz-instead-of-marble--652735</text:p>
              </table:table-cell>
            </table:table-row>
            <table:table-row table:style-name="ro1">
              <table:table-cell office:value-type="float" office:value="239" calcext:value-type="float">
                <text:p>239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Rosmah-denies-buying-RM60mil-of-jewellery-from-Lebanese-firm</text:p>
              </table:table-cell>
            </table:table-row>
            <table:table-row table:style-name="ro1">
              <table:table-cell office:value-type="float" office:value="240" calcext:value-type="float">
                <text:p>240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Hong-Leong-Asia</text:p>
              </table:table-cell>
            </table:table-row>
            <table:table-row table:style-name="ro1">
              <table:table-cell office:value-type="float" office:value="241" calcext:value-type="float">
                <text:p>241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Reuters-Vietnam-President-Tran-Dai-Quang-is-dead</text:p>
              </table:table-cell>
            </table:table-row>
            <table:table-row table:style-name="ro1">
              <table:table-cell office:value-type="float" office:value="242" calcext:value-type="float">
                <text:p>242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Airbnb-wants-to-give-shares-in-its-company-to-hosts</text:p>
              </table:table-cell>
            </table:table-row>
            <table:table-row table:style-name="ro1">
              <table:table-cell office:value-type="float" office:value="243" calcext:value-type="float">
                <text:p>243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Emirates-Seeks-Etihad-Takeover-to-Create-World%E2%80%99s-Largest-Airline</text:p>
              </table:table-cell>
            </table:table-row>
            <table:table-row table:style-name="ro1">
              <table:table-cell office:value-type="float" office:value="244" calcext:value-type="float">
                <text:p>244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I-am-not-a-thief-says-Najib</text:p>
              </table:table-cell>
            </table:table-row>
            <table:table-row table:style-name="ro1">
              <table:table-cell office:value-type="float" office:value="245" calcext:value-type="float">
                <text:p>245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Lawsuits-against-minorities-may-impede-meaningful-discourse-warns-SGX</text:p>
              </table:table-cell>
            </table:table-row>
            <table:table-row table:style-name="ro1">
              <table:table-cell office:value-type="float" office:value="246" calcext:value-type="float">
                <text:p>246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Air-pressure-mix-up-causes-mass-bleeding-on-Indian-flight</text:p>
              </table:table-cell>
            </table:table-row>
            <table:table-row table:style-name="ro1">
              <table:table-cell office:value-type="float" office:value="247" calcext:value-type="float">
                <text:p>247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SGX-AGM-About-lawsuit-and-corporate-governance</text:p>
              </table:table-cell>
            </table:table-row>
            <table:table-row table:style-name="ro1">
              <table:table-cell office:value-type="float" office:value="248" calcext:value-type="float">
                <text:p>248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Thank-you-Lawrence</text:p>
              </table:table-cell>
            </table:table-row>
            <table:table-row table:style-name="ro1">
              <table:table-cell office:value-type="float" office:value="249" calcext:value-type="float">
                <text:p>249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SMRT-staff-deployed-on-track-6-times-to-rectify-track-point-fault</text:p>
              </table:table-cell>
            </table:table-row>
            <table:table-row table:style-name="ro1">
              <table:table-cell office:value-type="float" office:value="250" calcext:value-type="float">
                <text:p>250</text:p>
              </table:table-cell>
              <table:table-cell office:value-type="string" calcext:value-type="string">
                <text:p><text:s text:c="20"/>sudoku</text:p>
              </table:table-cell>
              <table:table-cell office:value-type="string" calcext:value-type="string">
                <text:p><text:s/>London-House-prices-falling</text:p>
              </table:table-cell>
            </table:table-row>
          </table:table-row-group>
          <table:table-row table:style-name="ro1">
            <table:table-cell/>
            <table:table-cell table:formula="of:=SUBTOTAL(3;[.$B$265:.$B$279])" office:value-type="float" office:value="15" calcext:value-type="float">
              <text:p>15</text:p>
            </table:table-cell>
            <table:table-cell/>
          </table:table-row>
          <table:table-row-group>
            <table:table-row table:style-name="ro1">
              <table:table-cell office:value-type="float" office:value="251" calcext:value-type="float">
                <text:p>251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For-those-who-want-to-restore-their-threads</text:p>
              </table:table-cell>
            </table:table-row>
            <table:table-row table:style-name="ro1">
              <table:table-cell office:value-type="float" office:value="252" calcext:value-type="float">
                <text:p>252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Pls-do-not-post-content-that-may-denigrade-other-religion-race</text:p>
              </table:table-cell>
            </table:table-row>
            <table:table-row table:style-name="ro1">
              <table:table-cell office:value-type="float" office:value="253" calcext:value-type="float">
                <text:p>253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Rate-hike-in-the-cards-as-US-Fed-holds-policy-meeting--653050</text:p>
              </table:table-cell>
            </table:table-row>
            <table:table-row table:style-name="ro1">
              <table:table-cell office:value-type="float" office:value="254" calcext:value-type="float">
                <text:p>254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Singapore-manufacturing-growth-slows-again-in-August-3-3-rise-misses-forecast</text:p>
              </table:table-cell>
            </table:table-row>
            <table:table-row table:style-name="ro1">
              <table:table-cell office:value-type="float" office:value="255" calcext:value-type="float">
                <text:p>255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Singapore-5th-most-visited-global-destination-for-second-straight-year-Mastercard</text:p>
              </table:table-cell>
            </table:table-row>
            <table:table-row table:style-name="ro1">
              <table:table-cell office:value-type="float" office:value="256" calcext:value-type="float">
                <text:p>256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In-photos-Harvest-Moon-rises-above-Singapore--652969</text:p>
              </table:table-cell>
            </table:table-row>
            <table:table-row table:style-name="ro1">
              <table:table-cell office:value-type="float" office:value="257" calcext:value-type="float">
                <text:p>257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Live-to-100-Singaporeans-say-No-thanks</text:p>
              </table:table-cell>
            </table:table-row>
            <table:table-row table:style-name="ro1">
              <table:table-cell office:value-type="float" office:value="258" calcext:value-type="float">
                <text:p>258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Fortress-of-F-king-Solitude</text:p>
              </table:table-cell>
            </table:table-row>
            <table:table-row table:style-name="ro1">
              <table:table-cell office:value-type="float" office:value="259" calcext:value-type="float">
                <text:p>259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Phillip-Singapore-Monthly-September-2018-Guessing-the-next-crisis</text:p>
              </table:table-cell>
            </table:table-row>
            <table:table-row table:style-name="ro1">
              <table:table-cell office:value-type="float" office:value="260" calcext:value-type="float">
                <text:p>260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SingHealth-data-breach-Sleuthing-by-IHiS-staff-helped-authorities</text:p>
              </table:table-cell>
            </table:table-row>
            <table:table-row table:style-name="ro1">
              <table:table-cell office:value-type="float" office:value="261" calcext:value-type="float">
                <text:p>261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TCM-physician-ask-patient-to-delay-surgery-by-three-months-to-undergo-TCM-treatment</text:p>
              </table:table-cell>
            </table:table-row>
            <table:table-row table:style-name="ro1">
              <table:table-cell office:value-type="float" office:value="262" calcext:value-type="float">
                <text:p>262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M1-Shareholder-SPH-and-Keppel-Corp-disclosed-possible-transactions-involving-stakes</text:p>
              </table:table-cell>
            </table:table-row>
            <table:table-row table:style-name="ro1">
              <table:table-cell office:value-type="float" office:value="263" calcext:value-type="float">
                <text:p>263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PM-Lee-welcomes-new-citizens-to-Singapore</text:p>
              </table:table-cell>
            </table:table-row>
            <table:table-row table:style-name="ro1">
              <table:table-cell office:value-type="float" office:value="264" calcext:value-type="float">
                <text:p>264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Former-CHC-leader-Chew-Eng-Han-wanted-to-leave-Singapore-as-early-as-October-2017</text:p>
              </table:table-cell>
            </table:table-row>
            <table:table-row table:style-name="ro1">
              <table:table-cell office:value-type="float" office:value="265" calcext:value-type="float">
                <text:p>265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A-hard-look-at-our-recycling-efforts</text:p>
              </table:table-cell>
            </table:table-row>
            <table:table-row table:style-name="ro1">
              <table:table-cell office:value-type="float" office:value="266" calcext:value-type="float">
                <text:p>266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Answer-to-a-good-retirement-found-in-German-town</text:p>
              </table:table-cell>
            </table:table-row>
            <table:table-row table:style-name="ro1">
              <table:table-cell office:value-type="float" office:value="267" calcext:value-type="float">
                <text:p>267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Select-committee-on-deliberate-online-falsehood-Govt-accepts-recommendations</text:p>
              </table:table-cell>
            </table:table-row>
            <table:table-row table:style-name="ro1">
              <table:table-cell office:value-type="float" office:value="268" calcext:value-type="float">
                <text:p>268</text:p>
              </table:table-cell>
              <table:table-cell office:value-type="string" calcext:value-type="string">
                <text:p><text:s text:c="20"/>tester</text:p>
              </table:table-cell>
              <table:table-cell office:value-type="string" calcext:value-type="string">
                <text:p><text:s/>Dow-ends-session-within-0-8-of-January-record-as-10-year-government-bond-yields-hit</text:p>
              </table:table-cell>
            </table:table-row>
          </table:table-row-group>
          <table:table-row table:style-name="ro1">
            <table:table-cell/>
            <table:table-cell table:formula="of:=SUBTOTAL(3;[.$B$281:.$B$298])" office:value-type="float" office:value="18" calcext:value-type="float">
              <text:p>18</text:p>
            </table:table-cell>
            <table:table-cell/>
          </table:table-row>
          <table:table-row-group>
            <table:table-row table:style-name="ro1">
              <table:table-cell office:value-type="float" office:value="269" calcext:value-type="float">
                <text:p>269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Russian-Il-20-downed-by-Syrian-missile-after-Israeli-F-16s-used-it-as-cover-during-at</text:p>
              </table:table-cell>
            </table:table-row>
            <table:table-row table:style-name="ro1">
              <table:table-cell office:value-type="float" office:value="270" calcext:value-type="float">
                <text:p>270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QR-code-parking-system-and-user-ban-for-shared-bicycles-will-be-implemented</text:p>
              </table:table-cell>
            </table:table-row>
            <table:table-row table:style-name="ro1">
              <table:table-cell office:value-type="float" office:value="271" calcext:value-type="float">
                <text:p>271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Insurance</text:p>
              </table:table-cell>
            </table:table-row>
            <table:table-row table:style-name="ro1">
              <table:table-cell office:value-type="float" office:value="272" calcext:value-type="float">
                <text:p>272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Kept-male-companion-to-businesswoman-fails-in-bid-to-rescind-ex-wife-s-maintenance</text:p>
              </table:table-cell>
            </table:table-row>
            <table:table-row table:style-name="ro1">
              <table:table-cell office:value-type="float" office:value="273" calcext:value-type="float">
                <text:p>273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Inventive-way-to-climb-a-tree</text:p>
              </table:table-cell>
            </table:table-row>
            <table:table-row table:style-name="ro1">
              <table:table-cell office:value-type="float" office:value="274" calcext:value-type="float">
                <text:p>274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Confrontation-between-the-Royal-Navy-and-the-Civil-Guard-for-the-departure-of-a-nucle</text:p>
              </table:table-cell>
            </table:table-row>
            <table:table-row table:style-name="ro1">
              <table:table-cell office:value-type="float" office:value="275" calcext:value-type="float">
                <text:p>275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Obama-Tells-Trump-To-Stop-Bragging-About-The-Economy-That-He-Made</text:p>
              </table:table-cell>
            </table:table-row>
            <table:table-row table:style-name="ro1">
              <table:table-cell office:value-type="float" office:value="276" calcext:value-type="float">
                <text:p>276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When-a-Tornado-Steals-your-Hose</text:p>
              </table:table-cell>
            </table:table-row>
            <table:table-row table:style-name="ro1">
              <table:table-cell office:value-type="float" office:value="277" calcext:value-type="float">
                <text:p>277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Police-use-a-anti-UAV-device-to-bring-down-a-drone-that-s-recording-a-concert</text:p>
              </table:table-cell>
            </table:table-row>
            <table:table-row table:style-name="ro1">
              <table:table-cell office:value-type="float" office:value="278" calcext:value-type="float">
                <text:p>278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31-actors-suffer-burns-after-their-clothes-catch-fire-during-filming-in-Malaysia</text:p>
              </table:table-cell>
            </table:table-row>
            <table:table-row table:style-name="ro1">
              <table:table-cell office:value-type="float" office:value="279" calcext:value-type="float">
                <text:p>279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Dae-Jang-Geum-%E2%80%98Jewel-In-The-Palace%E2%80%99-star-calls-it-quits-on-her-marriage</text:p>
              </table:table-cell>
            </table:table-row>
            <table:table-row table:style-name="ro1">
              <table:table-cell office:value-type="float" office:value="280" calcext:value-type="float">
                <text:p>280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What-shame-These-days-they-go-to-jail-smiling-says-Dr-M</text:p>
              </table:table-cell>
            </table:table-row>
            <table:table-row table:style-name="ro1">
              <table:table-cell office:value-type="float" office:value="281" calcext:value-type="float">
                <text:p>281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Trump%E2%80%99s-new-cyber-strategy</text:p>
              </table:table-cell>
            </table:table-row>
            <table:table-row table:style-name="ro1">
              <table:table-cell office:value-type="float" office:value="282" calcext:value-type="float">
                <text:p>282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Anwar-Ibrahim-says-open-to-special-role-for-Mahathir-after-he-steps-down-as-Malaysia</text:p>
              </table:table-cell>
            </table:table-row>
            <table:table-row table:style-name="ro1">
              <table:table-cell office:value-type="float" office:value="283" calcext:value-type="float">
                <text:p>283</text:p>
              </table:table-cell>
              <table:table-cell office:value-type="string" calcext:value-type="string">
                <text:p><text:s text:c="20"/>theold</text:p>
              </table:table-cell>
              <table:table-cell office:value-type="string" calcext:value-type="string">
                <text:p><text:s/>North-South-Korea-s-economy</text:p>
              </table:table-cell>
            </table:table-row>
          </table:table-row-group>
          <table:table-row table:style-name="ro1">
            <table:table-cell/>
            <table:table-cell table:formula="of:=SUBTOTAL(3;[.$B$300:.$B$314])" office:value-type="float" office:value="15" calcext:value-type="float">
              <text:p>15</text:p>
            </table:table-cell>
            <table:table-cell/>
          </table:table-row>
          <table:table-row-group>
            <table:table-row table:style-name="ro1">
              <table:table-cell office:value-type="float" office:value="284" calcext:value-type="float">
                <text:p>284</text:p>
              </table:table-cell>
              <table:table-cell office:value-type="string" calcext:value-type="string">
                <text:p><text:s text:c="20"/>winnie</text:p>
              </table:table-cell>
              <table:table-cell office:value-type="string" calcext:value-type="string">
                <text:p><text:s/>China-buying-more-bananas-from-Philippines</text:p>
              </table:table-cell>
            </table:table-row>
            <table:table-row table:style-name="ro1">
              <table:table-cell office:value-type="float" office:value="285" calcext:value-type="float">
                <text:p>285</text:p>
              </table:table-cell>
              <table:table-cell office:value-type="string" calcext:value-type="string">
                <text:p><text:s text:c="20"/>winnie</text:p>
              </table:table-cell>
              <table:table-cell office:value-type="string" calcext:value-type="string">
                <text:p><text:s/>Philippines-surges-most-in-32-months-on-report-China-plans-import-tariff-cuts</text:p>
              </table:table-cell>
            </table:table-row>
          </table:table-row-group>
          <table:table-row table:style-name="ro1">
            <table:table-cell/>
            <table:table-cell table:formula="of:=SUBTOTAL(3;[.$B$316:.$B$317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286" calcext:value-type="float">
                <text:p>286</text:p>
              </table:table-cell>
              <table:table-cell office:value-type="string" calcext:value-type="string">
                <text:p><text:s text:c="19"/>auzzuro</text:p>
              </table:table-cell>
              <table:table-cell office:value-type="string" calcext:value-type="string">
                <text:p><text:s/>How-to-solve-tis-pri-5-math-Q</text:p>
              </table:table-cell>
            </table:table-row>
            <table:table-row table:style-name="ro1">
              <table:table-cell office:value-type="float" office:value="287" calcext:value-type="float">
                <text:p>287</text:p>
              </table:table-cell>
              <table:table-cell office:value-type="string" calcext:value-type="string">
                <text:p><text:s text:c="19"/>auzzuro</text:p>
              </table:table-cell>
              <table:table-cell office:value-type="string" calcext:value-type="string">
                <text:p><text:s/>Anyone-can-solve-Q4c-pls-provide-solution</text:p>
              </table:table-cell>
            </table:table-row>
          </table:table-row-group>
          <table:table-row table:style-name="ro1">
            <table:table-cell/>
            <table:table-cell table:formula="of:=SUBTOTAL(3;[.$B$319:.$B$320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288" calcext:value-type="float">
                <text:p>288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Should-mobile-phones-be-banned-in-schools</text:p>
              </table:table-cell>
            </table:table-row>
            <table:table-row table:style-name="ro1">
              <table:table-cell office:value-type="float" office:value="289" calcext:value-type="float">
                <text:p>289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Competition-and-Consumer-Commission-of-Singapore-CCCS-is-a-joke</text:p>
              </table:table-cell>
            </table:table-row>
            <table:table-row table:style-name="ro1">
              <table:table-cell office:value-type="float" office:value="290" calcext:value-type="float">
                <text:p>290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Grab-Uber-fined-a-combined-13-million-by-competition-watchdog-for-March-merger</text:p>
              </table:table-cell>
            </table:table-row>
            <table:table-row table:style-name="ro1">
              <table:table-cell office:value-type="float" office:value="291" calcext:value-type="float">
                <text:p>291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Singapore-for-Those-Who-Aren%E2%80%99t-Crazy-Rich</text:p>
              </table:table-cell>
            </table:table-row>
            <table:table-row table:style-name="ro1">
              <table:table-cell office:value-type="float" office:value="292" calcext:value-type="float">
                <text:p>292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Singaporean-woman-sentenced-to-death-for-drug-trafficking</text:p>
              </table:table-cell>
            </table:table-row>
            <table:table-row table:style-name="ro1">
              <table:table-cell office:value-type="float" office:value="293" calcext:value-type="float">
                <text:p>293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University-students-how-to-manage-the-stress-of-studying-for-your-degree</text:p>
              </table:table-cell>
            </table:table-row>
            <table:table-row table:style-name="ro1">
              <table:table-cell office:value-type="float" office:value="294" calcext:value-type="float">
                <text:p>294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These-screwed-up-SG-companies-will-only-hire-Malaysians</text:p>
              </table:table-cell>
            </table:table-row>
            <table:table-row table:style-name="ro1">
              <table:table-cell office:value-type="float" office:value="295" calcext:value-type="float">
                <text:p>295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NTUC-makan-Kopitiam-might-be-anti-competition-but-nothing-will-be-done-Know-why</text:p>
              </table:table-cell>
            </table:table-row>
            <table:table-row table:style-name="ro1">
              <table:table-cell office:value-type="float" office:value="296" calcext:value-type="float">
                <text:p>296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School-kills-me</text:p>
              </table:table-cell>
            </table:table-row>
            <table:table-row table:style-name="ro1">
              <table:table-cell office:value-type="float" office:value="297" calcext:value-type="float">
                <text:p>297</text:p>
              </table:table-cell>
              <table:table-cell office:value-type="string" calcext:value-type="string">
                <text:p><text:s text:c="19"/>clarity</text:p>
              </table:table-cell>
              <table:table-cell office:value-type="string" calcext:value-type="string">
                <text:p><text:s/>Organisations-have-to-stop-unnecessary-collection-of-NRIC-details-from-September-2019</text:p>
              </table:table-cell>
            </table:table-row>
          </table:table-row-group>
          <table:table-row table:style-name="ro1">
            <table:table-cell/>
            <table:table-cell table:formula="of:=SUBTOTAL(3;[.$B$322:.$B$331])" office:value-type="float" office:value="10" calcext:value-type="float">
              <text:p>10</text:p>
            </table:table-cell>
            <table:table-cell/>
          </table:table-row>
          <table:table-row-group>
            <table:table-row table:style-name="ro1">
              <table:table-cell office:value-type="float" office:value="298" calcext:value-type="float">
                <text:p>298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Giant-closing-outlet</text:p>
              </table:table-cell>
            </table:table-row>
            <table:table-row table:style-name="ro1">
              <table:table-cell office:value-type="float" office:value="299" calcext:value-type="float">
                <text:p>299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Africa-is-the-future</text:p>
              </table:table-cell>
            </table:table-row>
            <table:table-row table:style-name="ro1">
              <table:table-cell office:value-type="float" office:value="300" calcext:value-type="float">
                <text:p>300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Artificial-Intelligence-The-Robots-Are-Now-Hiring</text:p>
              </table:table-cell>
            </table:table-row>
            <table:table-row table:style-name="ro1">
              <table:table-cell office:value-type="float" office:value="301" calcext:value-type="float">
                <text:p>301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China-reveals-its-new-party-line-We-re-trying-to-save-the-world-from-the-US</text:p>
              </table:table-cell>
            </table:table-row>
            <table:table-row table:style-name="ro1">
              <table:table-cell office:value-type="float" office:value="302" calcext:value-type="float">
                <text:p>302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Wan-to-grow-and-feel-young-again-need-8k</text:p>
              </table:table-cell>
            </table:table-row>
            <table:table-row table:style-name="ro1">
              <table:table-cell office:value-type="float" office:value="303" calcext:value-type="float">
                <text:p>303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Snapchat%E2%80%99s-latest-tool-lets-users-point-their-cameras-at-products-and-buy-them-online</text:p>
              </table:table-cell>
            </table:table-row>
            <table:table-row table:style-name="ro1">
              <table:table-cell office:value-type="float" office:value="304" calcext:value-type="float">
                <text:p>304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Amk-so-happening-flood-almost-everyday</text:p>
              </table:table-cell>
            </table:table-row>
            <table:table-row table:style-name="ro1">
              <table:table-cell office:value-type="float" office:value="305" calcext:value-type="float">
                <text:p>305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Creatives-first-products-incorporate-super-x-fi-technology</text:p>
              </table:table-cell>
            </table:table-row>
            <table:table-row table:style-name="ro1">
              <table:table-cell office:value-type="float" office:value="306" calcext:value-type="float">
                <text:p>306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Mrt-down-er-again-well-dung</text:p>
              </table:table-cell>
            </table:table-row>
            <table:table-row table:style-name="ro1">
              <table:table-cell office:value-type="float" office:value="307" calcext:value-type="float">
                <text:p>307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A-Great-Liquidity-Crisis-will-hit-financial-markets</text:p>
              </table:table-cell>
            </table:table-row>
            <table:table-row table:style-name="ro1">
              <table:table-cell office:value-type="float" office:value="308" calcext:value-type="float">
                <text:p>308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%E5%BE%A9%E6%97%A6%E5%AD%B8%E8%80%85%E6%95%B8%E7%BE%8E%E5%9C%8B%E8%87%AD%E5%8F%B2%EF%BC%9A-%E9%87%91%E8%9E%8D%E6%B5%B7%E5%98%AF%E4%B9%9E%E8%8F%AF%E6%B1%82%E6%95%91-%E4%B8%80%E5%BE%A9%E8%98%87%E5%8D%B3%E5%BF%98%E6%81%A9%E8%B2%A0%E7%BE%A9%EF%BC%81</text:p>
              </table:table-cell>
            </table:table-row>
            <table:table-row table:style-name="ro1">
              <table:table-cell office:value-type="float" office:value="309" calcext:value-type="float">
                <text:p>309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Plaza-Singapura-power-disruption-plunges-80-shops-into-darkness--652073</text:p>
              </table:table-cell>
            </table:table-row>
            <table:table-row table:style-name="ro1">
              <table:table-cell office:value-type="float" office:value="310" calcext:value-type="float">
                <text:p>310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Trump-s-trade-war-with-China-is-about-to-get-a-whole-lot-bigger</text:p>
              </table:table-cell>
            </table:table-row>
            <table:table-row table:style-name="ro1">
              <table:table-cell office:value-type="float" office:value="311" calcext:value-type="float">
                <text:p>311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China-cancel-trade-talk-with-us</text:p>
              </table:table-cell>
            </table:table-row>
            <table:table-row table:style-name="ro1">
              <table:table-cell office:value-type="float" office:value="312" calcext:value-type="float">
                <text:p>312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Sugarbook</text:p>
              </table:table-cell>
            </table:table-row>
            <table:table-row table:style-name="ro1">
              <table:table-cell office:value-type="float" office:value="313" calcext:value-type="float">
                <text:p>313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Apple-new-phone-game-over-u-can-buy-lower-than-official-price</text:p>
              </table:table-cell>
            </table:table-row>
            <table:table-row table:style-name="ro1">
              <table:table-cell office:value-type="float" office:value="314" calcext:value-type="float">
                <text:p>314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Tianjin-eco-city</text:p>
              </table:table-cell>
            </table:table-row>
            <table:table-row table:style-name="ro1">
              <table:table-cell office:value-type="float" office:value="315" calcext:value-type="float">
                <text:p>315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China%E2%80%99s-Weakest-Housing-Markets-Flash-Red-in-Cautionary-Tale</text:p>
              </table:table-cell>
            </table:table-row>
            <table:table-row table:style-name="ro1">
              <table:table-cell office:value-type="float" office:value="316" calcext:value-type="float">
                <text:p>316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Arctic-line-thru</text:p>
              </table:table-cell>
            </table:table-row>
            <table:table-row table:style-name="ro1">
              <table:table-cell office:value-type="float" office:value="317" calcext:value-type="float">
                <text:p>317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Sales-of-iphone-newest-phone-in-china-as-of-now</text:p>
              </table:table-cell>
            </table:table-row>
            <table:table-row table:style-name="ro1">
              <table:table-cell office:value-type="float" office:value="318" calcext:value-type="float">
                <text:p>318</text:p>
              </table:table-cell>
              <table:table-cell office:value-type="string" calcext:value-type="string">
                <text:p><text:s text:c="19"/>fisherx</text:p>
              </table:table-cell>
              <table:table-cell office:value-type="string" calcext:value-type="string">
                <text:p><text:s/>China-to-broaden-the-tax-cut-to-counter-traffis</text:p>
              </table:table-cell>
            </table:table-row>
          </table:table-row-group>
          <table:table-row table:style-name="ro1">
            <table:table-cell/>
            <table:table-cell table:formula="of:=SUBTOTAL(3;[.$B$333:.$B$353])" office:value-type="float" office:value="21" calcext:value-type="float">
              <text:p>21</text:p>
            </table:table-cell>
            <table:table-cell/>
          </table:table-row>
          <table:table-row-group>
            <table:table-row table:style-name="ro1">
              <table:table-cell office:value-type="float" office:value="319" calcext:value-type="float">
                <text:p>319</text:p>
              </table:table-cell>
              <table:table-cell office:value-type="string" calcext:value-type="string">
                <text:p><text:s text:c="19"/>merline</text:p>
              </table:table-cell>
              <table:table-cell office:value-type="string" calcext:value-type="string">
                <text:p><text:s/>OG-JPMorgan-Strong-economy-and-stock-market-may-lead-Trump-to-major-miscalculation</text:p>
              </table:table-cell>
            </table:table-row>
            <table:table-row table:style-name="ro1">
              <table:table-cell office:value-type="float" office:value="320" calcext:value-type="float">
                <text:p>320</text:p>
              </table:table-cell>
              <table:table-cell office:value-type="string" calcext:value-type="string">
                <text:p><text:s text:c="19"/>merline</text:p>
              </table:table-cell>
              <table:table-cell office:value-type="string" calcext:value-type="string">
                <text:p><text:s/>OG-Indian-bishop-arrested-for-raping-nun</text:p>
              </table:table-cell>
            </table:table-row>
            <table:table-row table:style-name="ro1">
              <table:table-cell office:value-type="float" office:value="321" calcext:value-type="float">
                <text:p>321</text:p>
              </table:table-cell>
              <table:table-cell office:value-type="string" calcext:value-type="string">
                <text:p><text:s text:c="19"/>merline</text:p>
              </table:table-cell>
              <table:table-cell office:value-type="string" calcext:value-type="string">
                <text:p><text:s/>OG-China-is-taking-the-lead-in-electrification-of-cars</text:p>
              </table:table-cell>
            </table:table-row>
            <table:table-row table:style-name="ro1">
              <table:table-cell office:value-type="float" office:value="322" calcext:value-type="float">
                <text:p>322</text:p>
              </table:table-cell>
              <table:table-cell office:value-type="string" calcext:value-type="string">
                <text:p><text:s text:c="19"/>merline</text:p>
              </table:table-cell>
              <table:table-cell office:value-type="string" calcext:value-type="string">
                <text:p><text:s/>OG-China-strikes-back-by-going-after-America-s-energy-companies</text:p>
              </table:table-cell>
            </table:table-row>
          </table:table-row-group>
          <table:table-row table:style-name="ro1">
            <table:table-cell/>
            <table:table-cell table:formula="of:=SUBTOTAL(3;[.$B$355:.$B$358])" office:value-type="float" office:value="4" calcext:value-type="float">
              <text:p>4</text:p>
            </table:table-cell>
            <table:table-cell/>
          </table:table-row>
          <table:table-row-group>
            <table:table-row table:style-name="ro1">
              <table:table-cell office:value-type="float" office:value="323" calcext:value-type="float">
                <text:p>323</text:p>
              </table:table-cell>
              <table:table-cell office:value-type="string" calcext:value-type="string">
                <text:p><text:s text:c="19"/>Migrant</text:p>
              </table:table-cell>
              <table:table-cell office:value-type="string" calcext:value-type="string">
                <text:p><text:s/>Putin-is-coming-Putin-is-coming</text:p>
              </table:table-cell>
            </table:table-row>
          </table:table-row-group>
          <table:table-row table:style-name="ro1">
            <table:table-cell/>
            <table:table-cell table:formula="of:=SUBTOTAL(3;[.$B$360:.$B$360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24" calcext:value-type="float">
                <text:p>324</text:p>
              </table:table-cell>
              <table:table-cell office:value-type="string" calcext:value-type="string">
                <text:p><text:s text:c="19"/>milo178</text:p>
              </table:table-cell>
              <table:table-cell office:value-type="string" calcext:value-type="string">
                <text:p><text:s/>Engineering-and-why-you-should-stay-away</text:p>
              </table:table-cell>
            </table:table-row>
          </table:table-row-group>
          <table:table-row table:style-name="ro1">
            <table:table-cell/>
            <table:table-cell table:formula="of:=SUBTOTAL(3;[.$B$362:.$B$362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25" calcext:value-type="float">
                <text:p>325</text:p>
              </table:table-cell>
              <table:table-cell office:value-type="string" calcext:value-type="string">
                <text:p><text:s text:c="19"/>Moonrab</text:p>
              </table:table-cell>
              <table:table-cell office:value-type="string" calcext:value-type="string">
                <text:p><text:s/>Now-they-link-LGBTQ-to-Hinduism-in-India</text:p>
              </table:table-cell>
            </table:table-row>
          </table:table-row-group>
          <table:table-row table:style-name="ro1">
            <table:table-cell/>
            <table:table-cell table:formula="of:=SUBTOTAL(3;[.$B$364:.$B$364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26" calcext:value-type="float">
                <text:p>326</text:p>
              </table:table-cell>
              <table:table-cell office:value-type="string" calcext:value-type="string">
                <text:p><text:s text:c="19"/>Notdumb</text:p>
              </table:table-cell>
              <table:table-cell office:value-type="string" calcext:value-type="string">
                <text:p><text:s/>Dinner</text:p>
              </table:table-cell>
            </table:table-row>
          </table:table-row-group>
          <table:table-row table:style-name="ro1">
            <table:table-cell/>
            <table:table-cell table:formula="of:=SUBTOTAL(3;[.$B$366:.$B$366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27" calcext:value-type="float">
                <text:p>327</text:p>
              </table:table-cell>
              <table:table-cell office:value-type="string" calcext:value-type="string">
                <text:p><text:s text:c="19"/>oldbird</text:p>
              </table:table-cell>
              <table:table-cell office:value-type="string" calcext:value-type="string">
                <text:p><text:s/>Time-ripe-for-usa-mkts-to-crash-30-from-here</text:p>
              </table:table-cell>
            </table:table-row>
            <table:table-row table:style-name="ro1">
              <table:table-cell office:value-type="float" office:value="328" calcext:value-type="float">
                <text:p>328</text:p>
              </table:table-cell>
              <table:table-cell office:value-type="string" calcext:value-type="string">
                <text:p><text:s text:c="19"/>oldbird</text:p>
              </table:table-cell>
              <table:table-cell office:value-type="string" calcext:value-type="string">
                <text:p><text:s/>Wtf-mkts-super-bull-ah-dj-new-record-high-siah</text:p>
              </table:table-cell>
            </table:table-row>
            <table:table-row table:style-name="ro1">
              <table:table-cell office:value-type="float" office:value="329" calcext:value-type="float">
                <text:p>329</text:p>
              </table:table-cell>
              <table:table-cell office:value-type="string" calcext:value-type="string">
                <text:p><text:s text:c="19"/>oldbird</text:p>
              </table:table-cell>
              <table:table-cell office:value-type="string" calcext:value-type="string">
                <text:p><text:s/>OG-china-is-prepared-n-ready-for-max-tariffs-on-500bio-tariffs-by-moron-trump-team</text:p>
              </table:table-cell>
            </table:table-row>
          </table:table-row-group>
          <table:table-row table:style-name="ro1">
            <table:table-cell/>
            <table:table-cell table:formula="of:=SUBTOTAL(3;[.$B$368:.$B$370])" office:value-type="float" office:value="3" calcext:value-type="float">
              <text:p>3</text:p>
            </table:table-cell>
            <table:table-cell/>
          </table:table-row>
          <table:table-row-group>
            <table:table-row table:style-name="ro1">
              <table:table-cell office:value-type="float" office:value="330" calcext:value-type="float">
                <text:p>330</text:p>
              </table:table-cell>
              <table:table-cell office:value-type="string" calcext:value-type="string">
                <text:p><text:s text:c="19"/>p1acebo</text:p>
              </table:table-cell>
              <table:table-cell office:value-type="string" calcext:value-type="string">
                <text:p><text:s/>Latest-hits</text:p>
              </table:table-cell>
            </table:table-row>
            <table:table-row table:style-name="ro1">
              <table:table-cell office:value-type="float" office:value="331" calcext:value-type="float">
                <text:p>331</text:p>
              </table:table-cell>
              <table:table-cell office:value-type="string" calcext:value-type="string">
                <text:p><text:s text:c="19"/>p1acebo</text:p>
              </table:table-cell>
              <table:table-cell office:value-type="string" calcext:value-type="string">
                <text:p><text:s/>Why-nutcases-use-the-plural-%E2%80%9Cwe%E2%80%9D-instead-of-the-normal-%E2%80%9CI%E2%80%9D</text:p>
              </table:table-cell>
            </table:table-row>
          </table:table-row-group>
          <table:table-row table:style-name="ro1">
            <table:table-cell/>
            <table:table-cell table:formula="of:=SUBTOTAL(3;[.$B$372:.$B$373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332" calcext:value-type="float">
                <text:p>332</text:p>
              </table:table-cell>
              <table:table-cell office:value-type="string" calcext:value-type="string">
                <text:p><text:s text:c="19"/>S100125</text:p>
              </table:table-cell>
              <table:table-cell office:value-type="string" calcext:value-type="string">
                <text:p><text:s/>Trump-Boasted-His-Accomplishments-at-the-UN-And-The-Audience-Laughed</text:p>
              </table:table-cell>
            </table:table-row>
            <table:table-row table:style-name="ro1">
              <table:table-cell office:value-type="float" office:value="333" calcext:value-type="float">
                <text:p>333</text:p>
              </table:table-cell>
              <table:table-cell office:value-type="string" calcext:value-type="string">
                <text:p><text:s text:c="19"/>S100125</text:p>
              </table:table-cell>
              <table:table-cell office:value-type="string" calcext:value-type="string">
                <text:p><text:s/>EU-Russia-China-agree-on-new-payment-system-to-skirt-US-sanctions-on-Iran</text:p>
              </table:table-cell>
            </table:table-row>
          </table:table-row-group>
          <table:table-row table:style-name="ro1">
            <table:table-cell/>
            <table:table-cell table:formula="of:=SUBTOTAL(3;[.$B$375:.$B$376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334" calcext:value-type="float">
                <text:p>334</text:p>
              </table:table-cell>
              <table:table-cell office:value-type="string" calcext:value-type="string">
                <text:p><text:s text:c="19"/>talents</text:p>
              </table:table-cell>
              <table:table-cell office:value-type="string" calcext:value-type="string">
                <text:p><text:s/>Oh-gosh</text:p>
              </table:table-cell>
            </table:table-row>
          </table:table-row-group>
          <table:table-row table:style-name="ro1">
            <table:table-cell/>
            <table:table-cell table:formula="of:=SUBTOTAL(3;[.$B$378:.$B$378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35" calcext:value-type="float">
                <text:p>335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Tekka-Mall-rebuild-for-what</text:p>
              </table:table-cell>
            </table:table-row>
            <table:table-row table:style-name="ro1">
              <table:table-cell office:value-type="float" office:value="336" calcext:value-type="float">
                <text:p>336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Bery-bery-hot-Global-warming</text:p>
              </table:table-cell>
            </table:table-row>
            <table:table-row table:style-name="ro1">
              <table:table-cell office:value-type="float" office:value="337" calcext:value-type="float">
                <text:p>337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Recent-events-show-SG-lack-leadership</text:p>
              </table:table-cell>
            </table:table-row>
            <table:table-row table:style-name="ro1">
              <table:table-cell office:value-type="float" office:value="338" calcext:value-type="float">
                <text:p>338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Tiger-WINS-AGAIN</text:p>
              </table:table-cell>
            </table:table-row>
            <table:table-row table:style-name="ro1">
              <table:table-cell office:value-type="float" office:value="339" calcext:value-type="float">
                <text:p>339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OH-NO-India-launches-sex-offenders-registry</text:p>
              </table:table-cell>
            </table:table-row>
            <table:table-row table:style-name="ro1">
              <table:table-cell office:value-type="float" office:value="340" calcext:value-type="float">
                <text:p>340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Fake-News-vs-Manipulated-News</text:p>
              </table:table-cell>
            </table:table-row>
            <table:table-row table:style-name="ro1">
              <table:table-cell office:value-type="float" office:value="341" calcext:value-type="float">
                <text:p>341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Breaking-Another-shooting-in-U-A-rse-who-gives-a-F</text:p>
              </table:table-cell>
            </table:table-row>
            <table:table-row table:style-name="ro1">
              <table:table-cell office:value-type="float" office:value="342" calcext:value-type="float">
                <text:p>342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Why-Tharman-cannot-be-PM</text:p>
              </table:table-cell>
            </table:table-row>
            <table:table-row table:style-name="ro1">
              <table:table-cell office:value-type="float" office:value="343" calcext:value-type="float">
                <text:p>343</text:p>
              </table:table-cell>
              <table:table-cell office:value-type="string" calcext:value-type="string">
                <text:p><text:s text:c="19"/>Tangsen</text:p>
              </table:table-cell>
              <table:table-cell office:value-type="string" calcext:value-type="string">
                <text:p><text:s/>Is-Woody-Goh-worst-than-mediocre</text:p>
              </table:table-cell>
            </table:table-row>
          </table:table-row-group>
          <table:table-row table:style-name="ro1">
            <table:table-cell/>
            <table:table-cell table:formula="of:=SUBTOTAL(3;[.$B$380:.$B$388])" office:value-type="float" office:value="9" calcext:value-type="float">
              <text:p>9</text:p>
            </table:table-cell>
            <table:table-cell/>
          </table:table-row>
          <table:table-row-group>
            <table:table-row table:style-name="ro1">
              <table:table-cell office:value-type="float" office:value="344" calcext:value-type="float">
                <text:p>344</text:p>
              </table:table-cell>
              <table:table-cell office:value-type="string" calcext:value-type="string">
                <text:p><text:s text:c="19"/>teeth53</text:p>
              </table:table-cell>
              <table:table-cell office:value-type="string" calcext:value-type="string">
                <text:p><text:s/>Health-Matter-Cancer-cell-and-acidic-food</text:p>
              </table:table-cell>
            </table:table-row>
          </table:table-row-group>
          <table:table-row table:style-name="ro1">
            <table:table-cell/>
            <table:table-cell table:formula="of:=SUBTOTAL(3;[.$B$390:.$B$390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45" calcext:value-type="float">
                <text:p>345</text:p>
              </table:table-cell>
              <table:table-cell office:value-type="string" calcext:value-type="string">
                <text:p><text:s text:c="19"/>Zha0yun</text:p>
              </table:table-cell>
              <table:table-cell office:value-type="string" calcext:value-type="string">
                <text:p><text:s/>I-am-still-waiting-for-ERA-to-void-the-exclusive-and-change-agent-already-noon-time</text:p>
              </table:table-cell>
            </table:table-row>
          </table:table-row-group>
          <table:table-row table:style-name="ro1">
            <table:table-cell/>
            <table:table-cell table:formula="of:=SUBTOTAL(3;[.$B$392:.$B$392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46" calcext:value-type="float">
                <text:p>346</text:p>
              </table:table-cell>
              <table:table-cell office:value-type="string" calcext:value-type="string">
                <text:p><text:s text:c="18"/>Brian123</text:p>
              </table:table-cell>
              <table:table-cell office:value-type="string" calcext:value-type="string">
                <text:p><text:s/>TV-box</text:p>
              </table:table-cell>
            </table:table-row>
          </table:table-row-group>
          <table:table-row table:style-name="ro1">
            <table:table-cell/>
            <table:table-cell table:formula="of:=SUBTOTAL(3;[.$B$394:.$B$394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47" calcext:value-type="float">
                <text:p>347</text:p>
              </table:table-cell>
              <table:table-cell office:value-type="string" calcext:value-type="string">
                <text:p><text:s text:c="18"/>Casanova</text:p>
              </table:table-cell>
              <table:table-cell office:value-type="string" calcext:value-type="string">
                <text:p><text:s/>Genting-is-going-higher-and-higher</text:p>
              </table:table-cell>
            </table:table-row>
            <table:table-row table:style-name="ro1">
              <table:table-cell office:value-type="float" office:value="348" calcext:value-type="float">
                <text:p>348</text:p>
              </table:table-cell>
              <table:table-cell office:value-type="string" calcext:value-type="string">
                <text:p><text:s text:c="18"/>Casanova</text:p>
              </table:table-cell>
              <table:table-cell office:value-type="string" calcext:value-type="string">
                <text:p><text:s/>Fashionable-for-young-adults-in-Singapore-not-to-own-a-car-Sitoh-Yih-Pin--650641</text:p>
              </table:table-cell>
            </table:table-row>
          </table:table-row-group>
          <table:table-row table:style-name="ro1">
            <table:table-cell/>
            <table:table-cell table:formula="of:=SUBTOTAL(3;[.$B$396:.$B$397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349" calcext:value-type="float">
                <text:p>349</text:p>
              </table:table-cell>
              <table:table-cell office:value-type="string" calcext:value-type="string">
                <text:p><text:s text:c="18"/>chettiar</text:p>
              </table:table-cell>
              <table:table-cell office:value-type="string" calcext:value-type="string">
                <text:p><text:s/>Among-4G-leaders-Chan-CS-is-the-primus-inter-pares-why</text:p>
              </table:table-cell>
            </table:table-row>
            <table:table-row table:style-name="ro1">
              <table:table-cell office:value-type="float" office:value="350" calcext:value-type="float">
                <text:p>350</text:p>
              </table:table-cell>
              <table:table-cell office:value-type="string" calcext:value-type="string">
                <text:p><text:s text:c="18"/>chettiar</text:p>
              </table:table-cell>
              <table:table-cell office:value-type="string" calcext:value-type="string">
                <text:p><text:s/>STI-very-solid-today-maybe-oversold-for-too-long</text:p>
              </table:table-cell>
            </table:table-row>
            <table:table-row table:style-name="ro1">
              <table:table-cell office:value-type="float" office:value="351" calcext:value-type="float">
                <text:p>351</text:p>
              </table:table-cell>
              <table:table-cell office:value-type="string" calcext:value-type="string">
                <text:p><text:s text:c="18"/>chettiar</text:p>
              </table:table-cell>
              <table:table-cell office:value-type="string" calcext:value-type="string">
                <text:p><text:s/>Are-those-people-forming-long-Q-to-buy-apple-latest-phone-model-are-paid-to-do-so</text:p>
              </table:table-cell>
            </table:table-row>
            <table:table-row table:style-name="ro1">
              <table:table-cell office:value-type="float" office:value="352" calcext:value-type="float">
                <text:p>352</text:p>
              </table:table-cell>
              <table:table-cell office:value-type="string" calcext:value-type="string">
                <text:p><text:s text:c="18"/>chettiar</text:p>
              </table:table-cell>
              <table:table-cell office:value-type="string" calcext:value-type="string">
                <text:p><text:s/>Do-you-like-to-marry-a-career-minded-girl-or-simple-girl-Tell-me-why</text:p>
              </table:table-cell>
            </table:table-row>
            <table:table-row table:style-name="ro1">
              <table:table-cell office:value-type="float" office:value="353" calcext:value-type="float">
                <text:p>353</text:p>
              </table:table-cell>
              <table:table-cell office:value-type="string" calcext:value-type="string">
                <text:p><text:s text:c="18"/>chettiar</text:p>
              </table:table-cell>
              <table:table-cell office:value-type="string" calcext:value-type="string">
                <text:p><text:s/>In-Singapore-which-business-you-think-will-likely-survive-for-next-10-years</text:p>
              </table:table-cell>
            </table:table-row>
            <table:table-row table:style-name="ro1">
              <table:table-cell office:value-type="float" office:value="354" calcext:value-type="float">
                <text:p>354</text:p>
              </table:table-cell>
              <table:table-cell office:value-type="string" calcext:value-type="string">
                <text:p><text:s text:c="18"/>chettiar</text:p>
              </table:table-cell>
              <table:table-cell office:value-type="string" calcext:value-type="string">
                <text:p><text:s/>Will-U-happy-if-the-stock-you-bought-pay-good-div-but-the-stock-price-is-lousy</text:p>
              </table:table-cell>
            </table:table-row>
          </table:table-row-group>
          <table:table-row table:style-name="ro1">
            <table:table-cell/>
            <table:table-cell table:formula="of:=SUBTOTAL(3;[.$B$399:.$B$404])" office:value-type="float" office:value="6" calcext:value-type="float">
              <text:p>6</text:p>
            </table:table-cell>
            <table:table-cell/>
          </table:table-row>
          <table:table-row-group>
            <table:table-row table:style-name="ro1">
              <table:table-cell office:value-type="float" office:value="355" calcext:value-type="float">
                <text:p>355</text:p>
              </table:table-cell>
              <table:table-cell office:value-type="string" calcext:value-type="string">
                <text:p><text:s text:c="18"/>forum456</text:p>
              </table:table-cell>
              <table:table-cell office:value-type="string" calcext:value-type="string">
                <text:p><text:s/>Can-Singaporeans-retire-with-rising-medical-costs-low-CPF-interest-and-expiring-HDB</text:p>
              </table:table-cell>
            </table:table-row>
          </table:table-row-group>
          <table:table-row table:style-name="ro1">
            <table:table-cell/>
            <table:table-cell table:formula="of:=SUBTOTAL(3;[.$B$406:.$B$406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356" calcext:value-type="float">
                <text:p>356</text:p>
              </table:table-cell>
              <table:table-cell office:value-type="string" calcext:value-type="string">
                <text:p><text:s text:c="18"/>Goodyear</text:p>
              </table:table-cell>
              <table:table-cell office:value-type="string" calcext:value-type="string">
                <text:p><text:s/>Armpit</text:p>
              </table:table-cell>
            </table:table-row>
            <table:table-row table:style-name="ro1">
              <table:table-cell office:value-type="float" office:value="357" calcext:value-type="float">
                <text:p>357</text:p>
              </table:table-cell>
              <table:table-cell office:value-type="string" calcext:value-type="string">
                <text:p><text:s text:c="18"/>Goodyear</text:p>
              </table:table-cell>
              <table:table-cell office:value-type="string" calcext:value-type="string">
                <text:p><text:s/>What-more-can-i-say-here</text:p>
              </table:table-cell>
            </table:table-row>
          </table:table-row-group>
          <table:table-row table:style-name="ro1">
            <table:table-cell/>
            <table:table-cell table:formula="of:=SUBTOTAL(3;[.$B$408:.$B$409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358" calcext:value-type="float">
                <text:p>35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Singaporeans-Discuss-Foreign-Talent</text:p>
              </table:table-cell>
            </table:table-row>
            <table:table-row table:style-name="ro1">
              <table:table-cell office:value-type="float" office:value="359" calcext:value-type="float">
                <text:p>35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re-You-Upset-When-People-Call-You-Uncle-or-Auntie</text:p>
              </table:table-cell>
            </table:table-row>
            <table:table-row table:style-name="ro1">
              <table:table-cell office:value-type="float" office:value="360" calcext:value-type="float">
                <text:p>36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s-a-monk-for-today-toll-today-s-bell</text:p>
              </table:table-cell>
            </table:table-row>
            <table:table-row table:style-name="ro1">
              <table:table-cell office:value-type="float" office:value="361" calcext:value-type="float">
                <text:p>36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Job-Opportunities-In-Singapore-For-Indians</text:p>
              </table:table-cell>
            </table:table-row>
            <table:table-row table:style-name="ro1">
              <table:table-cell office:value-type="float" office:value="362" calcext:value-type="float">
                <text:p>36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Nowadays-Tap-Water-Tastes-A-Bit-Different</text:p>
              </table:table-cell>
            </table:table-row>
            <table:table-row table:style-name="ro1">
              <table:table-cell office:value-type="float" office:value="363" calcext:value-type="float">
                <text:p>36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Malay-Origin-Melayu-Dari-Mana</text:p>
              </table:table-cell>
            </table:table-row>
            <table:table-row table:style-name="ro1">
              <table:table-cell office:value-type="float" office:value="364" calcext:value-type="float">
                <text:p>36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Unanswered-Questions-on-Apollo-Moon-Landing</text:p>
              </table:table-cell>
            </table:table-row>
            <table:table-row table:style-name="ro1">
              <table:table-cell office:value-type="float" office:value="365" calcext:value-type="float">
                <text:p>36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Fake-Trump-photo-goes-viral-again-after-Hurricane-Florence</text:p>
              </table:table-cell>
            </table:table-row>
            <table:table-row table:style-name="ro1">
              <table:table-cell office:value-type="float" office:value="366" calcext:value-type="float">
                <text:p>36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You-will-never-drink-Coca-Cola-Mirinda-or-any-soft-drink-after-watching-this</text:p>
              </table:table-cell>
            </table:table-row>
            <table:table-row table:style-name="ro1">
              <table:table-cell office:value-type="float" office:value="367" calcext:value-type="float">
                <text:p>36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Every-Indian-Engineer-In-The-World</text:p>
              </table:table-cell>
            </table:table-row>
            <table:table-row table:style-name="ro1">
              <table:table-cell office:value-type="float" office:value="368" calcext:value-type="float">
                <text:p>36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HUATah-%E7%B9%81%E6%A0%84%E3%81%82%E3%81%82</text:p>
              </table:table-cell>
            </table:table-row>
            <table:table-row table:style-name="ro1">
              <table:table-cell office:value-type="float" office:value="369" calcext:value-type="float">
                <text:p>36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Is-bubble-tea-bad-for-your-health</text:p>
              </table:table-cell>
            </table:table-row>
            <table:table-row table:style-name="ro1">
              <table:table-cell office:value-type="float" office:value="370" calcext:value-type="float">
                <text:p>37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Retirement-in-Vietnam-Nightlife-Dating-Street-Food-Relationships</text:p>
              </table:table-cell>
            </table:table-row>
            <table:table-row table:style-name="ro1">
              <table:table-cell office:value-type="float" office:value="371" calcext:value-type="float">
                <text:p>37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China-Wants-to-Hire-More-Indians-But-Can%E2%80%99t-Find-the-Right-Ones</text:p>
              </table:table-cell>
            </table:table-row>
            <table:table-row table:style-name="ro1">
              <table:table-cell office:value-type="float" office:value="372" calcext:value-type="float">
                <text:p>37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Germans-Are-Always-Right-Do-You-Agree</text:p>
              </table:table-cell>
            </table:table-row>
            <table:table-row table:style-name="ro1">
              <table:table-cell office:value-type="float" office:value="373" calcext:value-type="float">
                <text:p>37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Proton-was-a-success-not-a-failure-%E2%80%93-PM-Tun-Mahathir</text:p>
              </table:table-cell>
            </table:table-row>
            <table:table-row table:style-name="ro1">
              <table:table-cell office:value-type="float" office:value="374" calcext:value-type="float">
                <text:p>37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ashing-Machine-Front-Load-or-Top-Load-Better</text:p>
              </table:table-cell>
            </table:table-row>
            <table:table-row table:style-name="ro1">
              <table:table-cell office:value-type="float" office:value="375" calcext:value-type="float">
                <text:p>37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Deputy-Attorney-General-Rod-Rosenstein-at-White-House-expects-to-be-fired</text:p>
              </table:table-cell>
            </table:table-row>
            <table:table-row table:style-name="ro1">
              <table:table-cell office:value-type="float" office:value="376" calcext:value-type="float">
                <text:p>37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How-much-does-the-average-Vietnamese-earn</text:p>
              </table:table-cell>
            </table:table-row>
            <table:table-row table:style-name="ro1">
              <table:table-cell office:value-type="float" office:value="377" calcext:value-type="float">
                <text:p>37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Very-Sad-A-Dog-is-Going-to-Die</text:p>
              </table:table-cell>
            </table:table-row>
            <table:table-row table:style-name="ro1">
              <table:table-cell office:value-type="float" office:value="378" calcext:value-type="float">
                <text:p>37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Incredible-Mid-Autumn-Festival-in-Vietnam-Vui-T%E1%BA%BFt-Trung-thu-t%E1%BA%A1i-Vi%E1%BB%87t-Nam</text:p>
              </table:table-cell>
            </table:table-row>
            <table:table-row table:style-name="ro1">
              <table:table-cell office:value-type="float" office:value="379" calcext:value-type="float">
                <text:p>37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atch-How-Scooter-Riders-Fail</text:p>
              </table:table-cell>
            </table:table-row>
            <table:table-row table:style-name="ro1">
              <table:table-cell office:value-type="float" office:value="380" calcext:value-type="float">
                <text:p>38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My-Aircon-is-9-Years-Old-Still-Working-Well</text:p>
              </table:table-cell>
            </table:table-row>
            <table:table-row table:style-name="ro1">
              <table:table-cell office:value-type="float" office:value="381" calcext:value-type="float">
                <text:p>38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Eating-Mooncakes-for-Dinner</text:p>
              </table:table-cell>
            </table:table-row>
            <table:table-row table:style-name="ro1">
              <table:table-cell office:value-type="float" office:value="382" calcext:value-type="float">
                <text:p>38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The-Collapse-of-the-American-Empire</text:p>
              </table:table-cell>
            </table:table-row>
            <table:table-row table:style-name="ro1">
              <table:table-cell office:value-type="float" office:value="383" calcext:value-type="float">
                <text:p>38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This-Sporean-Guy-Promotes-HDB-on-TV-in-Taiwan</text:p>
              </table:table-cell>
            </table:table-row>
            <table:table-row table:style-name="ro1">
              <table:table-cell office:value-type="float" office:value="384" calcext:value-type="float">
                <text:p>38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ussie-Girl-Visits-Shanghai-for-the-First-Time</text:p>
              </table:table-cell>
            </table:table-row>
            <table:table-row table:style-name="ro1">
              <table:table-cell office:value-type="float" office:value="385" calcext:value-type="float">
                <text:p>38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%E5%A4%96%E5%9C%8B%E4%BA%BA%E9%83%BD%E8%AA%8D%E7%82%BA%E7%9A%84%E9%A6%AC%E4%BE%86%E8%A5%BF%E4%BA%9E%E5%8F%A3%E9%9F%B3-Malaysian-Accent-%E9%95%B7%E9%80%99%E6%A8%A3%EF%BC%81%EF%BC%9FWalao-eh</text:p>
              </table:table-cell>
            </table:table-row>
            <table:table-row table:style-name="ro1">
              <table:table-cell office:value-type="float" office:value="386" calcext:value-type="float">
                <text:p>38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I-took-Malaysian-Airlines-One-Year-After-Disappearance-of-MH370</text:p>
              </table:table-cell>
            </table:table-row>
            <table:table-row table:style-name="ro1">
              <table:table-cell office:value-type="float" office:value="387" calcext:value-type="float">
                <text:p>38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35-PEOPLE-THAT-IGNORED-A-HUGE-TRAIN-COMING-AT-THEM-INSTANT-KARMA</text:p>
              </table:table-cell>
            </table:table-row>
            <table:table-row table:style-name="ro1">
              <table:table-cell office:value-type="float" office:value="388" calcext:value-type="float">
                <text:p>38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Lucky-People-Near-Misses-2016</text:p>
              </table:table-cell>
            </table:table-row>
            <table:table-row table:style-name="ro1">
              <table:table-cell office:value-type="float" office:value="389" calcext:value-type="float">
                <text:p>38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at-s-wrong-with-these-Drivers-Bad-Driving-Skills</text:p>
              </table:table-cell>
            </table:table-row>
            <table:table-row table:style-name="ro1">
              <table:table-cell office:value-type="float" office:value="390" calcext:value-type="float">
                <text:p>39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This-Man-Drank-Energy-Drinks-Everyday-This-Is-What-Happened-To-Him</text:p>
              </table:table-cell>
            </table:table-row>
            <table:table-row table:style-name="ro1">
              <table:table-cell office:value-type="float" office:value="391" calcext:value-type="float">
                <text:p>39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LIVING-IN-THAILAND-WITH-A-THAI-GIRLFRIEND</text:p>
              </table:table-cell>
            </table:table-row>
            <table:table-row table:style-name="ro1">
              <table:table-cell office:value-type="float" office:value="392" calcext:value-type="float">
                <text:p>39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Trump-clamps-down-on-green-cards</text:p>
              </table:table-cell>
            </table:table-row>
            <table:table-row table:style-name="ro1">
              <table:table-cell office:value-type="float" office:value="393" calcext:value-type="float">
                <text:p>39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y-Aussie-women-are-ageing-up-to-20-years-faster-than-US-women</text:p>
              </table:table-cell>
            </table:table-row>
            <table:table-row table:style-name="ro1">
              <table:table-cell office:value-type="float" office:value="394" calcext:value-type="float">
                <text:p>39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o-Are-These-Uncles-and-Aunties</text:p>
              </table:table-cell>
            </table:table-row>
            <table:table-row table:style-name="ro1">
              <table:table-cell office:value-type="float" office:value="395" calcext:value-type="float">
                <text:p>39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Is-USA-Now-A-Third-World-Country</text:p>
              </table:table-cell>
            </table:table-row>
            <table:table-row table:style-name="ro1">
              <table:table-cell office:value-type="float" office:value="396" calcext:value-type="float">
                <text:p>39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Can-You-Live-Together-without-Sex</text:p>
              </table:table-cell>
            </table:table-row>
            <table:table-row table:style-name="ro1">
              <table:table-cell office:value-type="float" office:value="397" calcext:value-type="float">
                <text:p>39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People-Dunt-Realize-that-Cheaper-Countries-ll-No-Longer-be-Cheap-When-They-Retire</text:p>
              </table:table-cell>
            </table:table-row>
            <table:table-row table:style-name="ro1">
              <table:table-cell office:value-type="float" office:value="398" calcext:value-type="float">
                <text:p>39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ere-is-Forummer-HP9000</text:p>
              </table:table-cell>
            </table:table-row>
            <table:table-row table:style-name="ro1">
              <table:table-cell office:value-type="float" office:value="399" calcext:value-type="float">
                <text:p>39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Did-Forummer-Bangkok-kid-Go-Back-to-Bangkok-Already</text:p>
              </table:table-cell>
            </table:table-row>
            <table:table-row table:style-name="ro1">
              <table:table-cell office:value-type="float" office:value="400" calcext:value-type="float">
                <text:p>40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Chinese-Family-Lives-in-Penang-Malaysia</text:p>
              </table:table-cell>
            </table:table-row>
            <table:table-row table:style-name="ro1">
              <table:table-cell office:value-type="float" office:value="401" calcext:value-type="float">
                <text:p>40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Hong-Kong-opens-first-bullet-train-link-with-mainland-China</text:p>
              </table:table-cell>
            </table:table-row>
            <table:table-row table:style-name="ro1">
              <table:table-cell office:value-type="float" office:value="402" calcext:value-type="float">
                <text:p>40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Drink-Apple-Cider-Vinegar-Before-Bed-Time-This-Will-Happen-Lose-Weight</text:p>
              </table:table-cell>
            </table:table-row>
            <table:table-row table:style-name="ro1">
              <table:table-cell office:value-type="float" office:value="403" calcext:value-type="float">
                <text:p>40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Cost-of-Living-in-Cambodia-prices-of-rent-groceries-more</text:p>
              </table:table-cell>
            </table:table-row>
            <table:table-row table:style-name="ro1">
              <table:table-cell office:value-type="float" office:value="404" calcext:value-type="float">
                <text:p>40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-normal-day-in-Cambodia</text:p>
              </table:table-cell>
            </table:table-row>
            <table:table-row table:style-name="ro1">
              <table:table-cell office:value-type="float" office:value="405" calcext:value-type="float">
                <text:p>40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IRLINE-PASSENGERS-LOSING-THEIR-SH-T-DENIED-CHECK-IN</text:p>
              </table:table-cell>
            </table:table-row>
            <table:table-row table:style-name="ro1">
              <table:table-cell office:value-type="float" office:value="406" calcext:value-type="float">
                <text:p>40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nyone-Want-Mooncake</text:p>
              </table:table-cell>
            </table:table-row>
            <table:table-row table:style-name="ro1">
              <table:table-cell office:value-type="float" office:value="407" calcext:value-type="float">
                <text:p>40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%E6%AD%A3%E7%A1%AE%E7%9C%8B%E5%BE%85%E4%B8%A4%E6%80%A7%E5%B7%AE%E5%BC%82%EF%BC%9A%E4%B8%8D%E8%A6%81%E5%81%9C%E3%80%81%E4%B8%8D%E8%A6%81%E5%81%9C%E3%80%81%E4%B8%8D%E8%A6%81%E5%81%9C-%E9%87%8D%E8%A6%81%E7%9A%84%E4%BA%8B%E6%83%85%E8%AF%B4%E4%B8%89%E9%81%8D%EF%BC%81%E4%B8%8A%E5%BA%8A%E5%90%A7%EF%BC%8C%E5%A5%B3%E5%AD%A9%EF%BC%81</text:p>
              </table:table-cell>
            </table:table-row>
            <table:table-row table:style-name="ro1">
              <table:table-cell office:value-type="float" office:value="408" calcext:value-type="float">
                <text:p>40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Jack-Ma-Trade-War-Could-Last-For-20-Years</text:p>
              </table:table-cell>
            </table:table-row>
            <table:table-row table:style-name="ro1">
              <table:table-cell office:value-type="float" office:value="409" calcext:value-type="float">
                <text:p>40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%E5%A5%B3%E4%BA%BA%E8%AF%B4%E8%BF%99%E5%87%A0%E5%8F%A5%E8%AF%9D%E4%BB%A3%E8%A1%A8%E5%A5%B9%E5%9C%A8%E8%80%8D%E4%BD%A0%EF%BC%8C%E7%94%B7%E4%BA%BA%E8%A6%81%E8%AD%A6%E6%83%95%EF%BC%81</text:p>
              </table:table-cell>
            </table:table-row>
            <table:table-row table:style-name="ro1">
              <table:table-cell office:value-type="float" office:value="410" calcext:value-type="float">
                <text:p>41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en-a-Wild-Lion-Tries-to-Get-Inside-Your-Car</text:p>
              </table:table-cell>
            </table:table-row>
            <table:table-row table:style-name="ro1">
              <table:table-cell office:value-type="float" office:value="411" calcext:value-type="float">
                <text:p>41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This-Happened-in-India-Sexual-Assault</text:p>
              </table:table-cell>
            </table:table-row>
            <table:table-row table:style-name="ro1">
              <table:table-cell office:value-type="float" office:value="412" calcext:value-type="float">
                <text:p>41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atch-Australian-Cop-Attack-Two-Aboriginal-Females</text:p>
              </table:table-cell>
            </table:table-row>
            <table:table-row table:style-name="ro1">
              <table:table-cell office:value-type="float" office:value="413" calcext:value-type="float">
                <text:p>41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Mistreatment-of-Chinese-tourists-in-Sweden-sparks-heated-online-debate</text:p>
              </table:table-cell>
            </table:table-row>
            <table:table-row table:style-name="ro1">
              <table:table-cell office:value-type="float" office:value="414" calcext:value-type="float">
                <text:p>41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Major-hospital-blunders-cause-dozens-of-deaths-across-Victoria-in-Australia</text:p>
              </table:table-cell>
            </table:table-row>
            <table:table-row table:style-name="ro1">
              <table:table-cell office:value-type="float" office:value="415" calcext:value-type="float">
                <text:p>41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Both-My-Ex-Boyfriends-Proposed-To-Me</text:p>
              </table:table-cell>
            </table:table-row>
            <table:table-row table:style-name="ro1">
              <table:table-cell office:value-type="float" office:value="416" calcext:value-type="float">
                <text:p>41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Melbourne-dad-kills-son-after-argument-over-burnt-omelette</text:p>
              </table:table-cell>
            </table:table-row>
            <table:table-row table:style-name="ro1">
              <table:table-cell office:value-type="float" office:value="417" calcext:value-type="float">
                <text:p>41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Can-Tho-Airport-Brand-New-Vietnam</text:p>
              </table:table-cell>
            </table:table-row>
            <table:table-row table:style-name="ro1">
              <table:table-cell office:value-type="float" office:value="418" calcext:value-type="float">
                <text:p>41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3-Things-Japanese-Girls-Would-NEVER-do%EF%BD%9C%E6%97%A5%E6%9C%AC%E5%A5%B3%E7%94%9F%E7%B5%95%E5%B0%8D%E4%B8%8D%E5%81%9A%E7%9A%843%E4%BB%B6%E4%BA%8B%EF%BD%9C%E6%97%A5%E6%9C%AC%E4%BA%BA%E5%A5%B3%E6%80%A7%E3%81%8C%E7%B5%B6%E5%AF%BE%E3%81%97%E3%81%AA%E3%81%84%EF%BC%93%E3%81%A4%E3%81%AE%E4%BA%8B%EF%BD%9C</text:p>
              </table:table-cell>
            </table:table-row>
            <table:table-row table:style-name="ro1">
              <table:table-cell office:value-type="float" office:value="419" calcext:value-type="float">
                <text:p>41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Culture-Differences-in-Taiwan-Shocked-A-Japanese-Girl-9%E5%80%8B%E6%84%8F%E6%83%B3%E4%B8%8D%E5%88%B0%E7%9A%84%E5%8F%B0%E6%97%A5%E5%B7%AE%E7%95%B0%EF%BC%81%E6%97%A5%E6%9C%AC%E5%A5%B3%E7%94%9F%E3%80%8E%E5%9A%87%E5%88%B0%E8%85%BF%E8%BB%9F%E3%80%8F</text:p>
              </table:table-cell>
            </table:table-row>
            <table:table-row table:style-name="ro1">
              <table:table-cell office:value-type="float" office:value="420" calcext:value-type="float">
                <text:p>42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ussie-New-PM-revealed-he-kept-forgetting-he-had-become-the-Prime-Minister</text:p>
              </table:table-cell>
            </table:table-row>
            <table:table-row table:style-name="ro1">
              <table:table-cell office:value-type="float" office:value="421" calcext:value-type="float">
                <text:p>42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She-is-in-Movie-Crazy-Rich-Asians-1</text:p>
              </table:table-cell>
            </table:table-row>
            <table:table-row table:style-name="ro1">
              <table:table-cell office:value-type="float" office:value="422" calcext:value-type="float">
                <text:p>42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y-Are-They-Many-VIPs-in-this-Forum</text:p>
              </table:table-cell>
            </table:table-row>
            <table:table-row table:style-name="ro1">
              <table:table-cell office:value-type="float" office:value="423" calcext:value-type="float">
                <text:p>42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y-Did-So-Many-Newbies-Get-Banned</text:p>
              </table:table-cell>
            </table:table-row>
            <table:table-row table:style-name="ro1">
              <table:table-cell office:value-type="float" office:value="424" calcext:value-type="float">
                <text:p>42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Prediction-Melbourne-could-begin-to-run-short-of-water-by-2028</text:p>
              </table:table-cell>
            </table:table-row>
            <table:table-row table:style-name="ro1">
              <table:table-cell office:value-type="float" office:value="425" calcext:value-type="float">
                <text:p>42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US-Market-Up-Like-Crazy</text:p>
              </table:table-cell>
            </table:table-row>
            <table:table-row table:style-name="ro1">
              <table:table-cell office:value-type="float" office:value="426" calcext:value-type="float">
                <text:p>42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6-Top-Rated-Tourist-Attractions-in-Chiang-Mai</text:p>
              </table:table-cell>
            </table:table-row>
            <table:table-row table:style-name="ro1">
              <table:table-cell office:value-type="float" office:value="427" calcext:value-type="float">
                <text:p>42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Pretty-Ex-Wife-Destroyed-M-sian-Husband-s-US-1million-Violin-Collection-in-Japan</text:p>
              </table:table-cell>
            </table:table-row>
            <table:table-row table:style-name="ro1">
              <table:table-cell office:value-type="float" office:value="428" calcext:value-type="float">
                <text:p>42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Neighbour-dispute-in-Marsiling</text:p>
              </table:table-cell>
            </table:table-row>
            <table:table-row table:style-name="ro1">
              <table:table-cell office:value-type="float" office:value="429" calcext:value-type="float">
                <text:p>42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Meet-Melisa-in-Bolivia</text:p>
              </table:table-cell>
            </table:table-row>
            <table:table-row table:style-name="ro1">
              <table:table-cell office:value-type="float" office:value="430" calcext:value-type="float">
                <text:p>43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Praying-mantis-watching-TV</text:p>
              </table:table-cell>
            </table:table-row>
            <table:table-row table:style-name="ro1">
              <table:table-cell office:value-type="float" office:value="431" calcext:value-type="float">
                <text:p>43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Yes-or-No-Retire-in-Malaysia</text:p>
              </table:table-cell>
            </table:table-row>
            <table:table-row table:style-name="ro1">
              <table:table-cell office:value-type="float" office:value="432" calcext:value-type="float">
                <text:p>432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How-much-will-iPhone-cost-if-it-is-made-in-USA</text:p>
              </table:table-cell>
            </table:table-row>
            <table:table-row table:style-name="ro1">
              <table:table-cell office:value-type="float" office:value="433" calcext:value-type="float">
                <text:p>433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Singapore-vs-china-shuttle-bus-fight</text:p>
              </table:table-cell>
            </table:table-row>
            <table:table-row table:style-name="ro1">
              <table:table-cell office:value-type="float" office:value="434" calcext:value-type="float">
                <text:p>434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Dirty-Aussie-Neighbour</text:p>
              </table:table-cell>
            </table:table-row>
            <table:table-row table:style-name="ro1">
              <table:table-cell office:value-type="float" office:value="435" calcext:value-type="float">
                <text:p>435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3-Fighting-Neighbours-in-Singapore</text:p>
              </table:table-cell>
            </table:table-row>
            <table:table-row table:style-name="ro1">
              <table:table-cell office:value-type="float" office:value="436" calcext:value-type="float">
                <text:p>436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I-Noticed-A-Lot-of-Business-People-Join-Our-Forum-Is-It-A-Good-Thing</text:p>
              </table:table-cell>
            </table:table-row>
            <table:table-row table:style-name="ro1">
              <table:table-cell office:value-type="float" office:value="437" calcext:value-type="float">
                <text:p>437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Are-You-Annoyed-When-Your-Colleagues-Fart-During-A-Meeting</text:p>
              </table:table-cell>
            </table:table-row>
            <table:table-row table:style-name="ro1">
              <table:table-cell office:value-type="float" office:value="438" calcext:value-type="float">
                <text:p>438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Trump-threatens-tariffs-on-nearly-all-Chinese-goods-after-Beijing-hits-back</text:p>
              </table:table-cell>
            </table:table-row>
            <table:table-row table:style-name="ro1">
              <table:table-cell office:value-type="float" office:value="439" calcext:value-type="float">
                <text:p>439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at-Do-You-Enjoy-the-Most-in-Life</text:p>
              </table:table-cell>
            </table:table-row>
            <table:table-row table:style-name="ro1">
              <table:table-cell office:value-type="float" office:value="440" calcext:value-type="float">
                <text:p>440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Why-Malaysia-Forest-City-Could-be-a-World-Trouble</text:p>
              </table:table-cell>
            </table:table-row>
            <table:table-row table:style-name="ro1">
              <table:table-cell office:value-type="float" office:value="441" calcext:value-type="float">
                <text:p>441</text:p>
              </table:table-cell>
              <table:table-cell office:value-type="string" calcext:value-type="string">
                <text:p><text:s text:c="18"/>lvlrsSTI</text:p>
              </table:table-cell>
              <table:table-cell office:value-type="string" calcext:value-type="string">
                <text:p><text:s/>Kim-Jong-un-welcomes-South-Korean-leader-to-Pyongyang-for-historic-summit</text:p>
              </table:table-cell>
            </table:table-row>
          </table:table-row-group>
          <table:table-row table:style-name="ro1">
            <table:table-cell/>
            <table:table-cell table:formula="of:=SUBTOTAL(3;[.$B$411:.$B$494])" office:value-type="float" office:value="84" calcext:value-type="float">
              <text:p>84</text:p>
            </table:table-cell>
            <table:table-cell/>
          </table:table-row>
          <table:table-row-group>
            <table:table-row table:style-name="ro1">
              <table:table-cell office:value-type="float" office:value="442" calcext:value-type="float">
                <text:p>442</text:p>
              </table:table-cell>
              <table:table-cell office:value-type="string" calcext:value-type="string">
                <text:p><text:s text:c="18"/>mandyliu</text:p>
              </table:table-cell>
              <table:table-cell office:value-type="string" calcext:value-type="string">
                <text:p><text:s/>Cannot-sleep-Come-for-massage-6-30am-to-11-00pm-daily</text:p>
              </table:table-cell>
            </table:table-row>
          </table:table-row-group>
          <table:table-row table:style-name="ro1">
            <table:table-cell/>
            <table:table-cell table:formula="of:=SUBTOTAL(3;[.$B$496:.$B$496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443" calcext:value-type="float">
                <text:p>443</text:p>
              </table:table-cell>
              <table:table-cell office:value-type="string" calcext:value-type="string">
                <text:p><text:s text:c="18"/>Mark-Koh</text:p>
              </table:table-cell>
              <table:table-cell office:value-type="string" calcext:value-type="string">
                <text:p><text:s/>PAP-Ong-Ye-Kung-We-need-more-fresh-young-Foreign-Talents-to-make-our-education-fun</text:p>
              </table:table-cell>
            </table:table-row>
          </table:table-row-group>
          <table:table-row table:style-name="ro1">
            <table:table-cell/>
            <table:table-cell table:formula="of:=SUBTOTAL(3;[.$B$498:.$B$498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444" calcext:value-type="float">
                <text:p>444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After-all-the-pmd-accidents-lta-now-wants-you-to-suggest-how-to-co-exist</text:p>
              </table:table-cell>
            </table:table-row>
            <table:table-row table:style-name="ro1">
              <table:table-cell office:value-type="float" office:value="445" calcext:value-type="float">
                <text:p>445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At-this-point-we-are-like-leaderless-and-rudderless-or-are-we-awaiting-his-arrival</text:p>
              </table:table-cell>
            </table:table-row>
            <table:table-row table:style-name="ro1">
              <table:table-cell office:value-type="float" office:value="446" calcext:value-type="float">
                <text:p>446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Chan-chun-sing-claims-it-only-took-them-15-mins-to-restore-power-blackout</text:p>
              </table:table-cell>
            </table:table-row>
            <table:table-row table:style-name="ro1">
              <table:table-cell office:value-type="float" office:value="447" calcext:value-type="float">
                <text:p>447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They-say-think-of-all-possible-scenarios-b4-you-act-this-is-it</text:p>
              </table:table-cell>
            </table:table-row>
            <table:table-row table:style-name="ro1">
              <table:table-cell office:value-type="float" office:value="448" calcext:value-type="float">
                <text:p>448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Becareful-who-you-are-pitying</text:p>
              </table:table-cell>
            </table:table-row>
            <table:table-row table:style-name="ro1">
              <table:table-cell office:value-type="float" office:value="449" calcext:value-type="float">
                <text:p>449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Amazing-trump-he-kaanineh-really-never-fail-to-amazed-me</text:p>
              </table:table-cell>
            </table:table-row>
            <table:table-row table:style-name="ro1">
              <table:table-cell office:value-type="float" office:value="450" calcext:value-type="float">
                <text:p>450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Only-sentenced-to-reformative-training-for-killing-someone</text:p>
              </table:table-cell>
            </table:table-row>
            <table:table-row table:style-name="ro1">
              <table:table-cell office:value-type="float" office:value="451" calcext:value-type="float">
                <text:p>451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One-way-to-feed-your-kid-who-refuses-to-eat-his-meal</text:p>
              </table:table-cell>
            </table:table-row>
            <table:table-row table:style-name="ro1">
              <table:table-cell office:value-type="float" office:value="452" calcext:value-type="float">
                <text:p>452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Walau-this-hokkien-chabor-selling-male-shorts-really-tok-kong-tsk-tsk-tsk</text:p>
              </table:table-cell>
            </table:table-row>
            <table:table-row table:style-name="ro1">
              <table:table-cell office:value-type="float" office:value="453" calcext:value-type="float">
                <text:p>453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21-foreigners-out-of-thousands-ip-buyers-is-very-insignificant</text:p>
              </table:table-cell>
            </table:table-row>
            <table:table-row table:style-name="ro1">
              <table:table-cell office:value-type="float" office:value="454" calcext:value-type="float">
                <text:p>454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Enjoy-your-alcoholic-drink-better-know-it-s-source</text:p>
              </table:table-cell>
            </table:table-row>
            <table:table-row table:style-name="ro1">
              <table:table-cell office:value-type="float" office:value="455" calcext:value-type="float">
                <text:p>455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Madhater-will-become-madder-when-he-reads-this-news</text:p>
              </table:table-cell>
            </table:table-row>
            <table:table-row table:style-name="ro1">
              <table:table-cell office:value-type="float" office:value="456" calcext:value-type="float">
                <text:p>456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Anwar-i-was-just-joking-and-that-became-the-headline</text:p>
              </table:table-cell>
            </table:table-row>
            <table:table-row table:style-name="ro1">
              <table:table-cell office:value-type="float" office:value="457" calcext:value-type="float">
                <text:p>457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Does-this-ring-a-bell-for-msia-economy</text:p>
              </table:table-cell>
            </table:table-row>
            <table:table-row table:style-name="ro1">
              <table:table-cell office:value-type="float" office:value="458" calcext:value-type="float">
                <text:p>458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Whats-this-choose-power-supplier-sia</text:p>
              </table:table-cell>
            </table:table-row>
            <table:table-row table:style-name="ro1">
              <table:table-cell office:value-type="float" office:value="459" calcext:value-type="float">
                <text:p>459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Canadian-born-spore-raised-mr-shin-lim-won-the-america-got-talent-2018-1mil-dollars</text:p>
              </table:table-cell>
            </table:table-row>
            <table:table-row table:style-name="ro1">
              <table:table-cell office:value-type="float" office:value="460" calcext:value-type="float">
                <text:p>460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I-dont-smoke-but-you-sure-all-of-you-want-to-live-like-this</text:p>
              </table:table-cell>
            </table:table-row>
            <table:table-row table:style-name="ro1">
              <table:table-cell office:value-type="float" office:value="461" calcext:value-type="float">
                <text:p>461</text:p>
              </table:table-cell>
              <table:table-cell office:value-type="string" calcext:value-type="string">
                <text:p><text:s text:c="18"/>menghuii</text:p>
              </table:table-cell>
              <table:table-cell office:value-type="string" calcext:value-type="string">
                <text:p><text:s/>Spop-have-you-heard-i-mean-jpop-kpop-now-what</text:p>
              </table:table-cell>
            </table:table-row>
          </table:table-row-group>
          <table:table-row table:style-name="ro1">
            <table:table-cell/>
            <table:table-cell table:formula="of:=SUBTOTAL(3;[.$B$500:.$B$517])" office:value-type="float" office:value="18" calcext:value-type="float">
              <text:p>18</text:p>
            </table:table-cell>
            <table:table-cell/>
          </table:table-row>
          <table:table-row-group>
            <table:table-row table:style-name="ro1">
              <table:table-cell office:value-type="float" office:value="462" calcext:value-type="float">
                <text:p>462</text:p>
              </table:table-cell>
              <table:table-cell office:value-type="string" calcext:value-type="string">
                <text:p><text:s text:c="18"/>MrMarket</text:p>
              </table:table-cell>
              <table:table-cell office:value-type="string" calcext:value-type="string">
                <text:p><text:s/>Sing-China-S3-Episode-10-Just-watch-this-performance-by-pretty-lady-Liu-Junge</text:p>
              </table:table-cell>
            </table:table-row>
          </table:table-row-group>
          <table:table-row table:style-name="ro1">
            <table:table-cell/>
            <table:table-cell table:formula="of:=SUBTOTAL(3;[.$B$519:.$B$519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463" calcext:value-type="float">
                <text:p>463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Ninebot-Gokart-Kit-coming-to-a-pcn-near-you</text:p>
              </table:table-cell>
            </table:table-row>
            <table:table-row table:style-name="ro1">
              <table:table-cell office:value-type="float" office:value="464" calcext:value-type="float">
                <text:p>464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Pap-IB-cory-has-no-substance-in-between-their-ears-Proven-here</text:p>
              </table:table-cell>
            </table:table-row>
            <table:table-row table:style-name="ro1">
              <table:table-cell office:value-type="float" office:value="465" calcext:value-type="float">
                <text:p>465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Nice-mandarin-song</text:p>
              </table:table-cell>
            </table:table-row>
            <table:table-row table:style-name="ro1">
              <table:table-cell office:value-type="float" office:value="466" calcext:value-type="float">
                <text:p>466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Lhl-cannot-make-it-Rally-talk-kena-blast-on-the-internet</text:p>
              </table:table-cell>
            </table:table-row>
            <table:table-row table:style-name="ro1">
              <table:table-cell office:value-type="float" office:value="467" calcext:value-type="float">
                <text:p>467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Since-we-have-no-opposition-in-parliament</text:p>
              </table:table-cell>
            </table:table-row>
            <table:table-row table:style-name="ro1">
              <table:table-cell office:value-type="float" office:value="468" calcext:value-type="float">
                <text:p>468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Passenger-felt-stinging-in-his-ears-like-needles-after-Jet-Airways-crew-forgot-to</text:p>
              </table:table-cell>
            </table:table-row>
            <table:table-row table:style-name="ro1">
              <table:table-cell office:value-type="float" office:value="469" calcext:value-type="float">
                <text:p>469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Pipeline-of-private-properties-will-require-5-years-to-be-absorbed-Redas--650831</text:p>
              </table:table-cell>
            </table:table-row>
            <table:table-row table:style-name="ro1">
              <table:table-cell office:value-type="float" office:value="470" calcext:value-type="float">
                <text:p>470</text:p>
              </table:table-cell>
              <table:table-cell office:value-type="string" calcext:value-type="string">
                <text:p><text:s text:c="18"/>Oneworld</text:p>
              </table:table-cell>
              <table:table-cell office:value-type="string" calcext:value-type="string">
                <text:p><text:s/>HDB-resale-flats-to-become-less-attractive</text:p>
              </table:table-cell>
            </table:table-row>
          </table:table-row-group>
          <table:table-row table:style-name="ro1">
            <table:table-cell/>
            <table:table-cell table:formula="of:=SUBTOTAL(3;[.$B$521:.$B$528])" office:value-type="float" office:value="8" calcext:value-type="float">
              <text:p>8</text:p>
            </table:table-cell>
            <table:table-cell/>
          </table:table-row>
          <table:table-row-group>
            <table:table-row table:style-name="ro1">
              <table:table-cell office:value-type="float" office:value="471" calcext:value-type="float">
                <text:p>471</text:p>
              </table:table-cell>
              <table:table-cell office:value-type="string" calcext:value-type="string">
                <text:p><text:s text:c="18"/>PROFILER</text:p>
              </table:table-cell>
              <table:table-cell office:value-type="string" calcext:value-type="string">
                <text:p><text:s/>Is-religion-really-that-good-for-the-soul</text:p>
              </table:table-cell>
            </table:table-row>
          </table:table-row-group>
          <table:table-row table:style-name="ro1">
            <table:table-cell/>
            <table:table-cell table:formula="of:=SUBTOTAL(3;[.$B$530:.$B$530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472" calcext:value-type="float">
                <text:p>472</text:p>
              </table:table-cell>
              <table:table-cell office:value-type="string" calcext:value-type="string">
                <text:p><text:s text:c="18"/>Rock-Jim</text:p>
              </table:table-cell>
              <table:table-cell office:value-type="string" calcext:value-type="string">
                <text:p><text:s/>KOYO-INTERNATIONAL-AND-CSE-SG-AGREE-TO-COOPERATE-COMPREHENSIVELY</text:p>
              </table:table-cell>
            </table:table-row>
          </table:table-row-group>
          <table:table-row table:style-name="ro1">
            <table:table-cell/>
            <table:table-cell table:formula="of:=SUBTOTAL(3;[.$B$532:.$B$532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473" calcext:value-type="float">
                <text:p>473</text:p>
              </table:table-cell>
              <table:table-cell office:value-type="string" calcext:value-type="string">
                <text:p><text:s text:c="18"/>Sentinel</text:p>
              </table:table-cell>
              <table:table-cell office:value-type="string" calcext:value-type="string">
                <text:p><text:s/>Will-Li-Lin-s-uck-Jerk-Ma-c-ock</text:p>
              </table:table-cell>
            </table:table-row>
            <table:table-row table:style-name="ro1">
              <table:table-cell office:value-type="float" office:value="474" calcext:value-type="float">
                <text:p>474</text:p>
              </table:table-cell>
              <table:table-cell office:value-type="string" calcext:value-type="string">
                <text:p><text:s text:c="18"/>Sentinel</text:p>
              </table:table-cell>
              <table:table-cell office:value-type="string" calcext:value-type="string">
                <text:p><text:s/>Can-Chinese-Han-genes-be-the-dominant-genes-in-100-years-time</text:p>
              </table:table-cell>
            </table:table-row>
          </table:table-row-group>
          <table:table-row table:style-name="ro1">
            <table:table-cell/>
            <table:table-cell table:formula="of:=SUBTOTAL(3;[.$B$534:.$B$535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475" calcext:value-type="float">
                <text:p>475</text:p>
              </table:table-cell>
              <table:table-cell office:value-type="string" calcext:value-type="string">
                <text:p><text:s text:c="18"/>sukhoi35</text:p>
              </table:table-cell>
              <table:table-cell office:value-type="string" calcext:value-type="string">
                <text:p><text:s/>Stupid-politicians-die-for-not-for-country-Smart-NSmen-die-for-country-not-for</text:p>
              </table:table-cell>
            </table:table-row>
            <table:table-row table:style-name="ro1">
              <table:table-cell office:value-type="float" office:value="476" calcext:value-type="float">
                <text:p>476</text:p>
              </table:table-cell>
              <table:table-cell office:value-type="string" calcext:value-type="string">
                <text:p><text:s text:c="18"/>sukhoi35</text:p>
              </table:table-cell>
              <table:table-cell office:value-type="string" calcext:value-type="string">
                <text:p><text:s/>Melbourne-reaches-5-million</text:p>
              </table:table-cell>
            </table:table-row>
            <table:table-row table:style-name="ro1">
              <table:table-cell office:value-type="float" office:value="477" calcext:value-type="float">
                <text:p>477</text:p>
              </table:table-cell>
              <table:table-cell office:value-type="string" calcext:value-type="string">
                <text:p><text:s text:c="18"/>sukhoi35</text:p>
              </table:table-cell>
              <table:table-cell office:value-type="string" calcext:value-type="string">
                <text:p><text:s/>Not-In-Singapore-Again-Please-Kim-Wants-To-Meet-Trump-Again</text:p>
              </table:table-cell>
            </table:table-row>
            <table:table-row table:style-name="ro1">
              <table:table-cell office:value-type="float" office:value="478" calcext:value-type="float">
                <text:p>478</text:p>
              </table:table-cell>
              <table:table-cell office:value-type="string" calcext:value-type="string">
                <text:p><text:s text:c="18"/>sukhoi35</text:p>
              </table:table-cell>
              <table:table-cell office:value-type="string" calcext:value-type="string">
                <text:p><text:s/>My-neighbour-PRC-can-sung-Malay-somg</text:p>
              </table:table-cell>
            </table:table-row>
            <table:table-row table:style-name="ro1">
              <table:table-cell office:value-type="float" office:value="479" calcext:value-type="float">
                <text:p>479</text:p>
              </table:table-cell>
              <table:table-cell office:value-type="string" calcext:value-type="string">
                <text:p><text:s text:c="18"/>sukhoi35</text:p>
              </table:table-cell>
              <table:table-cell office:value-type="string" calcext:value-type="string">
                <text:p><text:s/>NSman-Do-I-Have-To-Protect-a-President-Who-Is-Not-My-President</text:p>
              </table:table-cell>
            </table:table-row>
          </table:table-row-group>
          <table:table-row table:style-name="ro1">
            <table:table-cell/>
            <table:table-cell table:formula="of:=SUBTOTAL(3;[.$B$537:.$B$541])" office:value-type="float" office:value="5" calcext:value-type="float">
              <text:p>5</text:p>
            </table:table-cell>
            <table:table-cell/>
          </table:table-row>
          <table:table-row-group>
            <table:table-row table:style-name="ro1">
              <table:table-cell office:value-type="float" office:value="480" calcext:value-type="float">
                <text:p>480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TopSage-SSE-sudenly-surging--653042</text:p>
              </table:table-cell>
            </table:table-row>
            <table:table-row table:style-name="ro1">
              <table:table-cell office:value-type="float" office:value="481" calcext:value-type="float">
                <text:p>481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I-sudenly-eat-a-Mooncake--652739</text:p>
              </table:table-cell>
            </table:table-row>
            <table:table-row table:style-name="ro1">
              <table:table-cell office:value-type="float" office:value="482" calcext:value-type="float">
                <text:p>482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India-credit-crunch</text:p>
              </table:table-cell>
            </table:table-row>
            <table:table-row table:style-name="ro1">
              <table:table-cell office:value-type="float" office:value="483" calcext:value-type="float">
                <text:p>483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STI-up-now</text:p>
              </table:table-cell>
            </table:table-row>
            <table:table-row table:style-name="ro1">
              <table:table-cell office:value-type="float" office:value="484" calcext:value-type="float">
                <text:p>484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Moon-very-Big-Now</text:p>
              </table:table-cell>
            </table:table-row>
            <table:table-row table:style-name="ro1">
              <table:table-cell office:value-type="float" office:value="485" calcext:value-type="float">
                <text:p>485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I-very-scared-now</text:p>
              </table:table-cell>
            </table:table-row>
            <table:table-row table:style-name="ro1">
              <table:table-cell office:value-type="float" office:value="486" calcext:value-type="float">
                <text:p>486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Car-Permit-needed-to-drive-into-JB-soon</text:p>
              </table:table-cell>
            </table:table-row>
            <table:table-row table:style-name="ro1">
              <table:table-cell office:value-type="float" office:value="487" calcext:value-type="float">
                <text:p>487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Something-very-BIG-is-coming</text:p>
              </table:table-cell>
            </table:table-row>
            <table:table-row table:style-name="ro1">
              <table:table-cell office:value-type="float" office:value="488" calcext:value-type="float">
                <text:p>488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TopSage-Dow-is-crashing-now</text:p>
              </table:table-cell>
            </table:table-row>
            <table:table-row table:style-name="ro1">
              <table:table-cell office:value-type="float" office:value="489" calcext:value-type="float">
                <text:p>489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I-sudenly-Tiger</text:p>
              </table:table-cell>
            </table:table-row>
            <table:table-row table:style-name="ro1">
              <table:table-cell office:value-type="float" office:value="490" calcext:value-type="float">
                <text:p>490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Kingfisher-beer-poisoning</text:p>
              </table:table-cell>
            </table:table-row>
            <table:table-row table:style-name="ro1">
              <table:table-cell office:value-type="float" office:value="491" calcext:value-type="float">
                <text:p>491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TopSage-SSE-up-crazy</text:p>
              </table:table-cell>
            </table:table-row>
            <table:table-row table:style-name="ro1">
              <table:table-cell office:value-type="float" office:value="492" calcext:value-type="float">
                <text:p>492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It-is-out-of-control</text:p>
              </table:table-cell>
            </table:table-row>
            <table:table-row table:style-name="ro1">
              <table:table-cell office:value-type="float" office:value="493" calcext:value-type="float">
                <text:p>493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Jap-GST-to-be-raised-to-10-next-yr</text:p>
              </table:table-cell>
            </table:table-row>
            <table:table-row table:style-name="ro1">
              <table:table-cell office:value-type="float" office:value="494" calcext:value-type="float">
                <text:p>494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Something-very-big-jus-hapened</text:p>
              </table:table-cell>
            </table:table-row>
            <table:table-row table:style-name="ro1">
              <table:table-cell office:value-type="float" office:value="495" calcext:value-type="float">
                <text:p>495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Nikei-Abe-elected-again</text:p>
              </table:table-cell>
            </table:table-row>
            <table:table-row table:style-name="ro1">
              <table:table-cell office:value-type="float" office:value="496" calcext:value-type="float">
                <text:p>496</text:p>
              </table:table-cell>
              <table:table-cell office:value-type="string" calcext:value-type="string">
                <text:p><text:s text:c="18"/>sunearth</text:p>
              </table:table-cell>
              <table:table-cell office:value-type="string" calcext:value-type="string">
                <text:p><text:s/>OG-hdb-Hongkong-poperty-masive-crashing-after-typhone</text:p>
              </table:table-cell>
            </table:table-row>
          </table:table-row-group>
          <table:table-row table:style-name="ro1">
            <table:table-cell/>
            <table:table-cell table:formula="of:=SUBTOTAL(3;[.$B$543:.$B$559])" office:value-type="float" office:value="17" calcext:value-type="float">
              <text:p>17</text:p>
            </table:table-cell>
            <table:table-cell/>
          </table:table-row>
          <table:table-row-group>
            <table:table-row table:style-name="ro1">
              <table:table-cell office:value-type="float" office:value="497" calcext:value-type="float">
                <text:p>497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Can-i-buy-A-Bachelor-Masters-or-Doctorate-Degree</text:p>
              </table:table-cell>
            </table:table-row>
            <table:table-row table:style-name="ro1">
              <table:table-cell office:value-type="float" office:value="498" calcext:value-type="float">
                <text:p>498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Are-you-looking-to-buy-fake-certificates-online</text:p>
              </table:table-cell>
            </table:table-row>
            <table:table-row table:style-name="ro1">
              <table:table-cell office:value-type="float" office:value="499" calcext:value-type="float">
                <text:p>499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What-is-an-ACCA-certificate</text:p>
              </table:table-cell>
            </table:table-row>
            <table:table-row table:style-name="ro1">
              <table:table-cell office:value-type="float" office:value="500" calcext:value-type="float">
                <text:p>500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What-is-the-difference-between-an-associates-degree-and-a-bachelor-s-degree</text:p>
              </table:table-cell>
            </table:table-row>
            <table:table-row table:style-name="ro1">
              <table:table-cell office:value-type="float" office:value="501" calcext:value-type="float">
                <text:p>501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What-is-the-difference-between-BCs-and-BSc-in-computer-science</text:p>
              </table:table-cell>
            </table:table-row>
            <table:table-row table:style-name="ro1">
              <table:table-cell office:value-type="float" office:value="502" calcext:value-type="float">
                <text:p>502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Market-Talk</text:p>
              </table:table-cell>
            </table:table-row>
            <table:table-row table:style-name="ro1">
              <table:table-cell office:value-type="float" office:value="503" calcext:value-type="float">
                <text:p>503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Can-i-buy-a-GED-certificate</text:p>
              </table:table-cell>
            </table:table-row>
            <table:table-row table:style-name="ro1">
              <table:table-cell office:value-type="float" office:value="504" calcext:value-type="float">
                <text:p>504</text:p>
              </table:table-cell>
              <table:table-cell office:value-type="string" calcext:value-type="string">
                <text:p><text:s text:c="17"/>davidandy</text:p>
              </table:table-cell>
              <table:table-cell office:value-type="string" calcext:value-type="string">
                <text:p><text:s/>Getdegree18-com-Buy-Fake-Diplomas-High-School-College-University-certificate-tra</text:p>
              </table:table-cell>
            </table:table-row>
          </table:table-row-group>
          <table:table-row table:style-name="ro1">
            <table:table-cell/>
            <table:table-cell table:formula="of:=SUBTOTAL(3;[.$B$561:.$B$568])" office:value-type="float" office:value="8" calcext:value-type="float">
              <text:p>8</text:p>
            </table:table-cell>
            <table:table-cell/>
          </table:table-row>
          <table:table-row-group>
            <table:table-row table:style-name="ro1">
              <table:table-cell office:value-type="float" office:value="505" calcext:value-type="float">
                <text:p>505</text:p>
              </table:table-cell>
              <table:table-cell office:value-type="string" calcext:value-type="string">
                <text:p><text:s text:c="17"/>Fangjie86</text:p>
              </table:table-cell>
              <table:table-cell office:value-type="string" calcext:value-type="string">
                <text:p><text:s/>Why-PM-Lee-s-lack-of-a-successor-is-incompetent-and-irresponsible</text:p>
              </table:table-cell>
            </table:table-row>
          </table:table-row-group>
          <table:table-row table:style-name="ro1">
            <table:table-cell/>
            <table:table-cell table:formula="of:=SUBTOTAL(3;[.$B$570:.$B$570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06" calcext:value-type="float">
                <text:p>506</text:p>
              </table:table-cell>
              <table:table-cell office:value-type="string" calcext:value-type="string">
                <text:p><text:s text:c="17"/>JustGreat</text:p>
              </table:table-cell>
              <table:table-cell office:value-type="string" calcext:value-type="string">
                <text:p><text:s/>Bring-Back-Our-Threads</text:p>
              </table:table-cell>
            </table:table-row>
          </table:table-row-group>
          <table:table-row table:style-name="ro1">
            <table:table-cell/>
            <table:table-cell table:formula="of:=SUBTOTAL(3;[.$B$572:.$B$572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07" calcext:value-type="float">
                <text:p>507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More-has-to-be-done-to-solve-causeway-jam</text:p>
              </table:table-cell>
            </table:table-row>
            <table:table-row table:style-name="ro1">
              <table:table-cell office:value-type="float" office:value="508" calcext:value-type="float">
                <text:p>508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HSI-to-bounce-up-in-coming-days</text:p>
              </table:table-cell>
            </table:table-row>
            <table:table-row table:style-name="ro1">
              <table:table-cell office:value-type="float" office:value="509" calcext:value-type="float">
                <text:p>509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Shin-Lim-appears-in-Ellen-show</text:p>
              </table:table-cell>
            </table:table-row>
            <table:table-row table:style-name="ro1">
              <table:table-cell office:value-type="float" office:value="510" calcext:value-type="float">
                <text:p>510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PAP-MP-Fashionable-not-to-drive-and-own-car-im-singapore</text:p>
              </table:table-cell>
            </table:table-row>
            <table:table-row table:style-name="ro1">
              <table:table-cell office:value-type="float" office:value="511" calcext:value-type="float">
                <text:p>511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How-to-succeed-in-Singapore-there-are-many-opportunities</text:p>
              </table:table-cell>
            </table:table-row>
            <table:table-row table:style-name="ro1">
              <table:table-cell office:value-type="float" office:value="512" calcext:value-type="float">
                <text:p>512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Yesterday-I-bought-10boxes-of-moon-cakes-from-city-square</text:p>
              </table:table-cell>
            </table:table-row>
            <table:table-row table:style-name="ro1">
              <table:table-cell office:value-type="float" office:value="513" calcext:value-type="float">
                <text:p>513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I-consider-HDB-PAP-s-highest-achievement</text:p>
              </table:table-cell>
            </table:table-row>
            <table:table-row table:style-name="ro1">
              <table:table-cell office:value-type="float" office:value="514" calcext:value-type="float">
                <text:p>514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Najib-use-1MDB-as-slush-fund-day-to-day-running-was-Jho-low</text:p>
              </table:table-cell>
            </table:table-row>
            <table:table-row table:style-name="ro1">
              <table:table-cell office:value-type="float" office:value="515" calcext:value-type="float">
                <text:p>515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Jho-Low-story-Low-spending-millions-on-legal-team-to-intimidate-and-block</text:p>
              </table:table-cell>
            </table:table-row>
            <table:table-row table:style-name="ro1">
              <table:table-cell office:value-type="float" office:value="516" calcext:value-type="float">
                <text:p>516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Soil-Build-stay-out-or-risk-getting-burnt</text:p>
              </table:table-cell>
            </table:table-row>
            <table:table-row table:style-name="ro1">
              <table:table-cell office:value-type="float" office:value="517" calcext:value-type="float">
                <text:p>517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Insurance-schemes-draining-off-CPF</text:p>
              </table:table-cell>
            </table:table-row>
            <table:table-row table:style-name="ro1">
              <table:table-cell office:value-type="float" office:value="518" calcext:value-type="float">
                <text:p>518</text:p>
              </table:table-cell>
              <table:table-cell office:value-type="string" calcext:value-type="string">
                <text:p><text:s text:c="17"/>sgbuffett</text:p>
              </table:table-cell>
              <table:table-cell office:value-type="string" calcext:value-type="string">
                <text:p><text:s/>Singapore-the-near-perfect-country</text:p>
              </table:table-cell>
            </table:table-row>
          </table:table-row-group>
          <table:table-row table:style-name="ro1">
            <table:table-cell/>
            <table:table-cell table:formula="of:=SUBTOTAL(3;[.$B$574:.$B$585])" office:value-type="float" office:value="12" calcext:value-type="float">
              <text:p>12</text:p>
            </table:table-cell>
            <table:table-cell/>
          </table:table-row>
          <table:table-row-group>
            <table:table-row table:style-name="ro1">
              <table:table-cell office:value-type="float" office:value="519" calcext:value-type="float">
                <text:p>519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Umno-willing-to-discuss-unity-government-with-any-PH-parties</text:p>
              </table:table-cell>
            </table:table-row>
            <table:table-row table:style-name="ro1">
              <table:table-cell office:value-type="float" office:value="520" calcext:value-type="float">
                <text:p>520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Thailand-to-get-first-Kimpton-in-2020</text:p>
              </table:table-cell>
            </table:table-row>
            <table:table-row table:style-name="ro1">
              <table:table-cell office:value-type="float" office:value="521" calcext:value-type="float">
                <text:p>521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NST-Consumer-group-wants-stricter-regulations-on-sale-of-health-juices</text:p>
              </table:table-cell>
            </table:table-row>
            <table:table-row table:style-name="ro1">
              <table:table-cell office:value-type="float" office:value="522" calcext:value-type="float">
                <text:p>522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Malaysia-may-implement-VEP-by-year-end-RTD</text:p>
              </table:table-cell>
            </table:table-row>
            <table:table-row table:style-name="ro1">
              <table:table-cell office:value-type="float" office:value="523" calcext:value-type="float">
                <text:p>523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BoT-to-check-property-market-Please-credit-and-share-this-article-with-others-using</text:p>
              </table:table-cell>
            </table:table-row>
            <table:table-row table:style-name="ro1">
              <table:table-cell office:value-type="float" office:value="524" calcext:value-type="float">
                <text:p>524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Brand-new-MRT-car-vandalized-in-South-Jakarta</text:p>
              </table:table-cell>
            </table:table-row>
            <table:table-row table:style-name="ro1">
              <table:table-cell office:value-type="float" office:value="525" calcext:value-type="float">
                <text:p>525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The-iPhone-XR-Is-Depressing</text:p>
              </table:table-cell>
            </table:table-row>
            <table:table-row table:style-name="ro1">
              <table:table-cell office:value-type="float" office:value="526" calcext:value-type="float">
                <text:p>526</text:p>
              </table:table-cell>
              <table:table-cell office:value-type="string" calcext:value-type="string">
                <text:p><text:s text:c="17"/>talkcover</text:p>
              </table:table-cell>
              <table:table-cell office:value-type="string" calcext:value-type="string">
                <text:p><text:s/>Austrian-chancellor-Kurz-urges-EU-to-launch-migrant-talks-with-Egypt</text:p>
              </table:table-cell>
            </table:table-row>
          </table:table-row-group>
          <table:table-row table:style-name="ro1">
            <table:table-cell/>
            <table:table-cell table:formula="of:=SUBTOTAL(3;[.$B$587:.$B$594])" office:value-type="float" office:value="8" calcext:value-type="float">
              <text:p>8</text:p>
            </table:table-cell>
            <table:table-cell/>
          </table:table-row>
          <table:table-row-group>
            <table:table-row table:style-name="ro1">
              <table:table-cell office:value-type="float" office:value="527" calcext:value-type="float">
                <text:p>527</text:p>
              </table:table-cell>
              <table:table-cell office:value-type="string" calcext:value-type="string">
                <text:p><text:s text:c="17"/>TuscanSun</text:p>
              </table:table-cell>
              <table:table-cell office:value-type="string" calcext:value-type="string">
                <text:p><text:s/>What-damage-could-a-single-Chinese-family-do-to-Sweden%E2%80%99s-economy</text:p>
              </table:table-cell>
            </table:table-row>
          </table:table-row-group>
          <table:table-row table:style-name="ro1">
            <table:table-cell/>
            <table:table-cell table:formula="of:=SUBTOTAL(3;[.$B$596:.$B$596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28" calcext:value-type="float">
                <text:p>528</text:p>
              </table:table-cell>
              <table:table-cell office:value-type="string" calcext:value-type="string">
                <text:p><text:s text:c="16"/>Bic-cherry</text:p>
              </table:table-cell>
              <table:table-cell office:value-type="string" calcext:value-type="string">
                <text:p><text:s/>ST-LTA-seeks-ideas-to-realise-Singapore-s-car-lite-dream</text:p>
              </table:table-cell>
            </table:table-row>
          </table:table-row-group>
          <table:table-row table:style-name="ro1">
            <table:table-cell/>
            <table:table-cell table:formula="of:=SUBTOTAL(3;[.$B$598:.$B$598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29" calcext:value-type="float">
                <text:p>529</text:p>
              </table:table-cell>
              <table:table-cell office:value-type="string" calcext:value-type="string">
                <text:p><text:s text:c="16"/>curiousman</text:p>
              </table:table-cell>
              <table:table-cell office:value-type="string" calcext:value-type="string">
                <text:p><text:s/>I-think-NS-should-be-at-65-years-old-is-the-best</text:p>
              </table:table-cell>
            </table:table-row>
            <table:table-row table:style-name="ro1">
              <table:table-cell office:value-type="float" office:value="530" calcext:value-type="float">
                <text:p>530</text:p>
              </table:table-cell>
              <table:table-cell office:value-type="string" calcext:value-type="string">
                <text:p><text:s text:c="16"/>curiousman</text:p>
              </table:table-cell>
              <table:table-cell office:value-type="string" calcext:value-type="string">
                <text:p><text:s/>Whats-so-good-about-getting-marry</text:p>
              </table:table-cell>
            </table:table-row>
            <table:table-row table:style-name="ro1">
              <table:table-cell office:value-type="float" office:value="531" calcext:value-type="float">
                <text:p>531</text:p>
              </table:table-cell>
              <table:table-cell office:value-type="string" calcext:value-type="string">
                <text:p><text:s text:c="16"/>curiousman</text:p>
              </table:table-cell>
              <table:table-cell office:value-type="string" calcext:value-type="string">
                <text:p><text:s/>I-find-illegal-prostitutes-very-poor-thing</text:p>
              </table:table-cell>
            </table:table-row>
            <table:table-row table:style-name="ro1">
              <table:table-cell office:value-type="float" office:value="532" calcext:value-type="float">
                <text:p>532</text:p>
              </table:table-cell>
              <table:table-cell office:value-type="string" calcext:value-type="string">
                <text:p><text:s text:c="16"/>curiousman</text:p>
              </table:table-cell>
              <table:table-cell office:value-type="string" calcext:value-type="string">
                <text:p><text:s/>Will-you-woo-a-rich-ugly-dino-bu-define-rich</text:p>
              </table:table-cell>
            </table:table-row>
          </table:table-row-group>
          <table:table-row table:style-name="ro1">
            <table:table-cell/>
            <table:table-cell table:formula="of:=SUBTOTAL(3;[.$B$600:.$B$603])" office:value-type="float" office:value="4" calcext:value-type="float">
              <text:p>4</text:p>
            </table:table-cell>
            <table:table-cell/>
          </table:table-row>
          <table:table-row-group>
            <table:table-row table:style-name="ro1">
              <table:table-cell office:value-type="float" office:value="533" calcext:value-type="float">
                <text:p>533</text:p>
              </table:table-cell>
              <table:table-cell office:value-type="string" calcext:value-type="string">
                <text:p><text:s text:c="16"/>domperrier</text:p>
              </table:table-cell>
              <table:table-cell office:value-type="string" calcext:value-type="string">
                <text:p><text:s/>While-everyone-was-fearful-I-bought-StarHub-on-8th-August</text:p>
              </table:table-cell>
            </table:table-row>
          </table:table-row-group>
          <table:table-row table:style-name="ro1">
            <table:table-cell/>
            <table:table-cell table:formula="of:=SUBTOTAL(3;[.$B$605:.$B$605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34" calcext:value-type="float">
                <text:p>534</text:p>
              </table:table-cell>
              <table:table-cell office:value-type="string" calcext:value-type="string">
                <text:p><text:s text:c="16"/>hfourhappy</text:p>
              </table:table-cell>
              <table:table-cell office:value-type="string" calcext:value-type="string">
                <text:p><text:s/>1-day-holiday-trip-Is-it-popular</text:p>
              </table:table-cell>
            </table:table-row>
            <table:table-row table:style-name="ro1">
              <table:table-cell office:value-type="float" office:value="535" calcext:value-type="float">
                <text:p>535</text:p>
              </table:table-cell>
              <table:table-cell office:value-type="string" calcext:value-type="string">
                <text:p><text:s text:c="16"/>hfourhappy</text:p>
              </table:table-cell>
              <table:table-cell office:value-type="string" calcext:value-type="string">
                <text:p><text:s/>Romance-Agony-Happiness-Anxiety-Love</text:p>
              </table:table-cell>
            </table:table-row>
          </table:table-row-group>
          <table:table-row table:style-name="ro1">
            <table:table-cell/>
            <table:table-cell table:formula="of:=SUBTOTAL(3;[.$B$607:.$B$608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536" calcext:value-type="float">
                <text:p>536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Trial-of-AMK-Town-Council-s-ex-GM-taking-bribes-of-107K-begins-on-Tuesday</text:p>
              </table:table-cell>
            </table:table-row>
            <table:table-row table:style-name="ro1">
              <table:table-cell office:value-type="float" office:value="537" calcext:value-type="float">
                <text:p>537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OG-E-scooter-exploded-near-MBS</text:p>
              </table:table-cell>
            </table:table-row>
            <table:table-row table:style-name="ro1">
              <table:table-cell office:value-type="float" office:value="538" calcext:value-type="float">
                <text:p>538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Jialat-Vivian-Lai-hubby-Pokka-CEO-job-kena-replaced-her-ads-also-wavering</text:p>
              </table:table-cell>
            </table:table-row>
            <table:table-row table:style-name="ro1">
              <table:table-cell office:value-type="float" office:value="539" calcext:value-type="float">
                <text:p>539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49yo-mother-punched-welfare-staff-for-nudging-her-son-s-back-in-school-kena-jailed</text:p>
              </table:table-cell>
            </table:table-row>
            <table:table-row table:style-name="ro1">
              <table:table-cell office:value-type="float" office:value="540" calcext:value-type="float">
                <text:p>540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Uber-unit-LCR-still-has-10000-vehicles-unsold</text:p>
              </table:table-cell>
            </table:table-row>
            <table:table-row table:style-name="ro1">
              <table:table-cell office:value-type="float" office:value="541" calcext:value-type="float">
                <text:p>541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S-50b-in-tax-revenue-collected-last-year-as-stamp-duty-revenue-jumps-nearly-50</text:p>
              </table:table-cell>
            </table:table-row>
            <table:table-row table:style-name="ro1">
              <table:table-cell office:value-type="float" office:value="542" calcext:value-type="float">
                <text:p>542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ST-Forum-Sec-2-xdd-proposes-to-raise-enlistment-age-for-NS-to-30</text:p>
              </table:table-cell>
            </table:table-row>
            <table:table-row table:style-name="ro1">
              <table:table-cell office:value-type="float" office:value="543" calcext:value-type="float">
                <text:p>543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Jialat-Marina-Square-Emporium-Shokuhin-owes-rentals-electricity-bills-930K</text:p>
              </table:table-cell>
            </table:table-row>
            <table:table-row table:style-name="ro1">
              <table:table-cell office:value-type="float" office:value="544" calcext:value-type="float">
                <text:p>544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Wow-Mediacorpse-latest-8-Days-cover-page-got-a-few-ah-jie-showing-boobs</text:p>
              </table:table-cell>
            </table:table-row>
            <table:table-row table:style-name="ro1">
              <table:table-cell office:value-type="float" office:value="545" calcext:value-type="float">
                <text:p>545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This-motorcyclist-likes-to-embarrass-female-pump-attendance</text:p>
              </table:table-cell>
            </table:table-row>
            <table:table-row table:style-name="ro1">
              <table:table-cell office:value-type="float" office:value="546" calcext:value-type="float">
                <text:p>546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OG-MH370-pilot-obsesssed-sext-97-messages-to-twin-models-before-plane-vanished</text:p>
              </table:table-cell>
            </table:table-row>
            <table:table-row table:style-name="ro1">
              <table:table-cell office:value-type="float" office:value="547" calcext:value-type="float">
                <text:p>547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RIP-Some1-jumped-from-cantonment-close-flat-quite-a-number-of-suicides-here</text:p>
              </table:table-cell>
            </table:table-row>
            <table:table-row table:style-name="ro1">
              <table:table-cell office:value-type="float" office:value="548" calcext:value-type="float">
                <text:p>548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28yo-woman-drank-fruit-juice-daily-that-bought-from-geylang-serai-bye-bye</text:p>
              </table:table-cell>
            </table:table-row>
            <table:table-row table:style-name="ro1">
              <table:table-cell office:value-type="float" office:value="549" calcext:value-type="float">
                <text:p>549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Wow-Super-Rich-NTUC-to-buyout-Kopitiam-group-at-least-350m</text:p>
              </table:table-cell>
            </table:table-row>
            <table:table-row table:style-name="ro1">
              <table:table-cell office:value-type="float" office:value="550" calcext:value-type="float">
                <text:p>550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OG-Long-queue-outside-apple-store-in-orchard-after-25-hours</text:p>
              </table:table-cell>
            </table:table-row>
            <table:table-row table:style-name="ro1">
              <table:table-cell office:value-type="float" office:value="551" calcext:value-type="float">
                <text:p>551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OG-Teachers-on-strike-at-Singapore-run-Beijing-international-school-over-unpaid-wages</text:p>
              </table:table-cell>
            </table:table-row>
            <table:table-row table:style-name="ro1">
              <table:table-cell office:value-type="float" office:value="552" calcext:value-type="float">
                <text:p>552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STB-kena-played-out-for-promoting-a-sugar-baby-sugar-daddy-fling-party-during-F1</text:p>
              </table:table-cell>
            </table:table-row>
            <table:table-row table:style-name="ro1">
              <table:table-cell office:value-type="float" office:value="553" calcext:value-type="float">
                <text:p>553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Mother-was-shocked-to-discover-her-autistic-son-pcc-inside-mrt-fb-video-gone-viral</text:p>
              </table:table-cell>
            </table:table-row>
            <table:table-row table:style-name="ro1">
              <table:table-cell office:value-type="float" office:value="554" calcext:value-type="float">
                <text:p>554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Wong-Li-Lin-joins-Hersing-group-as-COO</text:p>
              </table:table-cell>
            </table:table-row>
            <table:table-row table:style-name="ro1">
              <table:table-cell office:value-type="float" office:value="555" calcext:value-type="float">
                <text:p>555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Jialat-Ah-Jib-arrested-over-RM2-6b-of-1MDB-funds-deposited-into-his-personal-account</text:p>
              </table:table-cell>
            </table:table-row>
            <table:table-row table:style-name="ro1">
              <table:table-cell office:value-type="float" office:value="556" calcext:value-type="float">
                <text:p>556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87yo-woman-stabbed-herself-in-an-attempted-suicide-at-Upp-Thomson-Rd</text:p>
              </table:table-cell>
            </table:table-row>
            <table:table-row table:style-name="ro1">
              <table:table-cell office:value-type="float" office:value="557" calcext:value-type="float">
                <text:p>557</text:p>
              </table:table-cell>
              <table:table-cell office:value-type="string" calcext:value-type="string">
                <text:p><text:s text:c="16"/>just2share</text:p>
              </table:table-cell>
              <table:table-cell office:value-type="string" calcext:value-type="string">
                <text:p><text:s/>Tenants-at-Marina-Square-kpkb-slow-business-some-shops-0-sale</text:p>
              </table:table-cell>
            </table:table-row>
          </table:table-row-group>
          <table:table-row table:style-name="ro1">
            <table:table-cell/>
            <table:table-cell table:formula="of:=SUBTOTAL(3;[.$B$610:.$B$631])" office:value-type="float" office:value="22" calcext:value-type="float">
              <text:p>22</text:p>
            </table:table-cell>
            <table:table-cell/>
          </table:table-row>
          <table:table-row-group>
            <table:table-row table:style-name="ro1">
              <table:table-cell office:value-type="float" office:value="558" calcext:value-type="float">
                <text:p>558</text:p>
              </table:table-cell>
              <table:table-cell office:value-type="string" calcext:value-type="string">
                <text:p><text:s text:c="16"/>kopihothot</text:p>
              </table:table-cell>
              <table:table-cell office:value-type="string" calcext:value-type="string">
                <text:p><text:s/>Hope-govt-can-really-catch-those-greedy-doctors-who-anyhow-charge-due-to-CHAS</text:p>
              </table:table-cell>
            </table:table-row>
          </table:table-row-group>
          <table:table-row table:style-name="ro1">
            <table:table-cell/>
            <table:table-cell table:formula="of:=SUBTOTAL(3;[.$B$633:.$B$633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59" calcext:value-type="float">
                <text:p>559</text:p>
              </table:table-cell>
              <table:table-cell office:value-type="string" calcext:value-type="string">
                <text:p><text:s text:c="16"/>rainforest</text:p>
              </table:table-cell>
              <table:table-cell office:value-type="string" calcext:value-type="string">
                <text:p><text:s/>Something-big-is-going-to-happen-tonight-Tonight</text:p>
              </table:table-cell>
            </table:table-row>
          </table:table-row-group>
          <table:table-row table:style-name="ro1">
            <table:table-cell/>
            <table:table-cell table:formula="of:=SUBTOTAL(3;[.$B$635:.$B$635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60" calcext:value-type="float">
                <text:p>560</text:p>
              </table:table-cell>
              <table:table-cell office:value-type="string" calcext:value-type="string">
                <text:p><text:s text:c="16"/>reddishday</text:p>
              </table:table-cell>
              <table:table-cell office:value-type="string" calcext:value-type="string">
                <text:p><text:s/>Mancalls-the-cops-on-NYJC-meme-page-over-9-11-shitpost</text:p>
              </table:table-cell>
            </table:table-row>
            <table:table-row table:style-name="ro1">
              <table:table-cell office:value-type="float" office:value="561" calcext:value-type="float">
                <text:p>561</text:p>
              </table:table-cell>
              <table:table-cell office:value-type="string" calcext:value-type="string">
                <text:p><text:s text:c="16"/>reddishday</text:p>
              </table:table-cell>
              <table:table-cell office:value-type="string" calcext:value-type="string">
                <text:p><text:s/>Jobless-graduate-rejected-by-foreigner-interviewers-at-a-mgmt-consulting-firm</text:p>
              </table:table-cell>
            </table:table-row>
          </table:table-row-group>
          <table:table-row table:style-name="ro1">
            <table:table-cell/>
            <table:table-cell table:formula="of:=SUBTOTAL(3;[.$B$637:.$B$638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562" calcext:value-type="float">
                <text:p>562</text:p>
              </table:table-cell>
              <table:table-cell office:value-type="string" calcext:value-type="string">
                <text:p><text:s text:c="16"/>Sgbusiness</text:p>
              </table:table-cell>
              <table:table-cell office:value-type="string" calcext:value-type="string">
                <text:p><text:s/>Another-listed-company-gone</text:p>
              </table:table-cell>
            </table:table-row>
            <table:table-row table:style-name="ro1">
              <table:table-cell office:value-type="float" office:value="563" calcext:value-type="float">
                <text:p>563</text:p>
              </table:table-cell>
              <table:table-cell office:value-type="string" calcext:value-type="string">
                <text:p><text:s text:c="16"/>Sgbusiness</text:p>
              </table:table-cell>
              <table:table-cell office:value-type="string" calcext:value-type="string">
                <text:p><text:s/>Walmart-warning-it-ll-raise-prices-as-Trump-s-China-tariffs-kick-in</text:p>
              </table:table-cell>
            </table:table-row>
            <table:table-row table:style-name="ro1">
              <table:table-cell office:value-type="float" office:value="564" calcext:value-type="float">
                <text:p>564</text:p>
              </table:table-cell>
              <table:table-cell office:value-type="string" calcext:value-type="string">
                <text:p><text:s text:c="16"/>Sgbusiness</text:p>
              </table:table-cell>
              <table:table-cell office:value-type="string" calcext:value-type="string">
                <text:p><text:s/>The-Fortress-movie</text:p>
              </table:table-cell>
            </table:table-row>
          </table:table-row-group>
          <table:table-row table:style-name="ro1">
            <table:table-cell/>
            <table:table-cell table:formula="of:=SUBTOTAL(3;[.$B$640:.$B$642])" office:value-type="float" office:value="3" calcext:value-type="float">
              <text:p>3</text:p>
            </table:table-cell>
            <table:table-cell/>
          </table:table-row>
          <table:table-row-group>
            <table:table-row table:style-name="ro1">
              <table:table-cell office:value-type="float" office:value="565" calcext:value-type="float">
                <text:p>565</text:p>
              </table:table-cell>
              <table:table-cell office:value-type="string" calcext:value-type="string">
                <text:p><text:s text:c="15"/>Billionaire</text:p>
              </table:table-cell>
              <table:table-cell office:value-type="string" calcext:value-type="string">
                <text:p><text:s/>Heavy-Rain</text:p>
              </table:table-cell>
            </table:table-row>
            <table:table-row table:style-name="ro1">
              <table:table-cell office:value-type="float" office:value="566" calcext:value-type="float">
                <text:p>566</text:p>
              </table:table-cell>
              <table:table-cell office:value-type="string" calcext:value-type="string">
                <text:p><text:s text:c="15"/>Billionaire</text:p>
              </table:table-cell>
              <table:table-cell office:value-type="string" calcext:value-type="string">
                <text:p><text:s/>India-tops-talent-migration-into-Singapore</text:p>
              </table:table-cell>
            </table:table-row>
            <table:table-row table:style-name="ro1">
              <table:table-cell office:value-type="float" office:value="567" calcext:value-type="float">
                <text:p>567</text:p>
              </table:table-cell>
              <table:table-cell office:value-type="string" calcext:value-type="string">
                <text:p><text:s text:c="15"/>Billionaire</text:p>
              </table:table-cell>
              <table:table-cell office:value-type="string" calcext:value-type="string">
                <text:p><text:s/>Ministers-should-accept-pay-sacrifice-as-job-is-form-of-NS-Blackbox-survey</text:p>
              </table:table-cell>
            </table:table-row>
            <table:table-row table:style-name="ro1">
              <table:table-cell office:value-type="float" office:value="568" calcext:value-type="float">
                <text:p>568</text:p>
              </table:table-cell>
              <table:table-cell office:value-type="string" calcext:value-type="string">
                <text:p><text:s text:c="15"/>Billionaire</text:p>
              </table:table-cell>
              <table:table-cell office:value-type="string" calcext:value-type="string">
                <text:p><text:s/>You-Are-Probably-Eating-Bleached-Garlic-From-China-Here%E2%80%99s-How-to-Spot-It</text:p>
              </table:table-cell>
            </table:table-row>
          </table:table-row-group>
          <table:table-row table:style-name="ro1">
            <table:table-cell/>
            <table:table-cell table:formula="of:=SUBTOTAL(3;[.$B$644:.$B$647])" office:value-type="float" office:value="4" calcext:value-type="float">
              <text:p>4</text:p>
            </table:table-cell>
            <table:table-cell/>
          </table:table-row>
          <table:table-row-group>
            <table:table-row table:style-name="ro1">
              <table:table-cell office:value-type="float" office:value="569" calcext:value-type="float">
                <text:p>569</text:p>
              </table:table-cell>
              <table:table-cell office:value-type="string" calcext:value-type="string">
                <text:p><text:s text:c="15"/>cat-on-fire</text:p>
              </table:table-cell>
              <table:table-cell office:value-type="string" calcext:value-type="string">
                <text:p><text:s/>BJJ-courses</text:p>
              </table:table-cell>
            </table:table-row>
          </table:table-row-group>
          <table:table-row table:style-name="ro1">
            <table:table-cell/>
            <table:table-cell table:formula="of:=SUBTOTAL(3;[.$B$649:.$B$649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570" calcext:value-type="float">
                <text:p>570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Why-High-Paid-Still-Corrupted-and-takes-Bribe-Theory-by-Govt-was-Wrong</text:p>
              </table:table-cell>
            </table:table-row>
            <table:table-row table:style-name="ro1">
              <table:table-cell office:value-type="float" office:value="571" calcext:value-type="float">
                <text:p>571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Why-Singapore-Govt-No-Foresight-We-are-surrounded-by-Water</text:p>
              </table:table-cell>
            </table:table-row>
            <table:table-row table:style-name="ro1">
              <table:table-cell office:value-type="float" office:value="572" calcext:value-type="float">
                <text:p>572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HEARD-Takasimaya-on-Fire</text:p>
              </table:table-cell>
            </table:table-row>
            <table:table-row table:style-name="ro1">
              <table:table-cell office:value-type="float" office:value="573" calcext:value-type="float">
                <text:p>573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Depressing-Another-Day-Another-Dead-Body-High-Stress-Society-Singapore</text:p>
              </table:table-cell>
            </table:table-row>
            <table:table-row table:style-name="ro1">
              <table:table-cell office:value-type="float" office:value="574" calcext:value-type="float">
                <text:p>574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The-current-deteriorating-state-of-SG-citizens</text:p>
              </table:table-cell>
            </table:table-row>
            <table:table-row table:style-name="ro1">
              <table:table-cell office:value-type="float" office:value="575" calcext:value-type="float">
                <text:p>575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2018-%E2%97%8F%E2%97%8FSingapore-Failures-%E6%96%B0%E5%8A%A0%E5%9D%A1%E7%9A%84%E5%A4%B1%E8%B4%A5-45-Pages-with-Real-facts-and-picture</text:p>
              </table:table-cell>
            </table:table-row>
            <table:table-row table:style-name="ro1">
              <table:table-cell office:value-type="float" office:value="576" calcext:value-type="float">
                <text:p>576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urely-these-SG-elderly-here-have-No-Retirement-Life-a-Human-deserve</text:p>
              </table:table-cell>
            </table:table-row>
            <table:table-row table:style-name="ro1">
              <table:table-cell office:value-type="float" office:value="577" calcext:value-type="float">
                <text:p>577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No-Need-Plan-Retirement-as-CPF-change-rule-again</text:p>
              </table:table-cell>
            </table:table-row>
            <table:table-row table:style-name="ro1">
              <table:table-cell office:value-type="float" office:value="578" calcext:value-type="float">
                <text:p>578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Anything-made-in-Singapore-after-50-years</text:p>
              </table:table-cell>
            </table:table-row>
            <table:table-row table:style-name="ro1">
              <table:table-cell office:value-type="float" office:value="579" calcext:value-type="float">
                <text:p>579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wiss-living-Standard-for-Singapore-We-are-not-there-yet</text:p>
              </table:table-cell>
            </table:table-row>
            <table:table-row table:style-name="ro1">
              <table:table-cell office:value-type="float" office:value="580" calcext:value-type="float">
                <text:p>580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GRAB-should-abandon-SINGAPORE-market-since-GOVT-do-not-Welcome-GRAB</text:p>
              </table:table-cell>
            </table:table-row>
            <table:table-row table:style-name="ro1">
              <table:table-cell office:value-type="float" office:value="581" calcext:value-type="float">
                <text:p>581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Why-Competition-WatchDog-did-Not-Fine-NTUC-for-Buying-Kopitiam</text:p>
              </table:table-cell>
            </table:table-row>
            <table:table-row table:style-name="ro1">
              <table:table-cell office:value-type="float" office:value="582" calcext:value-type="float">
                <text:p>582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ingapore-losing-a-lot-of-charm-and-liveliness</text:p>
              </table:table-cell>
            </table:table-row>
            <table:table-row table:style-name="ro1">
              <table:table-cell office:value-type="float" office:value="583" calcext:value-type="float">
                <text:p>583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Revealing-the-4th-Stock-%E2%96%A0%E2%96%A0%E2%96%A0TEMASEK-MINDCHAMPS%E2%96%A0%E2%96%A0%E2%96%A0</text:p>
              </table:table-cell>
            </table:table-row>
            <table:table-row table:style-name="ro1">
              <table:table-cell office:value-type="float" office:value="584" calcext:value-type="float">
                <text:p>584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Current-Youngster-2-young-16-Secondary-Boys-from-AMK-caught-Upskirts-video</text:p>
              </table:table-cell>
            </table:table-row>
            <table:table-row table:style-name="ro1">
              <table:table-cell office:value-type="float" office:value="585" calcext:value-type="float">
                <text:p>585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53-years-on-and-why-Theory-supports-Singapore-going-Downhill-from-here</text:p>
              </table:table-cell>
            </table:table-row>
            <table:table-row table:style-name="ro1">
              <table:table-cell office:value-type="float" office:value="586" calcext:value-type="float">
                <text:p>586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LACK-of-Good-Job-More-than-50-cant-meet-CPF-Min-Sum</text:p>
              </table:table-cell>
            </table:table-row>
            <table:table-row table:style-name="ro1">
              <table:table-cell office:value-type="float" office:value="587" calcext:value-type="float">
                <text:p>587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Young-People-more-worry-now-singapore-Survey-Why</text:p>
              </table:table-cell>
            </table:table-row>
            <table:table-row table:style-name="ro1">
              <table:table-cell office:value-type="float" office:value="588" calcext:value-type="float">
                <text:p>588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ingapore-Witnessing-5-Elements-Crashing-Metal-Wood-Water-Fire-Earth</text:p>
              </table:table-cell>
            </table:table-row>
            <table:table-row table:style-name="ro1">
              <table:table-cell office:value-type="float" office:value="589" calcext:value-type="float">
                <text:p>589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Yishun-Again-Today-100-Residents-affected-2-hospital</text:p>
              </table:table-cell>
            </table:table-row>
            <table:table-row table:style-name="ro1">
              <table:table-cell office:value-type="float" office:value="590" calcext:value-type="float">
                <text:p>590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Why-Punggol-HDB-is-more-expensive-than-Yishun-Yishun-under-Subscribe-now</text:p>
              </table:table-cell>
            </table:table-row>
            <table:table-row table:style-name="ro1">
              <table:table-cell office:value-type="float" office:value="591" calcext:value-type="float">
                <text:p>591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Crisis-In-Yishun-Town-While-Govt-is-Spending-Million-on-Orchard-Road</text:p>
              </table:table-cell>
            </table:table-row>
            <table:table-row table:style-name="ro1">
              <table:table-cell office:value-type="float" office:value="592" calcext:value-type="float">
                <text:p>592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CRIME-WATCH-Jennifer-Pan-Police-Interrogation-by-CID-Plan-that-failed</text:p>
              </table:table-cell>
            </table:table-row>
            <table:table-row table:style-name="ro1">
              <table:table-cell office:value-type="float" office:value="593" calcext:value-type="float">
                <text:p>593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Crime-Watch-LasVegas-Shooting-Well-Plan</text:p>
              </table:table-cell>
            </table:table-row>
            <table:table-row table:style-name="ro1">
              <table:table-cell office:value-type="float" office:value="594" calcext:value-type="float">
                <text:p>594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hocking-Failure-of-SG-University-Education-Finally-reveal-More-Jobless</text:p>
              </table:table-cell>
            </table:table-row>
            <table:table-row table:style-name="ro1">
              <table:table-cell office:value-type="float" office:value="595" calcext:value-type="float">
                <text:p>595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ingapore-Govt-can-Only-Promote-Hawker-UNESCO-while-KL-promote-World-Book-Capital</text:p>
              </table:table-cell>
            </table:table-row>
            <table:table-row table:style-name="ro1">
              <table:table-cell office:value-type="float" office:value="596" calcext:value-type="float">
                <text:p>596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TI-Official-Enters-BEAR-market-as-it-falls-20-off-its-High-SINGAPORE-Economy-Next</text:p>
              </table:table-cell>
            </table:table-row>
            <table:table-row table:style-name="ro1">
              <table:table-cell office:value-type="float" office:value="597" calcext:value-type="float">
                <text:p>597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Why-Sentosa-Will-become-a-Ghost-Island-and-it-doesnt-pay-to-buy-a-home-there</text:p>
              </table:table-cell>
            </table:table-row>
            <table:table-row table:style-name="ro1">
              <table:table-cell office:value-type="float" office:value="598" calcext:value-type="float">
                <text:p>598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The-Coming-Singapore-Economy-Crisis-that-last-Decades</text:p>
              </table:table-cell>
            </table:table-row>
            <table:table-row table:style-name="ro1">
              <table:table-cell office:value-type="float" office:value="599" calcext:value-type="float">
                <text:p>599</text:p>
              </table:table-cell>
              <table:table-cell office:value-type="string" calcext:value-type="string">
                <text:p><text:s text:c="15"/>David-Rasif</text:p>
              </table:table-cell>
              <table:table-cell office:value-type="string" calcext:value-type="string">
                <text:p><text:s/>SMRT-Breakdown-Not-related-to-Signal-Problem-Its-a-New-Emerging-Problem-Serious</text:p>
              </table:table-cell>
            </table:table-row>
          </table:table-row-group>
          <table:table-row table:style-name="ro1">
            <table:table-cell/>
            <table:table-cell table:formula="of:=SUBTOTAL(3;[.$B$651:.$B$680])" office:value-type="float" office:value="30" calcext:value-type="float">
              <text:p>30</text:p>
            </table:table-cell>
            <table:table-cell/>
          </table:table-row>
          <table:table-row-group>
            <table:table-row table:style-name="ro1">
              <table:table-cell office:value-type="float" office:value="600" calcext:value-type="float">
                <text:p>600</text:p>
              </table:table-cell>
              <table:table-cell office:value-type="string" calcext:value-type="string">
                <text:p><text:s text:c="15"/>FlashMinato</text:p>
              </table:table-cell>
              <table:table-cell office:value-type="string" calcext:value-type="string">
                <text:p><text:s/>How-To-Search-For-A-Good-Stock-In-SGX-Singapore</text:p>
              </table:table-cell>
            </table:table-row>
          </table:table-row-group>
          <table:table-row table:style-name="ro1">
            <table:table-cell/>
            <table:table-cell table:formula="of:=SUBTOTAL(3;[.$B$682:.$B$682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01" calcext:value-type="float">
                <text:p>601</text:p>
              </table:table-cell>
              <table:table-cell office:value-type="string" calcext:value-type="string">
                <text:p><text:s text:c="15"/>Jac-Lau-Jac</text:p>
              </table:table-cell>
              <table:table-cell office:value-type="string" calcext:value-type="string">
                <text:p><text:s/>Perfect</text:p>
              </table:table-cell>
            </table:table-row>
          </table:table-row-group>
          <table:table-row table:style-name="ro1">
            <table:table-cell/>
            <table:table-cell table:formula="of:=SUBTOTAL(3;[.$B$684:.$B$684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02" calcext:value-type="float">
                <text:p>602</text:p>
              </table:table-cell>
              <table:table-cell office:value-type="string" calcext:value-type="string">
                <text:p><text:s text:c="15"/>SorChai7878</text:p>
              </table:table-cell>
              <table:table-cell office:value-type="string" calcext:value-type="string">
                <text:p><text:s/>Worst-3-days-2-nights-holiday-experience</text:p>
              </table:table-cell>
            </table:table-row>
          </table:table-row-group>
          <table:table-row table:style-name="ro1">
            <table:table-cell/>
            <table:table-cell table:formula="of:=SUBTOTAL(3;[.$B$686:.$B$686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03" calcext:value-type="float">
                <text:p>603</text:p>
              </table:table-cell>
              <table:table-cell office:value-type="string" calcext:value-type="string">
                <text:p><text:s text:c="15"/>SteadyJabez</text:p>
              </table:table-cell>
              <table:table-cell office:value-type="string" calcext:value-type="string">
                <text:p><text:s/>Midea-Haier-Hisense-Skyworth-Changhong-Konka-Gree</text:p>
              </table:table-cell>
            </table:table-row>
            <table:table-row table:style-name="ro1">
              <table:table-cell office:value-type="float" office:value="604" calcext:value-type="float">
                <text:p>604</text:p>
              </table:table-cell>
              <table:table-cell office:value-type="string" calcext:value-type="string">
                <text:p><text:s text:c="15"/>SteadyJabez</text:p>
              </table:table-cell>
              <table:table-cell office:value-type="string" calcext:value-type="string">
                <text:p><text:s/>Where-To-Get-Cheapest-Stuff-in-Singapore</text:p>
              </table:table-cell>
            </table:table-row>
          </table:table-row-group>
          <table:table-row table:style-name="ro1">
            <table:table-cell/>
            <table:table-cell table:formula="of:=SUBTOTAL(3;[.$B$688:.$B$689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605" calcext:value-type="float">
                <text:p>605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Why-do-u-believe-in-religion-It-does-not-give-u-money</text:p>
              </table:table-cell>
            </table:table-row>
            <table:table-row table:style-name="ro1">
              <table:table-cell office:value-type="float" office:value="606" calcext:value-type="float">
                <text:p>606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My-client-tell-my-boss-jump-My-boss-say-how-high-I-say-i-don-t-anyhow-jump</text:p>
              </table:table-cell>
            </table:table-row>
            <table:table-row table:style-name="ro1">
              <table:table-cell office:value-type="float" office:value="607" calcext:value-type="float">
                <text:p>607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How-old-you-want-to-live-till-and-how-much-money-u-want-to-spend</text:p>
              </table:table-cell>
            </table:table-row>
            <table:table-row table:style-name="ro1">
              <table:table-cell office:value-type="float" office:value="608" calcext:value-type="float">
                <text:p>608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I-starting-a-fund-Capital-guarantee-No-annual-fees-Profit-sharing</text:p>
              </table:table-cell>
            </table:table-row>
            <table:table-row table:style-name="ro1">
              <table:table-cell office:value-type="float" office:value="609" calcext:value-type="float">
                <text:p>609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Stock-hack-story-5k-capital-to-30k-in-stock-trading</text:p>
              </table:table-cell>
            </table:table-row>
            <table:table-row table:style-name="ro1">
              <table:table-cell office:value-type="float" office:value="610" calcext:value-type="float">
                <text:p>610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My-50-yr-old-jobless-friend-asked-if-he-should-buy-a-bto-hdb-or-keep-his-cpf-money</text:p>
              </table:table-cell>
            </table:table-row>
            <table:table-row table:style-name="ro1">
              <table:table-cell office:value-type="float" office:value="611" calcext:value-type="float">
                <text:p>611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Dependent-protection-scheme-No-chance-to-claim-and-money-all-give-to-them</text:p>
              </table:table-cell>
            </table:table-row>
            <table:table-row table:style-name="ro1">
              <table:table-cell office:value-type="float" office:value="612" calcext:value-type="float">
                <text:p>612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What-happened-when-u-live-in-a-mature-estate-with-a-lot-of-old-people</text:p>
              </table:table-cell>
            </table:table-row>
            <table:table-row table:style-name="ro1">
              <table:table-cell office:value-type="float" office:value="613" calcext:value-type="float">
                <text:p>613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America-got-talent-Winner-raised-and-live-singapore</text:p>
              </table:table-cell>
            </table:table-row>
            <table:table-row table:style-name="ro1">
              <table:table-cell office:value-type="float" office:value="614" calcext:value-type="float">
                <text:p>614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Sharejunction-down</text:p>
              </table:table-cell>
            </table:table-row>
            <table:table-row table:style-name="ro1">
              <table:table-cell office:value-type="float" office:value="615" calcext:value-type="float">
                <text:p>615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If-I-block-ads-on-sgtalk-what-will-happen</text:p>
              </table:table-cell>
            </table:table-row>
            <table:table-row table:style-name="ro1">
              <table:table-cell office:value-type="float" office:value="616" calcext:value-type="float">
                <text:p>616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Is-there-a-age-limit-to-marry-Will-people-laugh-at-those-who-marry-late</text:p>
              </table:table-cell>
            </table:table-row>
            <table:table-row table:style-name="ro1">
              <table:table-cell office:value-type="float" office:value="617" calcext:value-type="float">
                <text:p>617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Dow-at-record-highs-Sti-stocks-can-buy</text:p>
              </table:table-cell>
            </table:table-row>
            <table:table-row table:style-name="ro1">
              <table:table-cell office:value-type="float" office:value="618" calcext:value-type="float">
                <text:p>618</text:p>
              </table:table-cell>
              <table:table-cell office:value-type="string" calcext:value-type="string">
                <text:p><text:s text:c="15"/>stockhacker</text:p>
              </table:table-cell>
              <table:table-cell office:value-type="string" calcext:value-type="string">
                <text:p><text:s/>You-reach-55-year-old-How-do-you-decide-to-withdraw-your-cpf-or-still-keep-in-cpf</text:p>
              </table:table-cell>
            </table:table-row>
          </table:table-row-group>
          <table:table-row table:style-name="ro1">
            <table:table-cell/>
            <table:table-cell table:formula="of:=SUBTOTAL(3;[.$B$691:.$B$704])" office:value-type="float" office:value="14" calcext:value-type="float">
              <text:p>14</text:p>
            </table:table-cell>
            <table:table-cell/>
          </table:table-row>
          <table:table-row-group>
            <table:table-row table:style-name="ro1">
              <table:table-cell office:value-type="float" office:value="619" calcext:value-type="float">
                <text:p>619</text:p>
              </table:table-cell>
              <table:table-cell office:value-type="string" calcext:value-type="string">
                <text:p><text:s text:c="15"/>stocktrader</text:p>
              </table:table-cell>
              <table:table-cell office:value-type="string" calcext:value-type="string">
                <text:p><text:s/>INTERRA-RESOURCES-NEXT-TO-RALLIES-AFTER-REX-FOUND-OIL</text:p>
              </table:table-cell>
            </table:table-row>
            <table:table-row table:style-name="ro1">
              <table:table-cell office:value-type="float" office:value="620" calcext:value-type="float">
                <text:p>620</text:p>
              </table:table-cell>
              <table:table-cell office:value-type="string" calcext:value-type="string">
                <text:p><text:s text:c="15"/>stocktrader</text:p>
              </table:table-cell>
              <table:table-cell office:value-type="string" calcext:value-type="string">
                <text:p><text:s/>NEXT-PENNY-STOCK-TO-CHIONG</text:p>
              </table:table-cell>
            </table:table-row>
          </table:table-row-group>
          <table:table-row table:style-name="ro1">
            <table:table-cell/>
            <table:table-cell table:formula="of:=SUBTOTAL(3;[.$B$706:.$B$707])" office:value-type="float" office:value="2" calcext:value-type="float">
              <text:p>2</text:p>
            </table:table-cell>
            <table:table-cell/>
          </table:table-row>
          <table:table-row-group>
            <table:table-row table:style-name="ro1">
              <table:table-cell office:value-type="float" office:value="621" calcext:value-type="float">
                <text:p>621</text:p>
              </table:table-cell>
              <table:table-cell office:value-type="string" calcext:value-type="string">
                <text:p><text:s text:c="14"/>chartist-kao</text:p>
              </table:table-cell>
              <table:table-cell office:value-type="string" calcext:value-type="string">
                <text:p><text:s/>%E6%9C%89%E5%AE%8C%E6%B2%A1%E7%8E%A9%EF%BC%81</text:p>
              </table:table-cell>
            </table:table-row>
            <table:table-row table:style-name="ro1">
              <table:table-cell office:value-type="float" office:value="622" calcext:value-type="float">
                <text:p>622</text:p>
              </table:table-cell>
              <table:table-cell office:value-type="string" calcext:value-type="string">
                <text:p><text:s text:c="14"/>chartist-kao</text:p>
              </table:table-cell>
              <table:table-cell office:value-type="string" calcext:value-type="string">
                <text:p><text:s/>The-2018-s-market-outlook</text:p>
              </table:table-cell>
            </table:table-row>
            <table:table-row table:style-name="ro1">
              <table:table-cell office:value-type="float" office:value="623" calcext:value-type="float">
                <text:p>623</text:p>
              </table:table-cell>
              <table:table-cell office:value-type="string" calcext:value-type="string">
                <text:p><text:s text:c="14"/>chartist-kao</text:p>
              </table:table-cell>
              <table:table-cell office:value-type="string" calcext:value-type="string">
                <text:p><text:s/>%E8%82%A1%E7%A5%A8%E8%BF%9B%E5%85%A5%E7%99%AB%E7%8B%82%E7%8A%B6%E6%80%81%E4%BA%86%E5%90%97%EF%BC%9F</text:p>
              </table:table-cell>
            </table:table-row>
          </table:table-row-group>
          <table:table-row table:style-name="ro1">
            <table:table-cell/>
            <table:table-cell table:formula="of:=SUBTOTAL(3;[.$B$709:.$B$711])" office:value-type="float" office:value="3" calcext:value-type="float">
              <text:p>3</text:p>
            </table:table-cell>
            <table:table-cell/>
          </table:table-row>
          <table:table-row-group>
            <table:table-row table:style-name="ro1">
              <table:table-cell office:value-type="float" office:value="624" calcext:value-type="float">
                <text:p>624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Uber-grab-merger-tio-fine-NTUC-makan-kopitiam-how-come-competition-watchdog-quiet</text:p>
              </table:table-cell>
            </table:table-row>
            <table:table-row table:style-name="ro1">
              <table:table-cell office:value-type="float" office:value="625" calcext:value-type="float">
                <text:p>625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Al-Pacino-78-star-of-godfather-movies-has-new-gf-who-is-only-39</text:p>
              </table:table-cell>
            </table:table-row>
            <table:table-row table:style-name="ro1">
              <table:table-cell office:value-type="float" office:value="626" calcext:value-type="float">
                <text:p>626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ITE-student-finding-difficulties-to-enter-Polytechnic-Education</text:p>
              </table:table-cell>
            </table:table-row>
            <table:table-row table:style-name="ro1">
              <table:table-cell office:value-type="float" office:value="627" calcext:value-type="float">
                <text:p>627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Police-probe-Instagram-post-that-advocated-terror</text:p>
              </table:table-cell>
            </table:table-row>
            <table:table-row table:style-name="ro1">
              <table:table-cell office:value-type="float" office:value="628" calcext:value-type="float">
                <text:p>628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Meet-Henry-yeung-alleged-NUS-professor-driving-maserati-in-recent-road-rage</text:p>
              </table:table-cell>
            </table:table-row>
            <table:table-row table:style-name="ro1">
              <table:table-cell office:value-type="float" office:value="629" calcext:value-type="float">
                <text:p>629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New-SG-app-to-do-deliveries-Errands-Fox</text:p>
              </table:table-cell>
            </table:table-row>
            <table:table-row table:style-name="ro1">
              <table:table-cell office:value-type="float" office:value="630" calcext:value-type="float">
                <text:p>630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Article-reveals-all-%E2%80%98I-own-you-You%E2%80%99re-my-bitch%E2%80%99-Jho-Low%E2%80%99s-Hollywood-power-play</text:p>
              </table:table-cell>
            </table:table-row>
            <table:table-row table:style-name="ro1">
              <table:table-cell office:value-type="float" office:value="631" calcext:value-type="float">
                <text:p>631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Aston-Martin-Seeks-Ferrari-Like-6-7-Billion-Valuation-in-IPO</text:p>
              </table:table-cell>
            </table:table-row>
            <table:table-row table:style-name="ro1">
              <table:table-cell office:value-type="float" office:value="632" calcext:value-type="float">
                <text:p>632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Trump-so-poor-thing-says-he-does-not-have-attorney-general</text:p>
              </table:table-cell>
            </table:table-row>
            <table:table-row table:style-name="ro1">
              <table:table-cell office:value-type="float" office:value="633" calcext:value-type="float">
                <text:p>633</text:p>
              </table:table-cell>
              <table:table-cell office:value-type="string" calcext:value-type="string">
                <text:p><text:s text:c="14"/>pinkypanther</text:p>
              </table:table-cell>
              <table:table-cell office:value-type="string" calcext:value-type="string">
                <text:p><text:s/>Shinzo-Abe-wins-again-on-track-to-become-Japan-s-longest-PM</text:p>
              </table:table-cell>
            </table:table-row>
          </table:table-row-group>
          <table:table-row table:style-name="ro1">
            <table:table-cell/>
            <table:table-cell table:formula="of:=SUBTOTAL(3;[.$B$713:.$B$722])" office:value-type="float" office:value="10" calcext:value-type="float">
              <text:p>10</text:p>
            </table:table-cell>
            <table:table-cell/>
          </table:table-row>
          <table:table-row-group>
            <table:table-row table:style-name="ro1">
              <table:table-cell office:value-type="float" office:value="634" calcext:value-type="float">
                <text:p>634</text:p>
              </table:table-cell>
              <table:table-cell office:value-type="string" calcext:value-type="string">
                <text:p><text:s text:c="14"/>SotongOngTee</text:p>
              </table:table-cell>
              <table:table-cell office:value-type="string" calcext:value-type="string">
                <text:p><text:s/>P20-Pro-or-FindX</text:p>
              </table:table-cell>
            </table:table-row>
          </table:table-row-group>
          <table:table-row table:style-name="ro1">
            <table:table-cell/>
            <table:table-cell table:formula="of:=SUBTOTAL(3;[.$B$724:.$B$724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35" calcext:value-type="float">
                <text:p>635</text:p>
              </table:table-cell>
              <table:table-cell office:value-type="string" calcext:value-type="string">
                <text:p><text:s text:c="14"/>ZhuMingQiang</text:p>
              </table:table-cell>
              <table:table-cell office:value-type="string" calcext:value-type="string">
                <text:p><text:s/>%E5%85%AB%E6%9C%88%E5%8D%81%E4%BA%94%E6%97%A5</text:p>
              </table:table-cell>
            </table:table-row>
          </table:table-row-group>
          <table:table-row table:style-name="ro1">
            <table:table-cell/>
            <table:table-cell table:formula="of:=SUBTOTAL(3;[.$B$726:.$B$726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36" calcext:value-type="float">
                <text:p>636</text:p>
              </table:table-cell>
              <table:table-cell office:value-type="string" calcext:value-type="string">
                <text:p><text:s text:c="13"/>valueinvestor</text:p>
              </table:table-cell>
              <table:table-cell office:value-type="string" calcext:value-type="string">
                <text:p><text:s/>The-climate-of-fear-in-Singapore-for-speaking-up</text:p>
              </table:table-cell>
            </table:table-row>
          </table:table-row-group>
          <table:table-row table:style-name="ro1">
            <table:table-cell/>
            <table:table-cell table:formula="of:=SUBTOTAL(3;[.$B$728:.$B$728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37" calcext:value-type="float">
                <text:p>637</text:p>
              </table:table-cell>
              <table:table-cell office:value-type="string" calcext:value-type="string">
                <text:p><text:s text:c="12"/>WhatDoYouThink</text:p>
              </table:table-cell>
              <table:table-cell office:value-type="string" calcext:value-type="string">
                <text:p><text:s/>%E5%A5%BD%E6%96%87%E5%85%B1%E8%B5%8F</text:p>
              </table:table-cell>
            </table:table-row>
          </table:table-row-group>
          <table:table-row table:style-name="ro1">
            <table:table-cell/>
            <table:table-cell table:formula="of:=SUBTOTAL(3;[.$B$730:.$B$730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38" calcext:value-type="float">
                <text:p>638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Starhub-going-up-soon</text:p>
              </table:table-cell>
            </table:table-row>
            <table:table-row table:style-name="ro1">
              <table:table-cell office:value-type="float" office:value="639" calcext:value-type="float">
                <text:p>639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Message-to-PAP-MP-Seah-Kian-Peng</text:p>
              </table:table-cell>
            </table:table-row>
            <table:table-row table:style-name="ro1">
              <table:table-cell office:value-type="float" office:value="640" calcext:value-type="float">
                <text:p>640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%E6%9D%8E%E6%98%BE%E9%BE%99%E5%89%8D%E5%A6%BB%E9%BB%84%E5%90%8D%E6%89%AC%E6%98%AF%E6%80%8E%E4%B9%88%E6%AD%BB%E7%9A%84-%E6%9D%8E%E6%98%BE%E9%BE%99%E5%96%9C%E6%AC%A2%E9%BB%84%E5%90%8D%E6%89%AC%E5%90%97</text:p>
              </table:table-cell>
            </table:table-row>
            <table:table-row table:style-name="ro1">
              <table:table-cell office:value-type="float" office:value="641" calcext:value-type="float">
                <text:p>641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%E4%B8%BA%E4%BB%80%E4%B9%88%E6%96%B0%E5%8A%A0%E5%9D%A1%E8%BF%99%E4%B9%88%E5%A4%9A%E8%80%81%E4%BA%BA%E5%B7%A5%E4%BD%9C%EF%BC%9F</text:p>
              </table:table-cell>
            </table:table-row>
            <table:table-row table:style-name="ro1">
              <table:table-cell office:value-type="float" office:value="642" calcext:value-type="float">
                <text:p>642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Mandy-liu-massage-shop</text:p>
              </table:table-cell>
            </table:table-row>
            <table:table-row table:style-name="ro1">
              <table:table-cell office:value-type="float" office:value="643" calcext:value-type="float">
                <text:p>643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Mdm-ho-lost-1-2b-buying-bayer</text:p>
              </table:table-cell>
            </table:table-row>
            <table:table-row table:style-name="ro1">
              <table:table-cell office:value-type="float" office:value="644" calcext:value-type="float">
                <text:p>644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China-cockroach-factory</text:p>
              </table:table-cell>
            </table:table-row>
            <table:table-row table:style-name="ro1">
              <table:table-cell office:value-type="float" office:value="645" calcext:value-type="float">
                <text:p>645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Singapore-After-Dark-The-Man-Who-Eats-For-Free</text:p>
              </table:table-cell>
            </table:table-row>
            <table:table-row table:style-name="ro1">
              <table:table-cell office:value-type="float" office:value="646" calcext:value-type="float">
                <text:p>646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Singapore-is-suffering-from-stage-3-cancer</text:p>
              </table:table-cell>
            </table:table-row>
            <table:table-row table:style-name="ro1">
              <table:table-cell office:value-type="float" office:value="647" calcext:value-type="float">
                <text:p>647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Many-ET-motherships-come-to-earth-to-watch-the-show</text:p>
              </table:table-cell>
            </table:table-row>
            <table:table-row table:style-name="ro1">
              <table:table-cell office:value-type="float" office:value="648" calcext:value-type="float">
                <text:p>648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Why-I-REGRET-Buying-Property-in-CHINA--651741</text:p>
              </table:table-cell>
            </table:table-row>
            <table:table-row table:style-name="ro1">
              <table:table-cell office:value-type="float" office:value="649" calcext:value-type="float">
                <text:p>649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Vietnam-Street-Scenes-2017-Saigon-Vlog-189</text:p>
              </table:table-cell>
            </table:table-row>
            <table:table-row table:style-name="ro1">
              <table:table-cell office:value-type="float" office:value="650" calcext:value-type="float">
                <text:p>650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My-TV-screen-getting-smaller</text:p>
              </table:table-cell>
            </table:table-row>
            <table:table-row table:style-name="ro1">
              <table:table-cell office:value-type="float" office:value="651" calcext:value-type="float">
                <text:p>651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Mediocre-Ministers</text:p>
              </table:table-cell>
            </table:table-row>
            <table:table-row table:style-name="ro1">
              <table:table-cell office:value-type="float" office:value="652" calcext:value-type="float">
                <text:p>652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Lim-Tean-Unleashed-Ep3-What-do-the-PAP-HDB-have-in-Common</text:p>
              </table:table-cell>
            </table:table-row>
            <table:table-row table:style-name="ro1">
              <table:table-cell office:value-type="float" office:value="653" calcext:value-type="float">
                <text:p>653</text:p>
              </table:table-cell>
              <table:table-cell office:value-type="string" calcext:value-type="string">
                <text:p><text:s text:c="11"/>singaporean1964</text:p>
              </table:table-cell>
              <table:table-cell office:value-type="string" calcext:value-type="string">
                <text:p><text:s/>Casanova-heng-ah-philip-securities-recomends-genting</text:p>
              </table:table-cell>
            </table:table-row>
          </table:table-row-group>
          <table:table-row table:style-name="ro1">
            <table:table-cell/>
            <table:table-cell table:formula="of:=SUBTOTAL(3;[.$B$732:.$B$747])" office:value-type="float" office:value="16" calcext:value-type="float">
              <text:p>16</text:p>
            </table:table-cell>
            <table:table-cell/>
          </table:table-row>
          <table:table-row-group>
            <table:table-row table:style-name="ro1">
              <table:table-cell office:value-type="float" office:value="654" calcext:value-type="float">
                <text:p>654</text:p>
              </table:table-cell>
              <table:table-cell office:value-type="string" calcext:value-type="string">
                <text:p><text:s text:c="10"/>wallstreetraider</text:p>
              </table:table-cell>
              <table:table-cell office:value-type="string" calcext:value-type="string">
                <text:p><text:s/>Be-Careful-PM-Lee-Kena-Scammed-By-BitCoin-To-Invest-100-00</text:p>
              </table:table-cell>
            </table:table-row>
          </table:table-row-group>
          <table:table-row table:style-name="ro1">
            <table:table-cell/>
            <table:table-cell table:formula="of:=SUBTOTAL(3;[.$B$749:.$B$749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55" calcext:value-type="float">
                <text:p>655</text:p>
              </table:table-cell>
              <table:table-cell office:value-type="string" calcext:value-type="string">
                <text:p><text:s text:c="9"/>SIngaporeproperty</text:p>
              </table:table-cell>
              <table:table-cell office:value-type="string" calcext:value-type="string">
                <text:p><text:s/>Jadescape</text:p>
              </table:table-cell>
            </table:table-row>
          </table:table-row-group>
          <table:table-row table:style-name="ro1">
            <table:table-cell/>
            <table:table-cell table:formula="of:=SUBTOTAL(3;[.$B$751:.$B$751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56" calcext:value-type="float">
                <text:p>656</text:p>
              </table:table-cell>
              <table:table-cell office:value-type="string" calcext:value-type="string">
                <text:p><text:s text:c="8"/>alleggsinonebasket</text:p>
              </table:table-cell>
              <table:table-cell office:value-type="string" calcext:value-type="string">
                <text:p><text:s/>China-to-trigger-WORLD-FINANCIAL-MELTDOWN-Shanghai-stocks-tumble-to-18m-mth-low</text:p>
              </table:table-cell>
            </table:table-row>
          </table:table-row-group>
          <table:table-row table:style-name="ro1">
            <table:table-cell/>
            <table:table-cell table:formula="of:=SUBTOTAL(3;[.$B$753:.$B$753])" office:value-type="float" office:value="1" calcext:value-type="float">
              <text:p>1</text:p>
            </table:table-cell>
            <table:table-cell/>
          </table:table-row>
          <table:table-row-group>
            <table:table-row table:style-name="ro1">
              <table:table-cell office:value-type="float" office:value="657" calcext:value-type="float">
                <text:p>657</text:p>
              </table:table-cell>
              <table:table-cell office:value-type="string" calcext:value-type="string">
                <text:p><text:s text:c="8"/>Napoleon-BohLumPar</text:p>
              </table:table-cell>
              <table:table-cell office:value-type="string" calcext:value-type="string">
                <text:p><text:s/>Ah-Chan-The-Village-Idiot-The-Next-PM</text:p>
              </table:table-cell>
            </table:table-row>
            <table:table-row table:style-name="ro1">
              <table:table-cell office:value-type="float" office:value="658" calcext:value-type="float">
                <text:p>658</text:p>
              </table:table-cell>
              <table:table-cell office:value-type="string" calcext:value-type="string">
                <text:p><text:s text:c="8"/>Napoleon-BohLumPar</text:p>
              </table:table-cell>
              <table:table-cell office:value-type="string" calcext:value-type="string">
                <text:p><text:s/>Europe-vs-Religion-Of-PI</text:p>
              </table:table-cell>
            </table:table-row>
            <table:table-row table:style-name="ro1">
              <table:table-cell office:value-type="float" office:value="659" calcext:value-type="float">
                <text:p>659</text:p>
              </table:table-cell>
              <table:table-cell office:value-type="string" calcext:value-type="string">
                <text:p><text:s text:c="8"/>Napoleon-BohLumPar</text:p>
              </table:table-cell>
              <table:table-cell office:value-type="string" calcext:value-type="string">
                <text:p><text:s/>How-To-Heal-Tendonitis-With-Stretching</text:p>
              </table:table-cell>
            </table:table-row>
            <table:table-row table:style-name="ro1">
              <table:table-cell office:value-type="float" office:value="660" calcext:value-type="float">
                <text:p>660</text:p>
              </table:table-cell>
              <table:table-cell office:value-type="string" calcext:value-type="string">
                <text:p><text:s text:c="8"/>Napoleon-BohLumPar</text:p>
              </table:table-cell>
              <table:table-cell office:value-type="string" calcext:value-type="string">
                <text:p><text:s/>How-To-Reduce-Inflammation-In-Joints</text:p>
              </table:table-cell>
            </table:table-row>
          </table:table-row-group>
        </table:table-row-group>
        <table:table-row table:style-name="ro1">
          <table:table-cell/>
          <table:table-cell table:formula="of:=SUBTOTAL(3;[.$B$755:.$B$758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SUBTOTAL(3;[.$B$2:.$B$758])" office:value-type="float" office:value="660" calcext:value-type="float">
            <text:p>660</text:p>
          </table:table-cell>
          <table:table-cell/>
        </table:table-row>
      </table:table>
      <table:named-expressions/>
      <table:database-ranges>
        <table:database-range table:name="__Anonymous_DB__1" table:target-range-address="sgtalk.B1:sgtalk.C760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1" table:function="countnums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23:32:31.427837534</dc:date>
    <meta:editing-duration>PT7M46S</meta:editing-duration>
    <meta:editing-cycles>1</meta:editing-cycles>
    <meta:document-statistic meta:table-count="2" meta:cell-count="2743" meta:object-count="0"/>
    <meta:generator>LibreOffice/6.0.6.2$Linux_X86_64 LibreOffice_project/00m0$Build-2</meta:generator>
  </office:meta>
</office:document-meta>
</file>